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64in"/>
    </style:style>
    <style:style style:name="co2" style:family="table-column">
      <style:table-column-properties fo:break-before="auto" style:column-width="0.4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0"/>
        <table:table-column table:style-name="co3" table:number-columns-repeated="4" table:default-cell-style-name="Default"/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HOUSING UNIT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URBAN AND RURAL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OCCUPANCY STATU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TENUR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VACANCY STATU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RACE OF HOUSEHOLDER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HISPANIC OR LATINO ORIGIN OF HOUSEHOLDER BY RACE OF HOUSEHOLDER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TOTAL RACES TALLIED FOR HOUSEHOLDER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HISPANIC OR LATINO ORIGIN OF HOUSEHOLDERS BY TOTAL RACES TALLIED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TOTAL POPULATION IN OCCUPIED HOUSING UNIT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OTAL POPULATION IN OCCUPIED HOUSING UNITS BY TENUR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AVERAGE HOUSEHOLD SIZE OF OCCUPIED HOUSING UNITS BY TENUR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HOUSEHOLD SIZE</text:p>
          </table:table-cell>
          <table:table-cell table:style-name="ce9"/>
          <table:table-cell table:style-name="Default"/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TENURE BY RACE OF HOUSEHOLDER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TENURE BY HISPANIC OR LATINO ORIGIN OF HOUSEHOLDER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TENURE BY HOUSEHOLD SIZ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TENURE BY AGE OF HOUSEHOLDER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TENURE BY HOUSEHOLD TYPE BY AGE OF HOUSEHOLDER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TENURE BY PRESENCE OF PEOPLE UNDER 18 YEARS (EXCLUDING HOUSEHOLDERS, SPOUSES, AND UNMARRIED PARTNERS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OCCUPIED HOUSING UNITS SUBSTITUTED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ALLOCATION OF VACANCY STATU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ALLOCATION OF TENUR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1A</text:p>
          </table:table-cell>
          <table:table-cell table:style-name="ce11" office:value-type="string" calcext:value-type="string">
            <text:p>TOTAL POPULATION IN OCCUPIED HOUSING UNITS BY TENURE (WHIT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1B</text:p>
          </table:table-cell>
          <table:table-cell table:style-name="ce11" office:value-type="string" calcext:value-type="string">
            <text:p>TOTAL POPULATION IN OCCUPIED HOUSING UNITS BY TENURE (BLACK OR AFRICAN AMERIC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1C</text:p>
          </table:table-cell>
          <table:table-cell table:style-name="ce11" office:value-type="string" calcext:value-type="string">
            <text:p>TOTAL POPULATION IN OCCUPIED HOUSING UNITS BY TENURE (AMERICAN INDIAN AND ALASKA NATIV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1D</text:p>
          </table:table-cell>
          <table:table-cell table:style-name="ce11" office:value-type="string" calcext:value-type="string">
            <text:p>TOTAL POPULATION IN OCCUPIED HOUSING UNITS BY TENURE (ASI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1E</text:p>
          </table:table-cell>
          <table:table-cell table:style-name="ce11" office:value-type="string" calcext:value-type="string">
            <text:p>TOTAL POPULATION IN OCCUPIED HOUSING UNITS BY TENURE (NATIVE HAWAIIAN AND OTHER PACIFIC ISLANDER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1F</text:p>
          </table:table-cell>
          <table:table-cell table:style-name="ce11" office:value-type="string" calcext:value-type="string">
            <text:p>TOTAL POPULATION IN OCCUPIED HOUSING UNITS BY TENURE (SOME OTHER RAC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1G</text:p>
          </table:table-cell>
          <table:table-cell table:style-name="ce11" office:value-type="string" calcext:value-type="string">
            <text:p>TOTAL POPULATION IN OCCUPIED HOUSING UNITS BY TENURE (TWO OR MORE RACES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1H</text:p>
          </table:table-cell>
          <table:table-cell table:style-name="ce11" office:value-type="string" calcext:value-type="string">
            <text:p>TOTAL POPULATION IN OCCUPIED HOUSING UNITS BY TENURE (HISPANIC OR LATINO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1I</text:p>
          </table:table-cell>
          <table:table-cell table:style-name="ce11" office:value-type="string" calcext:value-type="string">
            <text:p>TOTAL POPULATION IN OCCUPIED HOUSING UNITS BY TENURE (WHITE ALONE, NOT HISPANIC OR LATINO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2A</text:p>
          </table:table-cell>
          <table:table-cell table:style-name="ce11" office:value-type="string" calcext:value-type="string">
            <text:p>AVERAGE HOUSEHOLD SIZE OF OCCUPIED HOUSING UNITS BY TENURE (WHIT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2B</text:p>
          </table:table-cell>
          <table:table-cell table:style-name="ce11" office:value-type="string" calcext:value-type="string">
            <text:p>AVERAGE HOUSEHOLD SIZE OF OCCUPIED HOUSING UNITS BY TENURE (BLACK OR AFRICAN AMERIC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2C</text:p>
          </table:table-cell>
          <table:table-cell table:style-name="ce11" office:value-type="string" calcext:value-type="string">
            <text:p>AVERAGE HOUSEHOLD SIZE OF OCCUPIED HOUSING UNITS BY TENURE (AMERICAN INDIAN AND ALASKA NATIV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2D</text:p>
          </table:table-cell>
          <table:table-cell table:style-name="ce11" office:value-type="string" calcext:value-type="string">
            <text:p>AVERAGE HOUSEHOLD SIZE OF OCCUPIED HOUSING UNITS BY TENURE (ASI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2E</text:p>
          </table:table-cell>
          <table:table-cell table:style-name="ce11" office:value-type="string" calcext:value-type="string">
            <text:p>AVERAGE HOUSEHOLD SIZE OF OCCUPIED HOUSING UNITS BY TENURE (NATIVE HAWAIIAN AND OTHER PACIFIC ISLANDER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2F</text:p>
          </table:table-cell>
          <table:table-cell table:style-name="ce11" office:value-type="string" calcext:value-type="string">
            <text:p>AVERAGE HOUSEHOLD SIZE OF OCCUPIED HOUSING UNITS BY TENURE (SOME OTHER RAC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2G</text:p>
          </table:table-cell>
          <table:table-cell table:style-name="ce11" office:value-type="string" calcext:value-type="string">
            <text:p>AVERAGE HOUSEHOLD SIZE OF OCCUPIED HOUSING UNITS BY TENURE (TWO OR MORE RACES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2H</text:p>
          </table:table-cell>
          <table:table-cell table:style-name="ce11" office:value-type="string" calcext:value-type="string">
            <text:p>AVERAGE HOUSEHOLD SIZE OF OCCUPIED HOUSING UNITS BY TENURE (HISPANIC OR LATINO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2I</text:p>
          </table:table-cell>
          <table:table-cell table:style-name="ce11" office:value-type="string" calcext:value-type="string">
            <text:p>AVERAGE HOUSEHOLD SIZE OF OCCUPIED HOUSING UNITS BY TENURE (WHITE ALONE, NOT HISPANIC OR LATINO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6A</text:p>
          </table:table-cell>
          <table:table-cell table:style-name="ce11" office:value-type="string" calcext:value-type="string">
            <text:p>TENURE BY HOUSEHOLD SIZE (WHIT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6B</text:p>
          </table:table-cell>
          <table:table-cell table:style-name="ce11" office:value-type="string" calcext:value-type="string">
            <text:p>TENURE BY HOUSEHOLD SIZE (BLACK OR AFRICAN AMERIC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6C</text:p>
          </table:table-cell>
          <table:table-cell table:style-name="ce11" office:value-type="string" calcext:value-type="string">
            <text:p>TENURE BY HOUSEHOLD SIZE (AMERICAN INDIAN AND ALASKA NATIV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6D</text:p>
          </table:table-cell>
          <table:table-cell table:style-name="ce11" office:value-type="string" calcext:value-type="string">
            <text:p>TENURE BY HOUSEHOLD SIZE (ASI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6E</text:p>
          </table:table-cell>
          <table:table-cell table:style-name="ce11" office:value-type="string" calcext:value-type="string">
            <text:p>TENURE BY HOUSEHOLD SIZE (NATIVE HAWAIIAN AND OTHER PACIFIC ISLANDER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6F</text:p>
          </table:table-cell>
          <table:table-cell table:style-name="ce11" office:value-type="string" calcext:value-type="string">
            <text:p>TENURE BY HOUSEHOLD SIZE (SOME OTHER RAC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6G</text:p>
          </table:table-cell>
          <table:table-cell table:style-name="ce11" office:value-type="string" calcext:value-type="string">
            <text:p>TENURE BY HOUSEHOLD SIZE (TWO OR MORE RACES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6H</text:p>
          </table:table-cell>
          <table:table-cell table:style-name="ce11" office:value-type="string" calcext:value-type="string">
            <text:p>TENURE BY HOUSEHOLD SIZE (HISPANIC OR LATINO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6I</text:p>
          </table:table-cell>
          <table:table-cell table:style-name="ce11" office:value-type="string" calcext:value-type="string">
            <text:p>TENURE BY HOUSEHOLD SIZE (WHITE ALONE, NOT HISPANIC OR LATINO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7A</text:p>
          </table:table-cell>
          <table:table-cell table:style-name="ce11" office:value-type="string" calcext:value-type="string">
            <text:p>TENURE BY AGE OF HOUSEHOLDER (WHIT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7B</text:p>
          </table:table-cell>
          <table:table-cell table:style-name="ce11" office:value-type="string" calcext:value-type="string">
            <text:p>TENURE BY AGE OF HOUSEHOLDER (BLACK OR AFRICAN AMERIC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7C</text:p>
          </table:table-cell>
          <table:table-cell table:style-name="ce11" office:value-type="string" calcext:value-type="string">
            <text:p>TENURE BY AGE OF HOUSEHOLDER (AMERICAN INDIAN AND ALASKA NATIV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7D</text:p>
          </table:table-cell>
          <table:table-cell table:style-name="ce11" office:value-type="string" calcext:value-type="string">
            <text:p>TENURE BY AGE OF HOUSEHOLDER (ASI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7E</text:p>
          </table:table-cell>
          <table:table-cell table:style-name="ce11" office:value-type="string" calcext:value-type="string">
            <text:p>TENURE BY AGE OF HOUSEHOLDER (NATIVE HAWAIIAN AND OTHER PACIFIC ISLANDER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7F</text:p>
          </table:table-cell>
          <table:table-cell table:style-name="ce11" office:value-type="string" calcext:value-type="string">
            <text:p>TENURE BY AGE OF HOUSEHOLDER (SOME OTHER RAC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7G</text:p>
          </table:table-cell>
          <table:table-cell table:style-name="ce11" office:value-type="string" calcext:value-type="string">
            <text:p>TENURE BY AGE OF HOUSEHOLDER (TWO OR MORE RACES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7H</text:p>
          </table:table-cell>
          <table:table-cell table:style-name="ce11" office:value-type="string" calcext:value-type="string">
            <text:p>TENURE BY AGE OF HOUSEHOLDER (HISPANIC OR LATINO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10" office:value-type="string" calcext:value-type="string">
            <text:p>17I</text:p>
          </table:table-cell>
          <table:table-cell table:style-name="ce11" office:value-type="string" calcext:value-type="string">
            <text:p>TENURE BY AGE OF HOUSEHOLDER (WHITE ALONE HOUSEHOLDER, NOT HISPANIC OR LATINO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CT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TENURE BY HISPANIC OR LATINO ORIGIN OF HOUSEHOLDER BY RACE OF HOUSEHOLDER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CT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TENURE BY PRESENCE AND AGE OF OWN CHILDREN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CT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TENURE BY PRESENCE AND AGE OF RELATED CHILDREN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CT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TENURE BY PRESENCE AND AGE OF PEOPLE UNDER 18 YEARS BY HOUSEHOLD TYPE (EXCLUDING HOUSEHOLDERS, SPOUSES, AND UNMARRIED PARTNERS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TOTAL POPULATION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URBAN AND RURAL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RAC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HISPANIC OR LATINO ORIGIN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HISPANIC OR LATINO ORIGIN BY RAC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RACE (TOTAL RACES TALLIED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HISPANIC OR LATINO ORIGIN BY RACE (TOTAL RACES TALLIED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RAC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HISPANIC OR LATINO, AND NOT HISPANIC OR LATINO BY RAC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RACE FOR THE POPULATION 18 YEARS AND OVER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HISPANIC OR LATINO, AND NOT HISPANIC OR LATINO BY RACE FOR THE POPULATION 18 YEARS AND OVER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EX BY AG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MEDIAN AGE BY SEX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SEX BY AGE FOR THE POPULATION UNDER 20 YEAR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HISPANIC OR LATINO ORIGIN OF HOUSEHOLDER BY RACE OF HOUSEHOLDER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POPULATION IN HOUSEHOLDS BY AG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AVERAGE HOUSEHOLD SIZE BY AG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HOUSEHOLD TYP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HOUSEHOLD SIZE BY HOUSEHOLD TYPE BY PRESENCE OF OWN CHILDREN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HOUSEHOLDS BY PRESENCE OF PEOPLE UNDER 18 YEARS BY HOUSEHOLD TYPE BY AGE OF PEOPLE UNDER 18 YEAR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HOUSEHOLDS BY AGE OF HOUSEHOLDER BY HOUSEHOLD TYPE BY PRESENCE OF RELATED CHILDREN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HOUSEHOLD TYPE BY AGE OF HOUSEHOLDER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HOUSEHOLDS BY PRESENCE OF PEOPLE 60 YEARS AND OVER BY HOUSEHOLD TYP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HOUSEHOLDS BY PRESENCE OF PEOPLE 60 YEARS AND OVER, HOUSEHOLD SIZE, AND HOUSEHOLD TYP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HOUSEHOLDS BY PRESENCE OF PEOPLE 65 YEARS AND OVER, HOUSEHOLD SIZE, AND HOUSEHOLD TYP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HOUSEHOLDS BY PRESENCE OF PEOPLE 75 YEARS AND OVER, HOUSEHOLD SIZE, AND HOUSEHOLD TYP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27" calcext:value-type="float">
            <text:p>27</text:p>
          </table:table-cell>
          <table:table-cell table:style-name="ce11" office:value-type="string" calcext:value-type="string">
            <text:p>HOUSEHOLDS BY PRESENCE OF NONRELATIVE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28" calcext:value-type="float">
            <text:p>28</text:p>
          </table:table-cell>
          <table:table-cell table:style-name="ce11" office:value-type="string" calcext:value-type="string">
            <text:p>HOUSEHOLD TYPE BY HOUSEHOLD SIZ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29" calcext:value-type="float">
            <text:p>29</text:p>
          </table:table-cell>
          <table:table-cell table:style-name="ce11" office:value-type="string" calcext:value-type="string">
            <text:p>HOUSEHOLD TYPE BY RELATIONSHIP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30" calcext:value-type="float">
            <text:p>30</text:p>
          </table:table-cell>
          <table:table-cell table:style-name="ce11" office:value-type="string" calcext:value-type="string">
            <text:p>HOUSEHOLD TYPE FOR THE POPULATION IN HOUSEHOLD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31" calcext:value-type="float">
            <text:p>31</text:p>
          </table:table-cell>
          <table:table-cell table:style-name="ce11" office:value-type="string" calcext:value-type="string">
            <text:p>HOUSEHOLD TYPE BY RELATIONSHIP FOR THE POPULATION UNDER 18 YEAR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32" calcext:value-type="float">
            <text:p>32</text:p>
          </table:table-cell>
          <table:table-cell table:style-name="ce11" office:value-type="string" calcext:value-type="string">
            <text:p>HOUSEHOLD TYPE BY RELATIONSHIP BY AGE FOR THE POPULATION UNDER 18 YEAR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33" calcext:value-type="float">
            <text:p>33</text:p>
          </table:table-cell>
          <table:table-cell table:style-name="ce11" office:value-type="string" calcext:value-type="string">
            <text:p>HOUSEHOLD TYPE FOR THE POPULATION UNDER 18 YEARS IN HOUSEHOLDS (EXCLUDING HOUSEHOLDERS, SPOUSES, AND UNMARRIED PARTNERS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34" calcext:value-type="float">
            <text:p>34</text:p>
          </table:table-cell>
          <table:table-cell table:style-name="ce11" office:value-type="string" calcext:value-type="string">
            <text:p>HOUSEHOLD TYPE BY RELATIONSHIP FOR THE POPULATION 65 YEARS AND OVER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35" calcext:value-type="float">
            <text:p>35</text:p>
          </table:table-cell>
          <table:table-cell table:style-name="ce11" office:value-type="string" calcext:value-type="string">
            <text:p>FAMILIE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36" calcext:value-type="float">
            <text:p>36</text:p>
          </table:table-cell>
          <table:table-cell table:style-name="ce11" office:value-type="string" calcext:value-type="string">
            <text:p>POPULATION IN FAMILIES BY AG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37" calcext:value-type="float">
            <text:p>37</text:p>
          </table:table-cell>
          <table:table-cell table:style-name="ce11" office:value-type="string" calcext:value-type="string">
            <text:p>AVERAGE FAMILY SIZE BY AG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38" calcext:value-type="float">
            <text:p>38</text:p>
          </table:table-cell>
          <table:table-cell table:style-name="ce11" office:value-type="string" calcext:value-type="string">
            <text:p>FAMILY TYPE BY PRESENCE AND AGE OF OWN CHILDREN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39" calcext:value-type="float">
            <text:p>39</text:p>
          </table:table-cell>
          <table:table-cell table:style-name="ce11" office:value-type="string" calcext:value-type="string">
            <text:p>FAMILY TYPE BY PRESENCE AND AGE OF RELATED CHILDREN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40" calcext:value-type="float">
            <text:p>40</text:p>
          </table:table-cell>
          <table:table-cell table:style-name="ce11" office:value-type="string" calcext:value-type="string">
            <text:p>FAMILY TYPE AND AGE FOR OWN CHILDREN UNDER 18 YEAR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41" calcext:value-type="float">
            <text:p>41</text:p>
          </table:table-cell>
          <table:table-cell table:style-name="ce11" office:value-type="string" calcext:value-type="string">
            <text:p>AGE OF GRANDCHILDREN UNDER 18 YEARS LIVING WITH A GRANDPARENT HOUSEHOLDER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42" calcext:value-type="float">
            <text:p>42</text:p>
          </table:table-cell>
          <table:table-cell table:style-name="ce11" office:value-type="string" calcext:value-type="string">
            <text:p>GROUP QUARTERS POPULATION BY GROUP QUARTERS TYP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43" calcext:value-type="float">
            <text:p>43</text:p>
          </table:table-cell>
          <table:table-cell table:style-name="ce11" office:value-type="string" calcext:value-type="string">
            <text:p>GROUP QUARTERS POPULATION BY SEX BY AGE BY GROUP QUARTERS TYP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44" calcext:value-type="float">
            <text:p>44</text:p>
          </table:table-cell>
          <table:table-cell table:style-name="ce11" office:value-type="string" calcext:value-type="string">
            <text:p>POPULATION SUBSTITUTED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45" calcext:value-type="float">
            <text:p>45</text:p>
          </table:table-cell>
          <table:table-cell table:style-name="ce11" office:value-type="string" calcext:value-type="string">
            <text:p>ALLOCATION OF POPULATION ITEM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46" calcext:value-type="float">
            <text:p>46</text:p>
          </table:table-cell>
          <table:table-cell table:style-name="ce11" office:value-type="string" calcext:value-type="string">
            <text:p>ALLOCATION OF RAC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47" calcext:value-type="float">
            <text:p>47</text:p>
          </table:table-cell>
          <table:table-cell table:style-name="ce11" office:value-type="string" calcext:value-type="string">
            <text:p>ALLOCATION OF HISPANIC OR LATINO ORIGIN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48" calcext:value-type="float">
            <text:p>48</text:p>
          </table:table-cell>
          <table:table-cell table:style-name="ce11" office:value-type="string" calcext:value-type="string">
            <text:p>ALLOCATION OF SEX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49" calcext:value-type="float">
            <text:p>49</text:p>
          </table:table-cell>
          <table:table-cell table:style-name="ce11" office:value-type="string" calcext:value-type="string">
            <text:p>ALLOCATION OF AG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50" calcext:value-type="float">
            <text:p>50</text:p>
          </table:table-cell>
          <table:table-cell table:style-name="ce11" office:value-type="string" calcext:value-type="string">
            <text:p>ALLOCATION OF RELATIONSHIP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float" office:value="51" calcext:value-type="float">
            <text:p>51</text:p>
          </table:table-cell>
          <table:table-cell table:style-name="ce11" office:value-type="string" calcext:value-type="string">
            <text:p>ALLOCATION OF POPULATION ITEMS FOR THE POPULATION IN GROUP QUARTER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2A</text:p>
          </table:table-cell>
          <table:table-cell table:style-name="ce11" office:value-type="string" calcext:value-type="string">
            <text:p>SEX BY AGE (WHIT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2B</text:p>
          </table:table-cell>
          <table:table-cell table:style-name="ce11" office:value-type="string" calcext:value-type="string">
            <text:p>SEX BY AGE (BLACK OR AFRICAN AMERICAN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2C</text:p>
          </table:table-cell>
          <table:table-cell table:style-name="ce11" office:value-type="string" calcext:value-type="string">
            <text:p>SEX BY AGE (AMERICAN INDIAN AND ALASKA NATIV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2D</text:p>
          </table:table-cell>
          <table:table-cell table:style-name="ce11" office:value-type="string" calcext:value-type="string">
            <text:p>SEX BY AGE (ASIAN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2E</text:p>
          </table:table-cell>
          <table:table-cell table:style-name="ce11" office:value-type="string" calcext:value-type="string">
            <text:p>SEX BY AGE (NATIVE HAWAIIAN AND OTHER PACIFIC ISLANDER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2F</text:p>
          </table:table-cell>
          <table:table-cell table:style-name="ce11" office:value-type="string" calcext:value-type="string">
            <text:p>SEX BY AGE (SOME OTHER RAC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2G</text:p>
          </table:table-cell>
          <table:table-cell table:style-name="ce11" office:value-type="string" calcext:value-type="string">
            <text:p>SEX BY AGE (TWO OR MORE RACES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2H</text:p>
          </table:table-cell>
          <table:table-cell table:style-name="ce11" office:value-type="string" calcext:value-type="string">
            <text:p>SEX BY AGE (HISPANIC OR LATINO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2I</text:p>
          </table:table-cell>
          <table:table-cell table:style-name="ce11" office:value-type="string" calcext:value-type="string">
            <text:p>SEX BY AGE (WHITE ALONE, NOT HISPANIC OR LATINO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3A</text:p>
          </table:table-cell>
          <table:table-cell table:style-name="ce11" office:value-type="string" calcext:value-type="string">
            <text:p>MEDIAN AGE BY SEX (WHIT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3B</text:p>
          </table:table-cell>
          <table:table-cell table:style-name="ce11" office:value-type="string" calcext:value-type="string">
            <text:p>MEDIAN AGE BY SEX (BLACK OR AFRICAN AMERICAN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3C</text:p>
          </table:table-cell>
          <table:table-cell table:style-name="ce11" office:value-type="string" calcext:value-type="string">
            <text:p>MEDIAN AGE BY SEX (AMERICAN INDIAN AND ALASKA NATIV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3D</text:p>
          </table:table-cell>
          <table:table-cell table:style-name="ce11" office:value-type="string" calcext:value-type="string">
            <text:p>MEDIAN AGE BY SEX (ASIAN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3E</text:p>
          </table:table-cell>
          <table:table-cell table:style-name="ce11" office:value-type="string" calcext:value-type="string">
            <text:p>MEDIAN AGE BY SEX (NATIVE HAWAIIAN AND OTHER PACIFIC ISLANDER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3F</text:p>
          </table:table-cell>
          <table:table-cell table:style-name="ce11" office:value-type="string" calcext:value-type="string">
            <text:p>MEDIAN AGE BY SEX (SOME OTHER RAC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3G</text:p>
          </table:table-cell>
          <table:table-cell table:style-name="ce11" office:value-type="string" calcext:value-type="string">
            <text:p>MEDIAN AGE BY SEX (TWO OR MORE RACES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3H</text:p>
          </table:table-cell>
          <table:table-cell table:style-name="ce11" office:value-type="string" calcext:value-type="string">
            <text:p>MEDIAN AGE BY SEX (HISPANIC OR LATINO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3I</text:p>
          </table:table-cell>
          <table:table-cell table:style-name="ce11" office:value-type="string" calcext:value-type="string">
            <text:p>MEDIAN AGE BY SEX (WHITE ALONE, NOT HISPANIC OR LATINO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6A</text:p>
          </table:table-cell>
          <table:table-cell table:style-name="ce11" office:value-type="string" calcext:value-type="string">
            <text:p>POPULATION IN HOUSEHOLDS BY AGE (WHIT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6B</text:p>
          </table:table-cell>
          <table:table-cell table:style-name="ce11" office:value-type="string" calcext:value-type="string">
            <text:p>POPULATION IN HOUSEHOLDS BY AGE (BLACK OR AFRICAN AMERIC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6C</text:p>
          </table:table-cell>
          <table:table-cell table:style-name="ce11" office:value-type="string" calcext:value-type="string">
            <text:p>POPULATION IN HOUSEHOLDS BY AGE (AMERICAN INDIAN AND ALASKA NATIV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6D</text:p>
          </table:table-cell>
          <table:table-cell table:style-name="ce11" office:value-type="string" calcext:value-type="string">
            <text:p>POPULATION IN HOUSEHOLDS BY AGE (ASI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6E</text:p>
          </table:table-cell>
          <table:table-cell table:style-name="ce11" office:value-type="string" calcext:value-type="string">
            <text:p>POPULATION IN HOUSEHOLDS BY AGE (NATIVE HAWAIIAN AND OTHER PACIFIC ISLANDER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6F</text:p>
          </table:table-cell>
          <table:table-cell table:style-name="ce11" office:value-type="string" calcext:value-type="string">
            <text:p>POPULATION IN HOUSEHOLDS BY AGE (SOME OTHER RAC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6G</text:p>
          </table:table-cell>
          <table:table-cell table:style-name="ce11" office:value-type="string" calcext:value-type="string">
            <text:p>POPULATION IN HOUSEHOLDS BY AGE (TWO OR MORE RACES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6H</text:p>
          </table:table-cell>
          <table:table-cell table:style-name="ce11" office:value-type="string" calcext:value-type="string">
            <text:p>POPULATION IN HOUSEHOLDS BY AGE (HISPANIC OR LATINO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6I</text:p>
          </table:table-cell>
          <table:table-cell table:style-name="ce11" office:value-type="string" calcext:value-type="string">
            <text:p>POPULATION IN HOUSEHOLDS BY AGE (WHITE ALONE, NOT HISPANIC OR LATINO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7A</text:p>
          </table:table-cell>
          <table:table-cell table:style-name="ce11" office:value-type="string" calcext:value-type="string">
            <text:p>AVERAGE HOUSEHOLD SIZE BY AGE (WHIT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7B</text:p>
          </table:table-cell>
          <table:table-cell table:style-name="ce11" office:value-type="string" calcext:value-type="string">
            <text:p>AVERAGE HOUSEHOLD SIZE BY AGE (BLACK OR AFRICAN AMERIC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7C</text:p>
          </table:table-cell>
          <table:table-cell table:style-name="ce11" office:value-type="string" calcext:value-type="string">
            <text:p>AVERAGE HOUSEHOLD SIZE BY AGE (AMERICAN INDIAN AND ALASKA NATIV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7D</text:p>
          </table:table-cell>
          <table:table-cell table:style-name="ce11" office:value-type="string" calcext:value-type="string">
            <text:p>AVERAGE HOUSEHOLD SIZE BY AGE (ASI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7E</text:p>
          </table:table-cell>
          <table:table-cell table:style-name="ce11" office:value-type="string" calcext:value-type="string">
            <text:p>AVERAGE HOUSEHOLD SIZE BY AGE (NATIVE HAWAIIAN AND OTHER PACIFIC ISLANDER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7F</text:p>
          </table:table-cell>
          <table:table-cell table:style-name="ce11" office:value-type="string" calcext:value-type="string">
            <text:p>AVERAGE HOUSEHOLD SIZE BY AGE (SOME OTHER RAC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7G</text:p>
          </table:table-cell>
          <table:table-cell table:style-name="ce11" office:value-type="string" calcext:value-type="string">
            <text:p>AVERAGE HOUSEHOLD SIZE BY AGE (TWO OR MORE RACES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7H</text:p>
          </table:table-cell>
          <table:table-cell table:style-name="ce11" office:value-type="string" calcext:value-type="string">
            <text:p>AVERAGE HOUSEHOLD SIZE BY AGE (HISPANIC OR LATINO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7I</text:p>
          </table:table-cell>
          <table:table-cell table:style-name="ce11" office:value-type="string" calcext:value-type="string">
            <text:p>AVERAGE HOUSEHOLD SIZE BY AGE (WHITE ALONE, NOT HISPANIC OR LATINO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8A</text:p>
          </table:table-cell>
          <table:table-cell table:style-name="ce11" office:value-type="string" calcext:value-type="string">
            <text:p>HOUSEHOLD TYPE (WHIT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8B</text:p>
          </table:table-cell>
          <table:table-cell table:style-name="ce11" office:value-type="string" calcext:value-type="string">
            <text:p>HOUSEHOLD TYPE (BLACK OR AFRICAN AMERIC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8C</text:p>
          </table:table-cell>
          <table:table-cell table:style-name="ce11" office:value-type="string" calcext:value-type="string">
            <text:p>HOUSEHOLD TYPE (AMERICAN INDIAN AND ALASKA NATIV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8D</text:p>
          </table:table-cell>
          <table:table-cell table:style-name="ce11" office:value-type="string" calcext:value-type="string">
            <text:p>HOUSEHOLD TYPE (ASI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8E</text:p>
          </table:table-cell>
          <table:table-cell table:style-name="ce11" office:value-type="string" calcext:value-type="string">
            <text:p>HOUSEHOLD TYPE (NATIVE HAWAIIAN AND OTHER PACIFIC ISLANDER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8F</text:p>
          </table:table-cell>
          <table:table-cell table:style-name="ce11" office:value-type="string" calcext:value-type="string">
            <text:p>HOUSEHOLD TYPE (SOME OTHER RAC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8G</text:p>
          </table:table-cell>
          <table:table-cell table:style-name="ce11" office:value-type="string" calcext:value-type="string">
            <text:p>HOUSEHOLD TYPE (TWO OR MORE RACES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8H</text:p>
          </table:table-cell>
          <table:table-cell table:style-name="ce11" office:value-type="string" calcext:value-type="string">
            <text:p>HOUSEHOLD TYPE (HISPANIC OR LATINO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18I</text:p>
          </table:table-cell>
          <table:table-cell table:style-name="ce11" office:value-type="string" calcext:value-type="string">
            <text:p>HOUSEHOLD TYPE (WHITE ALONE, NOT HISPANIC OR LATINO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28A</text:p>
          </table:table-cell>
          <table:table-cell table:style-name="ce11" office:value-type="string" calcext:value-type="string">
            <text:p>HOUSEHOLD TYPE BY HOUSEHOLD SIZE (WHIT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28B</text:p>
          </table:table-cell>
          <table:table-cell table:style-name="ce11" office:value-type="string" calcext:value-type="string">
            <text:p>HOUSEHOLD TYPE BY HOUSEHOLD SIZE (BLACK OR AFRICAN AMERIC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28C</text:p>
          </table:table-cell>
          <table:table-cell table:style-name="ce11" office:value-type="string" calcext:value-type="string">
            <text:p>HOUSEHOLD TYPE BY HOUSEHOLD SIZE (AMERICAN INDIAN AND ALASKA NATIV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28D</text:p>
          </table:table-cell>
          <table:table-cell table:style-name="ce11" office:value-type="string" calcext:value-type="string">
            <text:p>HOUSEHOLD TYPE BY HOUSEHOLD SIZE (ASI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28E</text:p>
          </table:table-cell>
          <table:table-cell table:style-name="ce11" office:value-type="string" calcext:value-type="string">
            <text:p>HOUSEHOLD TYPE BY HOUSEHOLD SIZE (NATIVE HAWAIIAN AND OTHER PACIFIC ISLANDER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28F</text:p>
          </table:table-cell>
          <table:table-cell table:style-name="ce11" office:value-type="string" calcext:value-type="string">
            <text:p>HOUSEHOLD TYPE BY HOUSEHOLD SIZE (SOME OTHER RAC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28G</text:p>
          </table:table-cell>
          <table:table-cell table:style-name="ce11" office:value-type="string" calcext:value-type="string">
            <text:p>HOUSEHOLD TYPE BY HOUSEHOLD SIZE (TWO OR MORE RACES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28H</text:p>
          </table:table-cell>
          <table:table-cell table:style-name="ce11" office:value-type="string" calcext:value-type="string">
            <text:p>HOUSEHOLD TYPE BY HOUSEHOLD SIZE (HISPANIC OR LATINO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28I</text:p>
          </table:table-cell>
          <table:table-cell table:style-name="ce11" office:value-type="string" calcext:value-type="string">
            <text:p>HOUSEHOLD TYPE BY HOUSEHOLD SIZE (WHITE ALONE, NOT HISPANIC OR LATINO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29A</text:p>
          </table:table-cell>
          <table:table-cell table:style-name="ce11" office:value-type="string" calcext:value-type="string">
            <text:p>HOUSEHOLD TYPE BY RELATIONSHIP (WHIT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29B</text:p>
          </table:table-cell>
          <table:table-cell table:style-name="ce11" office:value-type="string" calcext:value-type="string">
            <text:p>HOUSEHOLD TYPE BY RELATIONSHIP (BLACK OR AFRICAN AMERICAN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29C</text:p>
          </table:table-cell>
          <table:table-cell table:style-name="ce11" office:value-type="string" calcext:value-type="string">
            <text:p>HOUSEHOLD TYPE BY RELATIONSHIP (AMERICAN INDIAN AND ALASKA NATIV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29D</text:p>
          </table:table-cell>
          <table:table-cell table:style-name="ce11" office:value-type="string" calcext:value-type="string">
            <text:p>HOUSEHOLD TYPE BY RELATIONSHIP (ASIAN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29E</text:p>
          </table:table-cell>
          <table:table-cell table:style-name="ce11" office:value-type="string" calcext:value-type="string">
            <text:p>HOUSEHOLD TYPE BY RELATIONSHIP (NATIVE HAWAIIAN AND OTHER PACIFIC ISLANDER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29F</text:p>
          </table:table-cell>
          <table:table-cell table:style-name="ce11" office:value-type="string" calcext:value-type="string">
            <text:p>HOUSEHOLD TYPE BY RELATIONSHIP (SOME OTHER RAC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29G</text:p>
          </table:table-cell>
          <table:table-cell table:style-name="ce11" office:value-type="string" calcext:value-type="string">
            <text:p>HOUSEHOLD TYPE BY RELATIONSHIP (TWO OR MORE RACES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29H</text:p>
          </table:table-cell>
          <table:table-cell table:style-name="ce11" office:value-type="string" calcext:value-type="string">
            <text:p>HOUSEHOLD TYPE BY RELATIONSHIP (HISPANIC OR LATINO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29I</text:p>
          </table:table-cell>
          <table:table-cell table:style-name="ce11" office:value-type="string" calcext:value-type="string">
            <text:p>HOUSEHOLD TYPE BY RELATIONSHIP (WHITE ALONE, NOT HISPANIC OR LATINO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1A</text:p>
          </table:table-cell>
          <table:table-cell table:style-name="ce11" office:value-type="string" calcext:value-type="string">
            <text:p>HOUSEHOLD TYPE BY RELATIONSHIP FOR THE POPULATION UNDER 18 YEARS (WHIT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1B</text:p>
          </table:table-cell>
          <table:table-cell table:style-name="ce11" office:value-type="string" calcext:value-type="string">
            <text:p>HOUSEHOLD TYPE BY RELATIONSHIP FOR THE POPULATION UNDER 18 YEARS (BLACK OR AFRICAN AMERICAN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1C</text:p>
          </table:table-cell>
          <table:table-cell table:style-name="ce11" office:value-type="string" calcext:value-type="string">
            <text:p>HOUSEHOLD TYPE BY RELATIONSHIP FOR THE POPULATION UNDER 18 YEARS (AMERICAN INDIAN AND ALASKA NATIV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1D</text:p>
          </table:table-cell>
          <table:table-cell table:style-name="ce11" office:value-type="string" calcext:value-type="string">
            <text:p>HOUSEHOLD TYPE BY RELATIONSHIP FOR THE POPULATION UNDER 18 YEARS (ASIAN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1E</text:p>
          </table:table-cell>
          <table:table-cell table:style-name="ce11" office:value-type="string" calcext:value-type="string">
            <text:p>HOUSEHOLD TYPE BY RELATIONSHIP FOR THE POPULATION UNDER 18 YEARS (NATIVE HAWAIIAN AND OTHER PACIFIC ISLANDER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1F</text:p>
          </table:table-cell>
          <table:table-cell table:style-name="ce11" office:value-type="string" calcext:value-type="string">
            <text:p>HOUSEHOLD TYPE BY RELATIONSHIP FOR THE POPULATION UNDER 18 YEARS (SOME OTHER RAC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1G</text:p>
          </table:table-cell>
          <table:table-cell table:style-name="ce11" office:value-type="string" calcext:value-type="string">
            <text:p>HOUSEHOLD TYPE BY RELATIONSHIP FOR THE POPULATION UNDER 18 YEARS (TWO OR MORE RACES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1H</text:p>
          </table:table-cell>
          <table:table-cell table:style-name="ce11" office:value-type="string" calcext:value-type="string">
            <text:p>HOUSEHOLD TYPE BY RELATIONSHIP FOR THE POPULATION UNDER 18 YEARS (HISPANIC OR LATINO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1I</text:p>
          </table:table-cell>
          <table:table-cell table:style-name="ce11" office:value-type="string" calcext:value-type="string">
            <text:p>HOUSEHOLD TYPE BY RELATIONSHIP FOR THE POPULATION UNDER 18 YEARS (WHITE ALONE, NOT HISPANIC OR LATINO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4A</text:p>
          </table:table-cell>
          <table:table-cell table:style-name="ce11" office:value-type="string" calcext:value-type="string">
            <text:p>HOUSEHOLD TYPE BY RELATIONSHIP FOR THE POPULATION 65 YEARS AND OVER (WHIT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4B</text:p>
          </table:table-cell>
          <table:table-cell table:style-name="ce11" office:value-type="string" calcext:value-type="string">
            <text:p>HOUSEHOLD TYPE BY RELATIONSHIP FOR THE POPULATION 65 YEARS AND OVER (BLACK OR AFRICAN AMERICAN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4C</text:p>
          </table:table-cell>
          <table:table-cell table:style-name="ce11" office:value-type="string" calcext:value-type="string">
            <text:p>HOUSEHOLD TYPE BY RELATIONSHIP FOR THE POPULATION 65 YEARS AND OVER (AMERICAN INDIAN AND ALASKA NATIV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4D</text:p>
          </table:table-cell>
          <table:table-cell table:style-name="ce11" office:value-type="string" calcext:value-type="string">
            <text:p>HOUSEHOLD TYPE BY RELATIONSHIP FOR THE POPULATION 65 YEARS AND OVER (ASIAN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4E</text:p>
          </table:table-cell>
          <table:table-cell table:style-name="ce11" office:value-type="string" calcext:value-type="string">
            <text:p>HOUSEHOLD TYPE BY RELATIONSHIP FOR THE POPULATION 65 YEARS AND OVER (NATIVE HAWAIIAN AND OTHER PACIFIC ISLANDER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4F</text:p>
          </table:table-cell>
          <table:table-cell table:style-name="ce11" office:value-type="string" calcext:value-type="string">
            <text:p>HOUSEHOLD TYPE BY RELATIONSHIP FOR THE POPULATION 65 YEARS AND OVER (SOME OTHER RAC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4G</text:p>
          </table:table-cell>
          <table:table-cell table:style-name="ce11" office:value-type="string" calcext:value-type="string">
            <text:p>HOUSEHOLD TYPE BY RELATIONSHIP FOR THE POPULATION 65 YEARS AND OVER (TWO OR MORE RACES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4H</text:p>
          </table:table-cell>
          <table:table-cell table:style-name="ce11" office:value-type="string" calcext:value-type="string">
            <text:p>HOUSEHOLD TYPE BY RELATIONSHIP FOR THE POPULATION 65 YEARS AND OVER (HISPANIC OR LATINO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4I</text:p>
          </table:table-cell>
          <table:table-cell table:style-name="ce11" office:value-type="string" calcext:value-type="string">
            <text:p>HOUSEHOLD TYPE BY RELATIONSHIP FOR THE POPULATION 65 YEARS AND OVER (WHITE ALONE, NOT HISPANIC OR LATINO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5A</text:p>
          </table:table-cell>
          <table:table-cell table:style-name="ce11" office:value-type="string" calcext:value-type="string">
            <text:p>FAMILIES (WHIT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5B</text:p>
          </table:table-cell>
          <table:table-cell table:style-name="ce11" office:value-type="string" calcext:value-type="string">
            <text:p>FAMILIES (BLACK OR AFRICAN AMERIC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5C</text:p>
          </table:table-cell>
          <table:table-cell table:style-name="ce11" office:value-type="string" calcext:value-type="string">
            <text:p>FAMILIES (AMERICAN INDIAN AND ALASKA NATIV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5D</text:p>
          </table:table-cell>
          <table:table-cell table:style-name="ce11" office:value-type="string" calcext:value-type="string">
            <text:p>FAMILIES (ASI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5E</text:p>
          </table:table-cell>
          <table:table-cell table:style-name="ce11" office:value-type="string" calcext:value-type="string">
            <text:p>FAMILIES (NATIVE HAWAIIAN AND OTHER PACIFIC ISLANDER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5F</text:p>
          </table:table-cell>
          <table:table-cell table:style-name="ce11" office:value-type="string" calcext:value-type="string">
            <text:p>FAMILIES (SOME OTHER RAC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5G</text:p>
          </table:table-cell>
          <table:table-cell table:style-name="ce11" office:value-type="string" calcext:value-type="string">
            <text:p>FAMILIES (TWO OR MORE RACES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5H</text:p>
          </table:table-cell>
          <table:table-cell table:style-name="ce11" office:value-type="string" calcext:value-type="string">
            <text:p>FAMILIES (HISPANIC OR LATINO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5I</text:p>
          </table:table-cell>
          <table:table-cell table:style-name="ce11" office:value-type="string" calcext:value-type="string">
            <text:p>FAMILIES (WHITE ALONE, NOT HISPANIC OR LATINO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6A</text:p>
          </table:table-cell>
          <table:table-cell table:style-name="ce11" office:value-type="string" calcext:value-type="string">
            <text:p>POPULATION IN FAMILIES BY AGE (WHIT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6B</text:p>
          </table:table-cell>
          <table:table-cell table:style-name="ce11" office:value-type="string" calcext:value-type="string">
            <text:p>POPULATION IN FAMILIES BY AGE (BLACK OR AFRICAN AMERIC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6C</text:p>
          </table:table-cell>
          <table:table-cell table:style-name="ce11" office:value-type="string" calcext:value-type="string">
            <text:p>POPULATION IN FAMILIES BY AGE (AMERICAN INDIAN AND ALASKA NATIV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6D</text:p>
          </table:table-cell>
          <table:table-cell table:style-name="ce11" office:value-type="string" calcext:value-type="string">
            <text:p>POPULATION IN FAMILIES BY AGE (ASI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6E</text:p>
          </table:table-cell>
          <table:table-cell table:style-name="ce11" office:value-type="string" calcext:value-type="string">
            <text:p>POPULATION IN FAMILIES BY AGE (NATIVE HAWAIIAN AND OTHER PACIFIC ISLANDER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6F</text:p>
          </table:table-cell>
          <table:table-cell table:style-name="ce11" office:value-type="string" calcext:value-type="string">
            <text:p>POPULATION IN FAMILIES BY AGE (SOME OTHER RAC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6G</text:p>
          </table:table-cell>
          <table:table-cell table:style-name="ce11" office:value-type="string" calcext:value-type="string">
            <text:p>POPULATION IN FAMILIES BY AGE (TWO OR MORE RACES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6H</text:p>
          </table:table-cell>
          <table:table-cell table:style-name="ce11" office:value-type="string" calcext:value-type="string">
            <text:p>POPULATION IN FAMILIES BY AGE (HISPANIC OR LATINO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6I</text:p>
          </table:table-cell>
          <table:table-cell table:style-name="ce11" office:value-type="string" calcext:value-type="string">
            <text:p>POPULATION IN FAMILIES BY AGE (WHITE ALONE, NOT HISPANIC OR LATINO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7A</text:p>
          </table:table-cell>
          <table:table-cell table:style-name="ce11" office:value-type="string" calcext:value-type="string">
            <text:p>AVERAGE FAMILY SIZE BY AGE (WHIT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7B</text:p>
          </table:table-cell>
          <table:table-cell table:style-name="ce11" office:value-type="string" calcext:value-type="string">
            <text:p>AVERAGE FAMILY SIZE BY AGE (BLACK OR AFRICAN AMERIC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7C</text:p>
          </table:table-cell>
          <table:table-cell table:style-name="ce11" office:value-type="string" calcext:value-type="string">
            <text:p>AVERAGE FAMILY SIZE BY AGE (AMERICAN INDIAN AND ALASKA NATIV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7D</text:p>
          </table:table-cell>
          <table:table-cell table:style-name="ce11" office:value-type="string" calcext:value-type="string">
            <text:p>AVERAGE FAMILY SIZE BY AGE (ASI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7E</text:p>
          </table:table-cell>
          <table:table-cell table:style-name="ce11" office:value-type="string" calcext:value-type="string">
            <text:p>AVERAGE FAMILY SIZE BY AGE (NATIVE HAWAIIAN AND OTHER PACIFIC ISLANDER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7F</text:p>
          </table:table-cell>
          <table:table-cell table:style-name="ce11" office:value-type="string" calcext:value-type="string">
            <text:p>AVERAGE FAMILY SIZE BY AGE (SOME OTHER RAC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7G</text:p>
          </table:table-cell>
          <table:table-cell table:style-name="ce11" office:value-type="string" calcext:value-type="string">
            <text:p>AVERAGE FAMILY SIZE BY AGE (TWO OR MORE RACES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7H</text:p>
          </table:table-cell>
          <table:table-cell table:style-name="ce11" office:value-type="string" calcext:value-type="string">
            <text:p>AVERAGE FAMILY SIZE BY AGE (HISPANIC OR LATINO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7I</text:p>
          </table:table-cell>
          <table:table-cell table:style-name="ce11" office:value-type="string" calcext:value-type="string">
            <text:p>AVERAGE FAMILY SIZE BY AGE (WHITE ALONE, NOT HISPANIC OR LATINO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8A</text:p>
          </table:table-cell>
          <table:table-cell table:style-name="ce11" office:value-type="string" calcext:value-type="string">
            <text:p>FAMILY TYPE BY PRESENCE AND AGE OF OWN CHILDREN (WHIT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8B</text:p>
          </table:table-cell>
          <table:table-cell table:style-name="ce11" office:value-type="string" calcext:value-type="string">
            <text:p>FAMILY TYPE BY PRESENCE AND AGE OF OWN CHILDREN (BLACK OR AFRICAN AMERIC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8C</text:p>
          </table:table-cell>
          <table:table-cell table:style-name="ce11" office:value-type="string" calcext:value-type="string">
            <text:p>FAMILY TYPE BY PRESENCE AND AGE OF OWN CHILDREN (AMERICAN INDIAN AND ALASKA NATIV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8D</text:p>
          </table:table-cell>
          <table:table-cell table:style-name="ce11" office:value-type="string" calcext:value-type="string">
            <text:p>FAMILY TYPE BY PRESENCE AND AGE OF OWN CHILDREN (ASI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8E</text:p>
          </table:table-cell>
          <table:table-cell table:style-name="ce11" office:value-type="string" calcext:value-type="string">
            <text:p>FAMILY TYPE BY PRESENCE AND AGE OF OWN CHILDREN (NATIVE HAWAIIAN AND OTHER PACIFIC ISLANDER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8F</text:p>
          </table:table-cell>
          <table:table-cell table:style-name="ce11" office:value-type="string" calcext:value-type="string">
            <text:p>FAMILY TYPE BY PRESENCE AND AGE OF OWN CHILDREN (SOME OTHER RAC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8G</text:p>
          </table:table-cell>
          <table:table-cell table:style-name="ce11" office:value-type="string" calcext:value-type="string">
            <text:p>FAMILY TYPE BY PRESENCE AND AGE OF OWN CHILDREN (TWO OR MORE RACES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8H</text:p>
          </table:table-cell>
          <table:table-cell table:style-name="ce11" office:value-type="string" calcext:value-type="string">
            <text:p>FAMILY TYPE BY PRESENCE AND AGE OF OWN CHILDREN (HISPANIC OR LATINO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8I</text:p>
          </table:table-cell>
          <table:table-cell table:style-name="ce11" office:value-type="string" calcext:value-type="string">
            <text:p>FAMILY TYPE BY PRESENCE AND AGE OF OWN CHILDREN (WHITE ALONE, NOT HISPANIC OR LATINO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9A</text:p>
          </table:table-cell>
          <table:table-cell table:style-name="ce11" office:value-type="string" calcext:value-type="string">
            <text:p>FAMILY TYPE BY PRESENCE AND AGE OF RELATED CHILDREN (WHIT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9B</text:p>
          </table:table-cell>
          <table:table-cell table:style-name="ce11" office:value-type="string" calcext:value-type="string">
            <text:p>FAMILY TYPE BY PRESENCE AND AGE OF RELATED CHILDREN (BLACK OR AFRICAN AMERIC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9C</text:p>
          </table:table-cell>
          <table:table-cell table:style-name="ce11" office:value-type="string" calcext:value-type="string">
            <text:p>FAMILY TYPE BY PRESENCE AND AGE OF RELATED CHILDREN (AMERICAN INDIAN AND ALASKA NATIV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9D</text:p>
          </table:table-cell>
          <table:table-cell table:style-name="ce11" office:value-type="string" calcext:value-type="string">
            <text:p>FAMILY TYPE BY PRESENCE AND AGE OF RELATED CHILDREN (ASI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9E</text:p>
          </table:table-cell>
          <table:table-cell table:style-name="ce11" office:value-type="string" calcext:value-type="string">
            <text:p>FAMILY TYPE BY PRESENCE AND AGE OF RELATED CHILDREN (NATIVE HAWAIIAN AND OTHER PACIFIC ISLANDER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9F</text:p>
          </table:table-cell>
          <table:table-cell table:style-name="ce11" office:value-type="string" calcext:value-type="string">
            <text:p>FAMILY TYPE BY PRESENCE AND AGE OF RELATED CHILDREN (SOME OTHER RAC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9G</text:p>
          </table:table-cell>
          <table:table-cell table:style-name="ce11" office:value-type="string" calcext:value-type="string">
            <text:p>FAMILY TYPE BY PRESENCE AND AGE OF RELATED CHILDREN (TWO OR MORE RACES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9H</text:p>
          </table:table-cell>
          <table:table-cell table:style-name="ce11" office:value-type="string" calcext:value-type="string">
            <text:p>FAMILY TYPE BY PRESENCE AND AGE OF RELATED CHILDREN (HISPANIC OR LATINO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10" office:value-type="string" calcext:value-type="string">
            <text:p>39I</text:p>
          </table:table-cell>
          <table:table-cell table:style-name="ce11" office:value-type="string" calcext:value-type="string">
            <text:p>FAMILY TYPE BY PRESENCE AND AGE OF RELATED CHILDREN (WHITE ALONE, NOT HISPANIC OR LATINO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O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GROUP QUARTERS POPULATION BY SEX BY AG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O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GROUP QUARTERS POPULATION IN INSTITUTIONAL FACILITIES BY SEX BY AG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O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GROUP QUARTERS POPULATION IN CORRECTIONAL FACILITIES FOR ADULTS BY SEX BY AG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O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GROUP QUARTERS POPULATION IN JUVENILE FACILITIES BY SEX BY AG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O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GROUP QUARTERS POPULATION IN NURSING FACILITIES/SKILLED-NURSING FACILITIES BY SEX BY AG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O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GROUP QUARTERS POPULATION IN OTHER INSTITUTIONAL FACILITIES BY SEX BY AG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O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GROUP QUARTERS POPULATION IN NONINSTITUTIONAL FACILITIES BY SEX BY AG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O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GROUP QUARTERS POPULATION IN COLLEGE/UNIVERSITY STUDENT HOUSING BY SEX BY AG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O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GROUP QUARTERS POPULATION IN MILITARY QUARTERS BY SEX BY AG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O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GROUP QUARTERS POPULATION IN OTHER NONINSTITUTIONAL FACILITIES BY SEX BY AG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AMERICAN INDIAN AND ALASKA NATIVE ALONE WITH ONE TRIBE REPORTED FOR SELECTED TRIBE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AMERICAN INDIAN AND ALASKA NATIVE ALONE WITH ONE OR MORE TRIBES REPORTED FOR SELECTED TRIBE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AMERICAN INDIAN AND ALASKA NATIVE ALONE OR IN COMBINATION WITH ONE OR MORE OTHER RACES AND WITH ONE OR MORE TRIBES REPORTED FOR SELECTED TRIBE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AMERICAN INDIAN AND ALASKA NATIVE ALONE OR IN COMBINATION WITH ONE OR MORE OTHER RACE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SIAN ALONE WITH ONE ASIAN CATEGORY FOR SELECTED GROUP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ASIAN ALONE WITH ONE OR MORE ASIAN CATEGORIES FOR SELECTED GROUP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ASIAN ALONE OR IN COMBINATION WITH ONE OR MORE OTHER RACES, AND WITH ONE OR MORE ASIAN CATEGORIES FOR SELECTED GROUP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NATIVE HAWAIIAN AND OTHER PACIFIC ISLANDER ALONE WITH ONE NATIVE HAWAIIAN AND OTHER PACIFIC ISLANDER CATEGORY FOR SELECTED GROUP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NATIVE HAWAIIAN AND OTHER PACIFIC ISLANDER ALONE WITH ONE OR MORE NATIVE HAWAIIAN AND OTHER PACIFIC ISLANDER CATEGORIES FOR SELECTED GROUP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NATIVE HAWAIIAN AND OTHER PACIFIC ISLANDER ALONE OR IN COMBINATION WITH ONE OR MORE RACES, AND WITH ONE OR MORE NATIVE HAWAIIAN AND OTHER PACIFIC ISLANDER CATEGORIES FOR SELECTED GROUP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HISPANIC OR LATINO BY SPECIFIC ORIGIN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EX BY AG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SEX BY AGE FOR THE POPULATION IN HOUSEHOLD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PRESENCE OF MULTIGENERATIONAL HOUSEHOLD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HUSBAND-WIFE AND UNMARRIED-PARTNER HOUSEHOLDS BY SEX OF PARTNER BY PRESENCE OF RELATED AND OWN CHILDREN UNDER 18 YEARS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HOUSEHOLD TYPE BY NUMBER OF PEOPLE UNDER 18 YEARS (EXCLUDING HOUSEHOLDERS, SPOUSES, AND UNMARRIED PARTNERS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PRESENCE OF UNMARRIED PARTNER OF HOUSEHOLDER BY HOUSEHOLD TYPE FOR THE POPULATION UNDER 18 YEARS IN HOUSEHOLDS (EXCLUDING HOUSEHOLDERS, SPOUSES, AND UNMARRIED PARTNERS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NONFAMILY HOUSEHOLDS BY SEX OF HOUSEHOLDER BY LIVING ALONE BY AGE OF HOUSEHOLDER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NONRELATIVES BY HOUSEHOLD TYP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GROUP QUARTERS POPULATION BY GROUP QUARTERS TYP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GROUP QUARTERS POPULATION BY SEX BY AGE BY GROUP QUARTERS TYP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GROUP QUARTERS POPULATION BY SEX BY GROUP QUARTERS TYPE FOR THE POPULATION 18 YEARS AND OVER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RACE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HOUSEHOLD TYPE BY RELATIONSHIP FOR THE POPULATION 65 YEARS AND OVER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2A</text:p>
          </table:table-cell>
          <table:table-cell table:style-name="ce11" office:value-type="string" calcext:value-type="string">
            <text:p>SEX BY AGE (WHIT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2B</text:p>
          </table:table-cell>
          <table:table-cell table:style-name="ce11" office:value-type="string" calcext:value-type="string">
            <text:p>SEX BY AGE (BLACK OR AFRICAN AMERICAN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2C</text:p>
          </table:table-cell>
          <table:table-cell table:style-name="ce11" office:value-type="string" calcext:value-type="string">
            <text:p>SEX BY AGE (AMERICAN INDIAN AND ALASKA NATIV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2D</text:p>
          </table:table-cell>
          <table:table-cell table:style-name="ce11" office:value-type="string" calcext:value-type="string">
            <text:p>SEX BY AGE (ASIAN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2E</text:p>
          </table:table-cell>
          <table:table-cell table:style-name="ce11" office:value-type="string" calcext:value-type="string">
            <text:p>SEX BY AGE (NATIVE HAWAIIAN AND OTHER PACIFIC ISLANDER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2F</text:p>
          </table:table-cell>
          <table:table-cell table:style-name="ce11" office:value-type="string" calcext:value-type="string">
            <text:p>SEX BY AGE (SOME OTHER RAC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2G</text:p>
          </table:table-cell>
          <table:table-cell table:style-name="ce11" office:value-type="string" calcext:value-type="string">
            <text:p>SEX BY AGE (TWO OR MORE RACES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2H</text:p>
          </table:table-cell>
          <table:table-cell table:style-name="ce11" office:value-type="string" calcext:value-type="string">
            <text:p>SEX BY AGE (HISPANIC OR LATINO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2I</text:p>
          </table:table-cell>
          <table:table-cell table:style-name="ce11" office:value-type="string" calcext:value-type="string">
            <text:p>SEX BY AGE (WHITE ALONE, NOT HISPANIC OR LATINO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2J</text:p>
          </table:table-cell>
          <table:table-cell table:style-name="ce11" office:value-type="string" calcext:value-type="string">
            <text:p>SEX BY AGE (BLACK OR AFRICAN AMERICAN ALONE, NOT HISPANIC OR LATINO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2K</text:p>
          </table:table-cell>
          <table:table-cell table:style-name="ce11" office:value-type="string" calcext:value-type="string">
            <text:p>SEX BY AGE (AMERICAN INDIAN AND ALASKA NATIVE ALONE, NOT HISPANIC OR LATINO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2L</text:p>
          </table:table-cell>
          <table:table-cell table:style-name="ce11" office:value-type="string" calcext:value-type="string">
            <text:p>SEX BY AGE (ASIAN ALONE, NOT HISPANIC OR LATINO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2M</text:p>
          </table:table-cell>
          <table:table-cell table:style-name="ce11" office:value-type="string" calcext:value-type="string">
            <text:p>SEX BY AGE (NATIVE HAWAIIAN AND OTHER PACIFIC ISLANDER ALONE, NOT HISPANIC OR LATINO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2N</text:p>
          </table:table-cell>
          <table:table-cell table:style-name="ce11" office:value-type="string" calcext:value-type="string">
            <text:p>SEX BY AGE (SOME OTHER RACE ALONE, NOT HISPANIC OR LATINO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2O</text:p>
          </table:table-cell>
          <table:table-cell table:style-name="ce11" office:value-type="string" calcext:value-type="string">
            <text:p>SEX BY AGE (TWO OR MORE RACES, NOT HISPANIC OR LATINO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3A</text:p>
          </table:table-cell>
          <table:table-cell table:style-name="ce11" office:value-type="string" calcext:value-type="string">
            <text:p>SEX BY AGE FOR THE POPULATION IN HOUSEHOLDS (WHIT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3B</text:p>
          </table:table-cell>
          <table:table-cell table:style-name="ce11" office:value-type="string" calcext:value-type="string">
            <text:p>SEX BY AGE FOR THE POPULATION IN HOUSEHOLDS (BLACK OR AFRICAN AMERICAN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3C</text:p>
          </table:table-cell>
          <table:table-cell table:style-name="ce11" office:value-type="string" calcext:value-type="string">
            <text:p>SEX BY AGE FOR THE POPULATION IN HOUSEHOLDS (AMERICAN INDIAN AND ALASKA NATIV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3D</text:p>
          </table:table-cell>
          <table:table-cell table:style-name="ce11" office:value-type="string" calcext:value-type="string">
            <text:p>SEX BY AGE FOR THE POPULATION IN HOUSEHOLDS (ASIAN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3E</text:p>
          </table:table-cell>
          <table:table-cell table:style-name="ce11" office:value-type="string" calcext:value-type="string">
            <text:p>SEX BY AGE FOR THE POPULATION IN HOUSEHOLDS (NATIVE HAWAIIAN AND OTHER PACIFIC ISLANDER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3F</text:p>
          </table:table-cell>
          <table:table-cell table:style-name="ce11" office:value-type="string" calcext:value-type="string">
            <text:p>SEX BY AGE FOR THE POPULATION IN HOUSEHOLDS (SOME OTHER RAC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3G</text:p>
          </table:table-cell>
          <table:table-cell table:style-name="ce11" office:value-type="string" calcext:value-type="string">
            <text:p>SEX BY AGE FOR THE POPULATION IN HOUSEHOLDS (TWO OR MORE RACES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3H</text:p>
          </table:table-cell>
          <table:table-cell table:style-name="ce11" office:value-type="string" calcext:value-type="string">
            <text:p>SEX BY AGE FOR THE POPULATION IN HOUSEHOLDS (HISPANIC OR LATINO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3I</text:p>
          </table:table-cell>
          <table:table-cell table:style-name="ce11" office:value-type="string" calcext:value-type="string">
            <text:p>SEX BY AGE FOR THE POPULATION IN HOUSEHOLDS (WHITE ALONE, NOT HISPANIC OR LATINO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4A</text:p>
          </table:table-cell>
          <table:table-cell table:style-name="ce11" office:value-type="string" calcext:value-type="string">
            <text:p>PRESENCE OF MULTIGENERATIONAL HOUSEHOLDS (WHIT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4B</text:p>
          </table:table-cell>
          <table:table-cell table:style-name="ce11" office:value-type="string" calcext:value-type="string">
            <text:p>PRESENCE OF MULTIGENERATIONAL HOUSEHOLDS (BLACK OR AFRICAN AMERIC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4C</text:p>
          </table:table-cell>
          <table:table-cell table:style-name="ce11" office:value-type="string" calcext:value-type="string">
            <text:p>PRESENCE OF MULTIGENERATIONAL HOUSEHOLDS (AMERICAN INDIAN AND ALASKA NATIV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4D</text:p>
          </table:table-cell>
          <table:table-cell table:style-name="ce11" office:value-type="string" calcext:value-type="string">
            <text:p>PRESENCE OF MULTIGENERATIONAL HOUSEHOLDS (ASIAN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4E</text:p>
          </table:table-cell>
          <table:table-cell table:style-name="ce11" office:value-type="string" calcext:value-type="string">
            <text:p>PRESENCE OF MULTIGENERATIONAL HOUSEHOLDS (NATIVE HAWAIIAN AND OTHER PACIFIC ISLANDER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4F</text:p>
          </table:table-cell>
          <table:table-cell table:style-name="ce11" office:value-type="string" calcext:value-type="string">
            <text:p>PRESENCE OF MULTIGENERATIONAL HOUSEHOLDS (SOME OTHER RACE ALONE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4G</text:p>
          </table:table-cell>
          <table:table-cell table:style-name="ce11" office:value-type="string" calcext:value-type="string">
            <text:p>PRESENCE OF MULTIGENERATIONAL HOUSEHOLDS (TWO OR MORE RACES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4H</text:p>
          </table:table-cell>
          <table:table-cell table:style-name="ce11" office:value-type="string" calcext:value-type="string">
            <text:p>PRESENCE OF MULTIGENERATIONAL HOUSEHOLDS (HISPANIC OR LATINO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4I</text:p>
          </table:table-cell>
          <table:table-cell table:style-name="ce11" office:value-type="string" calcext:value-type="string">
            <text:p>PRESENCE OF MULTIGENERATIONAL HOUSEHOLDS (WHITE ALONE, NOT HISPANIC OR LATINO HOUSEHOLDER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9A</text:p>
          </table:table-cell>
          <table:table-cell table:style-name="ce11" office:value-type="string" calcext:value-type="string">
            <text:p>NONRELATIVES BY HOUSEHOLD TYPE (WHIT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9B</text:p>
          </table:table-cell>
          <table:table-cell table:style-name="ce11" office:value-type="string" calcext:value-type="string">
            <text:p>NONRELATIVES BY HOUSEHOLD TYPE (BLACK OR AFRICAN AMERICAN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9C</text:p>
          </table:table-cell>
          <table:table-cell table:style-name="ce11" office:value-type="string" calcext:value-type="string">
            <text:p>NONRELATIVES BY HOUSEHOLD TYPE (AMERICAN INDIAN AND ALASKA NATIV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9D</text:p>
          </table:table-cell>
          <table:table-cell table:style-name="ce11" office:value-type="string" calcext:value-type="string">
            <text:p>NONRELATIVES BY HOUSEHOLD TYPE (ASIAN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9E</text:p>
          </table:table-cell>
          <table:table-cell table:style-name="ce11" office:value-type="string" calcext:value-type="string">
            <text:p>NONRELATIVES BY HOUSEHOLD TYPE (NATIVE HAWAIIAN AND OTHER PACIFIC ISLANDER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9F</text:p>
          </table:table-cell>
          <table:table-cell table:style-name="ce11" office:value-type="string" calcext:value-type="string">
            <text:p>NONRELATIVES BY HOUSEHOLD TYPE (SOME OTHER RAC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9G</text:p>
          </table:table-cell>
          <table:table-cell table:style-name="ce11" office:value-type="string" calcext:value-type="string">
            <text:p>NONRELATIVES BY HOUSEHOLD TYPE (TWO OR MORE RACES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9H</text:p>
          </table:table-cell>
          <table:table-cell table:style-name="ce11" office:value-type="string" calcext:value-type="string">
            <text:p>NONRELATIVES BY HOUSEHOLD TYPE (HISPANIC OR LATINO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19I</text:p>
          </table:table-cell>
          <table:table-cell table:style-name="ce11" office:value-type="string" calcext:value-type="string">
            <text:p>NONRELATIVES BY HOUSEHOLD TYPE (WHITE ALONE, NOT HISPANIC OR LATINO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20A</text:p>
          </table:table-cell>
          <table:table-cell table:style-name="ce11" office:value-type="string" calcext:value-type="string">
            <text:p>GROUP QUARTERS POPULATION BY GROUP QUARTERS TYPE (WHIT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20B</text:p>
          </table:table-cell>
          <table:table-cell table:style-name="ce11" office:value-type="string" calcext:value-type="string">
            <text:p>GROUP QUARTERS POPULATION BY GROUP QUARTERS TYPE (BLACK OR AFRICAN AMERICAN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20C</text:p>
          </table:table-cell>
          <table:table-cell table:style-name="ce11" office:value-type="string" calcext:value-type="string">
            <text:p>GROUP QUARTERS POPULATION BY GROUP QUARTERS TYPE (AMERICAN INDIAN AND ALASKA NATIV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20D</text:p>
          </table:table-cell>
          <table:table-cell table:style-name="ce11" office:value-type="string" calcext:value-type="string">
            <text:p>GROUP QUARTERS POPULATION BY GROUP QUARTERS TYPE (ASIAN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20E</text:p>
          </table:table-cell>
          <table:table-cell table:style-name="ce11" office:value-type="string" calcext:value-type="string">
            <text:p>GROUP QUARTERS POPULATION BY GROUP QUARTERS TYPE (NATIVE HAWAIIAN AND OTHER PACIFIC ISLANDER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20F</text:p>
          </table:table-cell>
          <table:table-cell table:style-name="ce11" office:value-type="string" calcext:value-type="string">
            <text:p>GROUP QUARTERS POPULATION BY GROUP QUARTERS TYPE (SOME OTHER RAC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20G</text:p>
          </table:table-cell>
          <table:table-cell table:style-name="ce11" office:value-type="string" calcext:value-type="string">
            <text:p>GROUP QUARTERS POPULATION BY GROUP QUARTERS TYPE (TWO OR MORE RACES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20H</text:p>
          </table:table-cell>
          <table:table-cell table:style-name="ce11" office:value-type="string" calcext:value-type="string">
            <text:p>GROUP QUARTERS POPULATION BY GROUP QUARTERS TYPE (HISPANIC OR LATINO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20I</text:p>
          </table:table-cell>
          <table:table-cell table:style-name="ce11" office:value-type="string" calcext:value-type="string">
            <text:p>GROUP QUARTERS POPULATION BY GROUP QUARTERS TYPE (WHITE ALONE, NOT HISPANIC OR LATINO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22A</text:p>
          </table:table-cell>
          <table:table-cell table:style-name="ce11" office:value-type="string" calcext:value-type="string">
            <text:p>GROUP QUARTERS POPULATION BY SEX BY GROUP QUARTERS TYPE FOR THE POPULATION 18 YEARS AND OVER (WHIT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22B</text:p>
          </table:table-cell>
          <table:table-cell table:style-name="ce11" office:value-type="string" calcext:value-type="string">
            <text:p>GROUP QUARTERS POPULATION BY SEX BY GROUP QUARTERS TYPE FOR THE POPULATION 18 YEARS AND OVER (BLACK OR AFRICAN AMERICAN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22C</text:p>
          </table:table-cell>
          <table:table-cell table:style-name="ce11" office:value-type="string" calcext:value-type="string">
            <text:p>GROUP QUARTERS POPULATION BY SEX BY GROUP QUARTERS TYPE FOR THE POPULATION 18 YEARS AND OVER (AMERICAN INDIAN AND ALASKA NATIV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22D</text:p>
          </table:table-cell>
          <table:table-cell table:style-name="ce11" office:value-type="string" calcext:value-type="string">
            <text:p>GROUP QUARTERS POPULATION BY SEX BY GROUP QUARTERS TYPE FOR THE POPULATION 18 YEARS AND OVER (ASIAN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22E</text:p>
          </table:table-cell>
          <table:table-cell table:style-name="ce11" office:value-type="string" calcext:value-type="string">
            <text:p>GROUP QUARTERS POPULATION BY SEX BY GROUP QUARTERS TYPE FOR THE POPULATION 18 YEARS AND OVER (NATIVE HAWAIIAN AND OTHER PACIFIC ISLANDER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22F</text:p>
          </table:table-cell>
          <table:table-cell table:style-name="ce11" office:value-type="string" calcext:value-type="string">
            <text:p>GROUP QUARTERS POPULATION BY SEX BY GROUP QUARTERS TYPE FOR THE POPULATION 18 YEARS AND OVER (SOME OTHER RACE ALONE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22G</text:p>
          </table:table-cell>
          <table:table-cell table:style-name="ce11" office:value-type="string" calcext:value-type="string">
            <text:p>GROUP QUARTERS POPULATION BY SEX BY GROUP QUARTERS TYPE FOR THE POPULATION 18 YEARS AND OVER (TWO OR MORE RACES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22H</text:p>
          </table:table-cell>
          <table:table-cell table:style-name="ce11" office:value-type="string" calcext:value-type="string">
            <text:p>GROUP QUARTERS POPULATION BY SEX BY GROUP QUARTERS TYPE FOR THE POPULATION 18 YEARS AND OVER (HISPANIC OR LATINO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CT</text:p>
          </table:table-cell>
          <table:table-cell table:style-name="ce10" office:value-type="string" calcext:value-type="string">
            <text:p>22I</text:p>
          </table:table-cell>
          <table:table-cell table:style-name="ce11" office:value-type="string" calcext:value-type="string">
            <text:p>GROUP QUARTERS POPULATION BY SEX BY GROUP QUARTERS TYPE FOR THE POPULATION 18 YEARS AND OVER (WHITE ALONE, NOT HISPANIC OR LATINO)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 table:number-rows-repeated="10482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3" table:number-columns-repeated="8" table:default-cell-style-name="ce12"/>
        <table:table-column table:style-name="co3" table:number-columns-repeated="2" table:default-cell-style-name="Default"/>
        <table:table-column table:style-name="co3" table:number-columns-repeated="54" table:default-cell-style-name="ce12"/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01.json" xlink:type="simple">P014001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1:.E1])" office:value-type="string" office:string-value="&quot;P014001&quot; : &quot;Total&quot;," calcext:value-type="string">
            <text:p>"P014001" : "Total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02.json" xlink:type="simple">P014002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Male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2:.E2])" office:value-type="string" office:string-value="&quot;P014002&quot; : &quot;Total!!Male&quot;," calcext:value-type="string">
            <text:p>"P014002" : "Total!!Male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03.json" xlink:type="simple">P014003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Male!!Under 1 year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3:.E3])" office:value-type="string" office:string-value="&quot;P014003&quot; : &quot;Total!!Male!!Under 1 year&quot;," calcext:value-type="string">
            <text:p>"P014003" : "Total!!Male!!Under 1 year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04.json" xlink:type="simple">P014004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Male!!1 year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4:.E4])" office:value-type="string" office:string-value="&quot;P014004&quot; : &quot;Total!!Male!!1 year&quot;," calcext:value-type="string">
            <text:p>"P014004" : "Total!!Male!!1 year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05.json" xlink:type="simple">P014005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Male!!2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5:.E5])" office:value-type="string" office:string-value="&quot;P014005&quot; : &quot;Total!!Male!!2 years&quot;," calcext:value-type="string">
            <text:p>"P014005" : "Total!!Male!!2 years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06.json" xlink:type="simple">P014006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Male!!3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6:.E6])" office:value-type="string" office:string-value="&quot;P014006&quot; : &quot;Total!!Male!!3 years&quot;," calcext:value-type="string">
            <text:p>"P014006" : "Total!!Male!!3 years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07.json" xlink:type="simple">P014007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Male!!4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7:.E7])" office:value-type="string" office:string-value="&quot;P014007&quot; : &quot;Total!!Male!!4 years&quot;," calcext:value-type="string">
            <text:p>"P014007" : "Total!!Male!!4 years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08.json" xlink:type="simple">P014008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Male!!5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8:.E8])" office:value-type="string" office:string-value="&quot;P014008&quot; : &quot;Total!!Male!!5 years&quot;," calcext:value-type="string">
            <text:p>"P014008" : "Total!!Male!!5 years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09.json" xlink:type="simple">P014009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Male!!6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9:.E9])" office:value-type="string" office:string-value="&quot;P014009&quot; : &quot;Total!!Male!!6 years&quot;," calcext:value-type="string">
            <text:p>"P014009" : "Total!!Male!!6 years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10.json" xlink:type="simple">P014010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Male!!7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10:.E10])" office:value-type="string" office:string-value="&quot;P014010&quot; : &quot;Total!!Male!!7 years&quot;," calcext:value-type="string">
            <text:p>"P014010" : "Total!!Male!!7 years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11.json" xlink:type="simple">P014011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Male!!8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11:.E11])" office:value-type="string" office:string-value="&quot;P014011&quot; : &quot;Total!!Male!!8 years&quot;," calcext:value-type="string">
            <text:p>"P014011" : "Total!!Male!!8 years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12.json" xlink:type="simple">P014012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Male!!9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12:.E12])" office:value-type="string" office:string-value="&quot;P014012&quot; : &quot;Total!!Male!!9 years&quot;," calcext:value-type="string">
            <text:p>"P014012" : "Total!!Male!!9 years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13.json" xlink:type="simple">P014013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Male!!10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13:.E13])" office:value-type="string" office:string-value="&quot;P014013&quot; : &quot;Total!!Male!!10 years&quot;," calcext:value-type="string">
            <text:p>"P014013" : "Total!!Male!!10 years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14.json" xlink:type="simple">P014014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Male!!11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14:.E14])" office:value-type="string" office:string-value="&quot;P014014&quot; : &quot;Total!!Male!!11 years&quot;," calcext:value-type="string">
            <text:p>"P014014" : "Total!!Male!!11 years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15.json" xlink:type="simple">P014015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Male!!12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15:.E15])" office:value-type="string" office:string-value="&quot;P014015&quot; : &quot;Total!!Male!!12 years&quot;," calcext:value-type="string">
            <text:p>"P014015" : "Total!!Male!!12 years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16.json" xlink:type="simple">P014016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Male!!13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16:.E16])" office:value-type="string" office:string-value="&quot;P014016&quot; : &quot;Total!!Male!!13 years&quot;," calcext:value-type="string">
            <text:p>"P014016" : "Total!!Male!!13 years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17.json" xlink:type="simple">P014017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Male!!14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17:.E17])" office:value-type="string" office:string-value="&quot;P014017&quot; : &quot;Total!!Male!!14 years&quot;," calcext:value-type="string">
            <text:p>"P014017" : "Total!!Male!!14 years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18.json" xlink:type="simple">P014018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Male!!15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18:.E18])" office:value-type="string" office:string-value="&quot;P014018&quot; : &quot;Total!!Male!!15 years&quot;," calcext:value-type="string">
            <text:p>"P014018" : "Total!!Male!!15 years",</text:p>
          </table:table-cell>
          <table:table-cell table:number-columns-repeated="4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19.json" xlink:type="simple">P014019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Male!!16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19:.E19])" office:value-type="string" office:string-value="&quot;P014019&quot; : &quot;Total!!Male!!16 years&quot;," calcext:value-type="string">
            <text:p>"P014019" : "Total!!Male!!16 years",</text:p>
          </table:table-cell>
          <table:table-cell table:number-columns-repeated="4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20.json" xlink:type="simple">P014020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Male!!17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20:.E20])" office:value-type="string" office:string-value="&quot;P014020&quot; : &quot;Total!!Male!!17 years&quot;," calcext:value-type="string">
            <text:p>"P014020" : "Total!!Male!!17 years",</text:p>
          </table:table-cell>
          <table:table-cell table:number-columns-repeated="4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21.json" xlink:type="simple">P014021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Male!!18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21:.E21])" office:value-type="string" office:string-value="&quot;P014021&quot; : &quot;Total!!Male!!18 years&quot;," calcext:value-type="string">
            <text:p>"P014021" : "Total!!Male!!18 years",</text:p>
          </table:table-cell>
          <table:table-cell table:number-columns-repeated="4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22.json" xlink:type="simple">P014022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Male!!19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22:.E22])" office:value-type="string" office:string-value="&quot;P014022&quot; : &quot;Total!!Male!!19 years&quot;," calcext:value-type="string">
            <text:p>"P014022" : "Total!!Male!!19 years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23.json" xlink:type="simple">P014023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Female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23:.E23])" office:value-type="string" office:string-value="&quot;P014023&quot; : &quot;Total!!Female&quot;," calcext:value-type="string">
            <text:p>"P014023" : "Total!!Female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24.json" xlink:type="simple">P014024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Female!!Under 1 year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24:.E24])" office:value-type="string" office:string-value="&quot;P014024&quot; : &quot;Total!!Female!!Under 1 year&quot;," calcext:value-type="string">
            <text:p>"P014024" : "Total!!Female!!Under 1 year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25.json" xlink:type="simple">P014025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Female!!1 year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25:.E25])" office:value-type="string" office:string-value="&quot;P014025&quot; : &quot;Total!!Female!!1 year&quot;," calcext:value-type="string">
            <text:p>"P014025" : "Total!!Female!!1 year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26.json" xlink:type="simple">P014026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Female!!2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26:.E26])" office:value-type="string" office:string-value="&quot;P014026&quot; : &quot;Total!!Female!!2 years&quot;," calcext:value-type="string">
            <text:p>"P014026" : "Total!!Female!!2 years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27.json" xlink:type="simple">P014027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Female!!3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27:.E27])" office:value-type="string" office:string-value="&quot;P014027&quot; : &quot;Total!!Female!!3 years&quot;," calcext:value-type="string">
            <text:p>"P014027" : "Total!!Female!!3 years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28.json" xlink:type="simple">P014028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Female!!4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28:.E28])" office:value-type="string" office:string-value="&quot;P014028&quot; : &quot;Total!!Female!!4 years&quot;," calcext:value-type="string">
            <text:p>"P014028" : "Total!!Female!!4 years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29.json" xlink:type="simple">P014029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Female!!5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29:.E29])" office:value-type="string" office:string-value="&quot;P014029&quot; : &quot;Total!!Female!!5 years&quot;," calcext:value-type="string">
            <text:p>"P014029" : "Total!!Female!!5 years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30.json" xlink:type="simple">P014030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Female!!6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30:.E30])" office:value-type="string" office:string-value="&quot;P014030&quot; : &quot;Total!!Female!!6 years&quot;," calcext:value-type="string">
            <text:p>"P014030" : "Total!!Female!!6 years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31.json" xlink:type="simple">P014031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Female!!7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31:.E31])" office:value-type="string" office:string-value="&quot;P014031&quot; : &quot;Total!!Female!!7 years&quot;," calcext:value-type="string">
            <text:p>"P014031" : "Total!!Female!!7 years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32.json" xlink:type="simple">P014032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Female!!8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32:.E32])" office:value-type="string" office:string-value="&quot;P014032&quot; : &quot;Total!!Female!!8 years&quot;," calcext:value-type="string">
            <text:p>"P014032" : "Total!!Female!!8 years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33.json" xlink:type="simple">P014033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Female!!9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33:.E33])" office:value-type="string" office:string-value="&quot;P014033&quot; : &quot;Total!!Female!!9 years&quot;," calcext:value-type="string">
            <text:p>"P014033" : "Total!!Female!!9 years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34.json" xlink:type="simple">P014034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Female!!10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34:.E34])" office:value-type="string" office:string-value="&quot;P014034&quot; : &quot;Total!!Female!!10 years&quot;," calcext:value-type="string">
            <text:p>"P014034" : "Total!!Female!!10 years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35.json" xlink:type="simple">P014035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Female!!11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35:.E35])" office:value-type="string" office:string-value="&quot;P014035&quot; : &quot;Total!!Female!!11 years&quot;," calcext:value-type="string">
            <text:p>"P014035" : "Total!!Female!!11 years",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36.json" xlink:type="simple">P014036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Female!!12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36:.E36])" office:value-type="string" office:string-value="&quot;P014036&quot; : &quot;Total!!Female!!12 years&quot;," calcext:value-type="string">
            <text:p>"P014036" : "Total!!Female!!12 years",</text:p>
          </table:table-cell>
          <table:table-cell table:number-columns-repeated="4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37.json" xlink:type="simple">P014037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Female!!13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37:.E37])" office:value-type="string" office:string-value="&quot;P014037&quot; : &quot;Total!!Female!!13 years&quot;," calcext:value-type="string">
            <text:p>"P014037" : "Total!!Female!!13 years",</text:p>
          </table:table-cell>
          <table:table-cell table:number-columns-repeated="4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38.json" xlink:type="simple">P014038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Female!!14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38:.E38])" office:value-type="string" office:string-value="&quot;P014038&quot; : &quot;Total!!Female!!14 years&quot;," calcext:value-type="string">
            <text:p>"P014038" : "Total!!Female!!14 years",</text:p>
          </table:table-cell>
          <table:table-cell table:number-columns-repeated="4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39.json" xlink:type="simple">P014039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Female!!15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39:.E39])" office:value-type="string" office:string-value="&quot;P014039&quot; : &quot;Total!!Female!!15 years&quot;," calcext:value-type="string">
            <text:p>"P014039" : "Total!!Female!!15 years",</text:p>
          </table:table-cell>
          <table:table-cell table:number-columns-repeated="4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40.json" xlink:type="simple">P014040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Female!!16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40:.E40])" office:value-type="string" office:string-value="&quot;P014040&quot; : &quot;Total!!Female!!16 years&quot;," calcext:value-type="string">
            <text:p>"P014040" : "Total!!Female!!16 years",</text:p>
          </table:table-cell>
          <table:table-cell table:number-columns-repeated="4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41.json" xlink:type="simple">P014041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Female!!17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41:.E41])" office:value-type="string" office:string-value="&quot;P014041&quot; : &quot;Total!!Female!!17 years&quot;," calcext:value-type="string">
            <text:p>"P014041" : "Total!!Female!!17 years",</text:p>
          </table:table-cell>
          <table:table-cell table:number-columns-repeated="4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42.json" xlink:type="simple">P014042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Female!!18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42:.E42])" office:value-type="string" office:string-value="&quot;P014042&quot; : &quot;Total!!Female!!18 years&quot;," calcext:value-type="string">
            <text:p>"P014042" : "Total!!Female!!18 years",</text:p>
          </table:table-cell>
          <table:table-cell table:number-columns-repeated="4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 table:style-name="ce11" office:value-type="string" calcext:value-type="string">
            <text:p><text:a xlink:href="https://api.census.gov/data/2010/dec/sf1/variables/P014043.json" xlink:type="simple">P014043</text:a></text:p>
          </table:table-cell>
          <table:table-cell table:style-name="ce11" office:value-type="string" calcext:value-type="string">
            <text:p>" : "</text:p>
          </table:table-cell>
          <table:table-cell table:style-name="ce11" office:value-type="string" calcext:value-type="string">
            <text:p>Total!!Female!!19 years</text:p>
          </table:table-cell>
          <table:table-cell table:style-name="ce11" office:value-type="string" calcext:value-type="string">
            <text:p>",</text:p>
          </table:table-cell>
          <table:table-cell table:style-name="ce11" table:formula="of:=COM.MICROSOFT.CONCAT([.A43:.E43])" office:value-type="string" office:string-value="&quot;P014043&quot; : &quot;Total!!Female!!19 years&quot;," calcext:value-type="string">
            <text:p>"P014043" : "Total!!Female!!19 years",</text:p>
          </table:table-cell>
          <table:table-cell table:number-columns-repeated="4"/>
          <table:table-cell table:style-name="ce11" office:value-type="string" calcext:value-type="string">
            <text:p>SEX BY AGE FOR THE POPULATION UNDER 20 YEARS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4.html" xlink:type="simple">P14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44:.E44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SEX BY AGE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2.html" xlink:type="simple">P12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45:.E45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SEX BY AGE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2.html" xlink:type="simple">P12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46:.E46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SEX BY AGE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2.html" xlink:type="simple">P12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47:.E47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SEX BY AGE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2.html" xlink:type="simple">P12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48:.E48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SEX BY AGE</text:p>
          </table:table-cell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2.html" xlink:type="simple">P12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49:.E49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SEX BY AGE</text:p>
          </table:table-cell>
          <table:table-cell/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2.html" xlink:type="simple">P12</text:a>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50:.E50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number-columns-repeated="4"/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51:.E51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1.html" xlink:type="simple">P11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52:.E52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1.html" xlink:type="simple">P11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53:.E53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1.html" xlink:type="simple">P11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54:.E54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1.html" xlink:type="simple">P11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55:.E55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1.html" xlink:type="simple">P11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56:.E56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1.html" xlink:type="simple">P11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57:.E57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1.html" xlink:type="simple">P11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58:.E58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1.html" xlink:type="simple">P11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59:.E59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1.html" xlink:type="simple">P11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60:.E60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1.html" xlink:type="simple">P11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61:.E61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1.html" xlink:type="simple">P11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62:.E62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1.html" xlink:type="simple">P11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63:.E63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1.html" xlink:type="simple">P11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64:.E64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1.html" xlink:type="simple">P11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65:.E65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1.html" xlink:type="simple">P11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66:.E66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1.html" xlink:type="simple">P11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67:.E67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1.html" xlink:type="simple">P11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68:.E68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1.html" xlink:type="simple">P11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69:.E69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1.html" xlink:type="simple">P11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70:.E70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1.html" xlink:type="simple">P11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0.html" xlink:type="simple">P10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71:.E71])" office:value-type="string" office:string-value="&quot;&quot; : &quot;&quot;," calcext:value-type="string">
            <text:p>"" : "",</text:p>
          </table:table-cell>
          <table:table-cell table:number-columns-repeated="4"/>
          <table:table-cell table:style-name="ce11" office:value-type="string" calcext:value-type="string">
            <text:p>predicate-only</text:p>
          </table:table-cell>
          <table:table-cell table:style-name="ce11" office:value-type="string" calcext:value-type="string">
            <text:p><text:a xlink:href="https://api.census.gov/data/2010/dec/sf1/groups/.html" xlink:type="simple"> 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1.html" xlink:type="simple">P11</text:a>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72:.E72])" office:value-type="string" office:string-value="&quot;&quot; : &quot;&quot;," calcext:value-type="string">
            <text:p>"" : "",</text:p>
          </table:table-cell>
          <table:table-cell table:number-columns-repeated="6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<text:a xlink:href="https://api.census.gov/data/2010/dec/sf1/groups/P11.html" xlink:type="simple">P11</text:a></text:p>
          </table:table-cell>
          <table:table-cell table:style-name="ce11" office:value-type="string" calcext:value-type="string">
            <text:p><text:a xlink:href="https://api.census.gov/data/2010/dec/sf1/groups/P9.html" xlink:type="simple">P9</text:a>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73:.E73])" office:value-type="string" office:string-value="&quot;&quot; : &quot;&quot;," calcext:value-type="string">
            <text:p>"" : "",</text:p>
          </table:table-cell>
          <table:table-cell table:number-columns-repeated="9"/>
          <table:table-cell table:style-name="ce11" office:value-type="string" calcext:value-type="string">
            <text:p><text:a xlink:href="https://api.census.gov/data/2010/dec/sf1/groups/P9.html" xlink:type="simple">P9</text:a>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74:.E74])" office:value-type="string" office:string-value="&quot;&quot; : &quot;&quot;," calcext:value-type="string">
            <text:p>"" : "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75:.E75])" office:value-type="string" office:string-value="&quot;&quot; : &quot;&quot;," calcext:value-type="string">
            <text:p>"" : "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76:.E76])" office:value-type="string" office:string-value="&quot;&quot; : &quot;&quot;," calcext:value-type="string">
            <text:p>"" : "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77:.E77])" office:value-type="string" office:string-value="&quot;&quot; : &quot;&quot;," calcext:value-type="string">
            <text:p>"" : "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78:.E78])" office:value-type="string" office:string-value="&quot;&quot; : &quot;&quot;," calcext:value-type="string">
            <text:p>"" : "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79:.E79])" office:value-type="string" office:string-value="&quot;&quot; : &quot;&quot;," calcext:value-type="string">
            <text:p>"" : "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table:style-name="ce11" office:value-type="string" calcext:value-type="string">
            <text:p>" : "</text:p>
          </table:table-cell>
          <table:table-cell/>
          <table:table-cell table:style-name="ce11" office:value-type="string" calcext:value-type="string">
            <text:p>",</text:p>
          </table:table-cell>
          <table:table-cell table:style-name="ce11" table:formula="of:=COM.MICROSOFT.CONCAT([.A80:.E80])" office:value-type="string" office:string-value="&quot;&quot; : &quot;&quot;," calcext:value-type="string">
            <text:p>"" : "",</text:p>
          </table:table-cell>
          <table:table-cell table:number-columns-repeated="58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,</text:p>
          </table:table-cell>
          <table:table-cell table:formula="of:=COM.MICROSOFT.CONCAT([.A1:.D1])" office:value-type="string" office:string-value="&quot;P1&quot;," calcext:value-type="string">
            <text:p>"P1",</text:p>
          </table:table-cell>
          <table:table-cell table:number-columns-repeated="2"/>
          <table:table-cell office:value-type="string" calcext:value-type="string">
            <text:p>"P1", "P2", "P3", "P4", "P5", "P6", "P7", "P8", "P9", "P10", "P11", "P12", "P13", "P14", "P15", "P16", "P17", "P18", "P19", "P20", "P21", "P22", "P23", "P24", "P25", "P26", "P27", "P28", "P29", "P30", "P31", "P32", "P33", "P34", "P35", "P36", "P37", "P38", "P39", "P40", "P41", "P42", "P43", "P44", "P45", "P46", "P47", "P48", "P49", "P50", "P51", 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,</text:p>
          </table:table-cell>
          <table:table-cell table:formula="of:=COM.MICROSOFT.CONCAT([.A2:.D2])" office:value-type="string" office:string-value="&quot;P2&quot;," calcext:value-type="string">
            <text:p>"P2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,</text:p>
          </table:table-cell>
          <table:table-cell table:formula="of:=COM.MICROSOFT.CONCAT([.A3:.D3])" office:value-type="string" office:string-value="&quot;P3&quot;," calcext:value-type="string">
            <text:p>"P3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,</text:p>
          </table:table-cell>
          <table:table-cell table:formula="of:=COM.MICROSOFT.CONCAT([.A4:.D4])" office:value-type="string" office:string-value="&quot;P4&quot;," calcext:value-type="string">
            <text:p>"P4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,</text:p>
          </table:table-cell>
          <table:table-cell table:formula="of:=COM.MICROSOFT.CONCAT([.A5:.D5])" office:value-type="string" office:string-value="&quot;P5&quot;," calcext:value-type="string">
            <text:p>"P5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,</text:p>
          </table:table-cell>
          <table:table-cell table:formula="of:=COM.MICROSOFT.CONCAT([.A6:.D6])" office:value-type="string" office:string-value="&quot;P6&quot;," calcext:value-type="string">
            <text:p>"P6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,</text:p>
          </table:table-cell>
          <table:table-cell table:formula="of:=COM.MICROSOFT.CONCAT([.A7:.D7])" office:value-type="string" office:string-value="&quot;P7&quot;," calcext:value-type="string">
            <text:p>"P7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,</text:p>
          </table:table-cell>
          <table:table-cell table:formula="of:=COM.MICROSOFT.CONCAT([.A8:.D8])" office:value-type="string" office:string-value="&quot;P8&quot;," calcext:value-type="string">
            <text:p>"P8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,</text:p>
          </table:table-cell>
          <table:table-cell table:formula="of:=COM.MICROSOFT.CONCAT([.A9:.D9])" office:value-type="string" office:string-value="&quot;P9&quot;," calcext:value-type="string">
            <text:p>"P9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,</text:p>
          </table:table-cell>
          <table:table-cell table:formula="of:=COM.MICROSOFT.CONCAT([.A10:.D10])" office:value-type="string" office:string-value="&quot;P10&quot;," calcext:value-type="string">
            <text:p>"P10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",</text:p>
          </table:table-cell>
          <table:table-cell table:formula="of:=COM.MICROSOFT.CONCAT([.A11:.D11])" office:value-type="string" office:string-value="&quot;P11&quot;," calcext:value-type="string">
            <text:p>"P11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",</text:p>
          </table:table-cell>
          <table:table-cell table:formula="of:=COM.MICROSOFT.CONCAT([.A12:.D12])" office:value-type="string" office:string-value="&quot;P12&quot;," calcext:value-type="string">
            <text:p>"P12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",</text:p>
          </table:table-cell>
          <table:table-cell table:formula="of:=COM.MICROSOFT.CONCAT([.A13:.D13])" office:value-type="string" office:string-value="&quot;P13&quot;," calcext:value-type="string">
            <text:p>"P13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",</text:p>
          </table:table-cell>
          <table:table-cell table:formula="of:=COM.MICROSOFT.CONCAT([.A14:.D14])" office:value-type="string" office:string-value="&quot;P14&quot;," calcext:value-type="string">
            <text:p>"P14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",</text:p>
          </table:table-cell>
          <table:table-cell table:formula="of:=COM.MICROSOFT.CONCAT([.A15:.D15])" office:value-type="string" office:string-value="&quot;P15&quot;," calcext:value-type="string">
            <text:p>"P15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",</text:p>
          </table:table-cell>
          <table:table-cell table:formula="of:=COM.MICROSOFT.CONCAT([.A16:.D16])" office:value-type="string" office:string-value="&quot;P16&quot;," calcext:value-type="string">
            <text:p>"P16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",</text:p>
          </table:table-cell>
          <table:table-cell table:formula="of:=COM.MICROSOFT.CONCAT([.A17:.D17])" office:value-type="string" office:string-value="&quot;P17&quot;," calcext:value-type="string">
            <text:p>"P17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",</text:p>
          </table:table-cell>
          <table:table-cell table:formula="of:=COM.MICROSOFT.CONCAT([.A18:.D18])" office:value-type="string" office:string-value="&quot;P18&quot;," calcext:value-type="string">
            <text:p>"P18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",</text:p>
          </table:table-cell>
          <table:table-cell table:formula="of:=COM.MICROSOFT.CONCAT([.A19:.D19])" office:value-type="string" office:string-value="&quot;P19&quot;," calcext:value-type="string">
            <text:p>"P19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",</text:p>
          </table:table-cell>
          <table:table-cell table:formula="of:=COM.MICROSOFT.CONCAT([.A20:.D20])" office:value-type="string" office:string-value="&quot;P20&quot;," calcext:value-type="string">
            <text:p>"P20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",</text:p>
          </table:table-cell>
          <table:table-cell table:formula="of:=COM.MICROSOFT.CONCAT([.A21:.D21])" office:value-type="string" office:string-value="&quot;P21&quot;," calcext:value-type="string">
            <text:p>"P21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",</text:p>
          </table:table-cell>
          <table:table-cell table:formula="of:=COM.MICROSOFT.CONCAT([.A22:.D22])" office:value-type="string" office:string-value="&quot;P22&quot;," calcext:value-type="string">
            <text:p>"P22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",</text:p>
          </table:table-cell>
          <table:table-cell table:formula="of:=COM.MICROSOFT.CONCAT([.A23:.D23])" office:value-type="string" office:string-value="&quot;P23&quot;," calcext:value-type="string">
            <text:p>"P23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",</text:p>
          </table:table-cell>
          <table:table-cell table:formula="of:=COM.MICROSOFT.CONCAT([.A24:.D24])" office:value-type="string" office:string-value="&quot;P24&quot;," calcext:value-type="string">
            <text:p>"P24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",</text:p>
          </table:table-cell>
          <table:table-cell table:formula="of:=COM.MICROSOFT.CONCAT([.A25:.D25])" office:value-type="string" office:string-value="&quot;P25&quot;," calcext:value-type="string">
            <text:p>"P25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",</text:p>
          </table:table-cell>
          <table:table-cell table:formula="of:=COM.MICROSOFT.CONCAT([.A26:.D26])" office:value-type="string" office:string-value="&quot;P26&quot;," calcext:value-type="string">
            <text:p>"P26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",</text:p>
          </table:table-cell>
          <table:table-cell table:formula="of:=COM.MICROSOFT.CONCAT([.A27:.D27])" office:value-type="string" office:string-value="&quot;P27&quot;," calcext:value-type="string">
            <text:p>"P27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",</text:p>
          </table:table-cell>
          <table:table-cell table:formula="of:=COM.MICROSOFT.CONCAT([.A28:.D28])" office:value-type="string" office:string-value="&quot;P28&quot;," calcext:value-type="string">
            <text:p>"P28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",</text:p>
          </table:table-cell>
          <table:table-cell table:formula="of:=COM.MICROSOFT.CONCAT([.A29:.D29])" office:value-type="string" office:string-value="&quot;P29&quot;," calcext:value-type="string">
            <text:p>"P29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",</text:p>
          </table:table-cell>
          <table:table-cell table:formula="of:=COM.MICROSOFT.CONCAT([.A30:.D30])" office:value-type="string" office:string-value="&quot;P30&quot;," calcext:value-type="string">
            <text:p>"P30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",</text:p>
          </table:table-cell>
          <table:table-cell table:formula="of:=COM.MICROSOFT.CONCAT([.A31:.D31])" office:value-type="string" office:string-value="&quot;P31&quot;," calcext:value-type="string">
            <text:p>"P31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",</text:p>
          </table:table-cell>
          <table:table-cell table:formula="of:=COM.MICROSOFT.CONCAT([.A32:.D32])" office:value-type="string" office:string-value="&quot;P32&quot;," calcext:value-type="string">
            <text:p>"P32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",</text:p>
          </table:table-cell>
          <table:table-cell table:formula="of:=COM.MICROSOFT.CONCAT([.A33:.D33])" office:value-type="string" office:string-value="&quot;P33&quot;," calcext:value-type="string">
            <text:p>"P33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",</text:p>
          </table:table-cell>
          <table:table-cell table:formula="of:=COM.MICROSOFT.CONCAT([.A34:.D34])" office:value-type="string" office:string-value="&quot;P34&quot;," calcext:value-type="string">
            <text:p>"P34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",</text:p>
          </table:table-cell>
          <table:table-cell table:formula="of:=COM.MICROSOFT.CONCAT([.A35:.D35])" office:value-type="string" office:string-value="&quot;P35&quot;," calcext:value-type="string">
            <text:p>"P35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",</text:p>
          </table:table-cell>
          <table:table-cell table:formula="of:=COM.MICROSOFT.CONCAT([.A36:.D36])" office:value-type="string" office:string-value="&quot;P36&quot;," calcext:value-type="string">
            <text:p>"P36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",</text:p>
          </table:table-cell>
          <table:table-cell table:formula="of:=COM.MICROSOFT.CONCAT([.A37:.D37])" office:value-type="string" office:string-value="&quot;P37&quot;," calcext:value-type="string">
            <text:p>"P37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",</text:p>
          </table:table-cell>
          <table:table-cell table:formula="of:=COM.MICROSOFT.CONCAT([.A38:.D38])" office:value-type="string" office:string-value="&quot;P38&quot;," calcext:value-type="string">
            <text:p>"P38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",</text:p>
          </table:table-cell>
          <table:table-cell table:formula="of:=COM.MICROSOFT.CONCAT([.A39:.D39])" office:value-type="string" office:string-value="&quot;P39&quot;," calcext:value-type="string">
            <text:p>"P39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",</text:p>
          </table:table-cell>
          <table:table-cell table:formula="of:=COM.MICROSOFT.CONCAT([.A40:.D40])" office:value-type="string" office:string-value="&quot;P40&quot;," calcext:value-type="string">
            <text:p>"P40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",</text:p>
          </table:table-cell>
          <table:table-cell table:formula="of:=COM.MICROSOFT.CONCAT([.A41:.D41])" office:value-type="string" office:string-value="&quot;P41&quot;," calcext:value-type="string">
            <text:p>"P41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",</text:p>
          </table:table-cell>
          <table:table-cell table:formula="of:=COM.MICROSOFT.CONCAT([.A42:.D42])" office:value-type="string" office:string-value="&quot;P42&quot;," calcext:value-type="string">
            <text:p>"P42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",</text:p>
          </table:table-cell>
          <table:table-cell table:formula="of:=COM.MICROSOFT.CONCAT([.A43:.D43])" office:value-type="string" office:string-value="&quot;P43&quot;," calcext:value-type="string">
            <text:p>"P43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",</text:p>
          </table:table-cell>
          <table:table-cell table:formula="of:=COM.MICROSOFT.CONCAT([.A44:.D44])" office:value-type="string" office:string-value="&quot;P44&quot;," calcext:value-type="string">
            <text:p>"P44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",</text:p>
          </table:table-cell>
          <table:table-cell table:formula="of:=COM.MICROSOFT.CONCAT([.A45:.D45])" office:value-type="string" office:string-value="&quot;P45&quot;," calcext:value-type="string">
            <text:p>"P45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",</text:p>
          </table:table-cell>
          <table:table-cell table:formula="of:=COM.MICROSOFT.CONCAT([.A46:.D46])" office:value-type="string" office:string-value="&quot;P46&quot;," calcext:value-type="string">
            <text:p>"P46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",</text:p>
          </table:table-cell>
          <table:table-cell table:formula="of:=COM.MICROSOFT.CONCAT([.A47:.D47])" office:value-type="string" office:string-value="&quot;P47&quot;," calcext:value-type="string">
            <text:p>"P47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",</text:p>
          </table:table-cell>
          <table:table-cell table:formula="of:=COM.MICROSOFT.CONCAT([.A48:.D48])" office:value-type="string" office:string-value="&quot;P48&quot;," calcext:value-type="string">
            <text:p>"P48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",</text:p>
          </table:table-cell>
          <table:table-cell table:formula="of:=COM.MICROSOFT.CONCAT([.A49:.D49])" office:value-type="string" office:string-value="&quot;P49&quot;," calcext:value-type="string">
            <text:p>"P49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",</text:p>
          </table:table-cell>
          <table:table-cell table:formula="of:=COM.MICROSOFT.CONCAT([.A50:.D50])" office:value-type="string" office:string-value="&quot;P50&quot;," calcext:value-type="string">
            <text:p>"P50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",</text:p>
          </table:table-cell>
          <table:table-cell table:formula="of:=COM.MICROSOFT.CONCAT([.A51:.D51])" office:value-type="string" office:string-value="&quot;P51&quot;," calcext:value-type="string">
            <text:p>"P51",</text:p>
          </table:table-cell>
          <table:table-cell table:number-columns-repeated="3"/>
        </table:table-row>
      </table:table>
      <table:table table:name="Sheet4" table:style-name="ta1">
        <table:table-column table:style-name="co3" table:number-columns-repeated="64" table:default-cell-style-name="ce12"/>
        <table:table-row table:style-name="ro1">
          <table:table-cell table:style-name="ce11" office:value-type="string" calcext:value-type="string">
            <text:p>"P002006","Total!!Not defined for this file", 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2004","Total!!Urban!!Inside urban cluste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2005","Total!!Rur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2002","Total!!Urb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2003","Total!!Urban!!Inside urbanized area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2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2001ERR","Errata of 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1001ERR","Errata of 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1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3001ERR","Errata of 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3008","Total!!Two or More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3007","Total!!Some Other Race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3006","Total!!Native Hawaiian and Other Pacific Islander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3005","Total!!Asian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3004","Total!!American Indian and Alaska Native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3003","Total!!Black or African American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3002","Total!!White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3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4001ERR","Errata of 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4003","Total!!Hispanic or Latino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4002","Total!!Not Hispanic or Latino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4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5005","Total!!Not Hispanic or Latino!!American Indian and Alaska Native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5006","Total!!Not Hispanic or Latino!!Asian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5007","Total!!Not Hispanic or Latino!!Native Hawaiian and Other Pacific Islander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5008","Total!!Not Hispanic or Latino!!Some Other Race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5009","Total!!Not Hispanic or Latino!!Two or More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5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5002","Total!!Not Hispanic or Latino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5003","Total!!Not Hispanic or Latino!!White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5004","Total!!Not Hispanic or Latino!!Black or African American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5016","Total!!Hispanic or Latino!!Some Other Race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5017","Total!!Hispanic or Latino!!Two or More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5010","Total!!Hispanic or Latino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5011","Total!!Hispanic or Latino!!White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5012","Total!!Hispanic or Latino!!Black or African American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5013","Total!!Hispanic or Latino!!American Indian and Alaska Native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5014","Total!!Hispanic or Latino!!Asian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5015","Total!!Hispanic or Latino!!Native Hawaiian and Other Pacific Islander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5001ERR","Errata of 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6006","Total races tallied!!Native Hawaiian and Other Pacific Islander alone or in combination with one or more other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6007","Total races tallied!!Some Other Race alone or in combination with one or more other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6001","Total races tallie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6002","Total races tallied!!White alone or in combination with one or more other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6003","Total races tallied!!Black or African American alone or in combination with one or more other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6004","Total races tallied!!American Indian and Alaska Native alone or in combination with one or more other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6005","Total races tallied!!Asian alone or in combination with one or more other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7008","Total races tallied!!Not Hispanic or Latino!!Some Other Race alone or in combination with one or more other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7007","Total races tallied!!Not Hispanic or Latino!!Native Hawaiian and Other Pacific Islander alone or in combination with one or more other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7009","Total races tallied!!Hispanic or Latino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7002","Total races tallied!!Not Hispanic or Latino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7001","Total races tallie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7004","Total races tallied!!Not Hispanic or Latino!!Black or African American alone or in combination with one or more other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7003","Total races tallied!!Not Hispanic or Latino!!White alone or in combination with one or more other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7006","Total races tallied!!Not Hispanic or Latino!!Asian alone or in combination with one or more other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7005","Total races tallied!!Not Hispanic or Latino!!American Indian and Alaska Native alone or in combination with one or more other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7011","Total races tallied!!Hispanic or Latino!!Black or African American alone or in combination with one or more other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7010","Total races tallied!!Hispanic or Latino!!White alone or in combination with one or more other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7013","Total races tallied!!Hispanic or Latino!!Asian alone or in combination with one or more other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7012","Total races tallied!!Hispanic or Latino!!American Indian and Alaska Native alone or in combination with one or more other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7015","Total races tallied!!Hispanic or Latino!!Some Other Race alone or in combination with one or more other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7014","Total races tallied!!Hispanic or Latino!!Native Hawaiian and Other Pacific Islander alone or in combination with one or more other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23","Total!!Two or More Races!!Population of two races!!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22","Total!!Two or More Races!!Population of two races!!American Indian and Alaska Native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25","Total!!Two or More Races!!Population of two races!!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24","Total!!Two or More Races!!Population of two races!!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27","Total!!Two or More Races!!Population of three races!!White; Black or African American; American Indian and Alaska Nativ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26","Total!!Two or More Races!!Population of three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29","Total!!Two or More Races!!Population of three races!!White; Black or African Americ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28","Total!!Two or More Races!!Population of three races!!White; Black or African American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21","Total!!Two or More Races!!Population of two races!!American Indian and Alaska Native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20","Total!!Two or More Races!!Population of two races!!American Indian and Alaska Native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34","Total!!Two or More Races!!Population of three races!!White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33","Total!!Two or More Races!!Population of three races!!White; American Indian and Alaska Native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36","Total!!Two or More Races!!Population of three races!!White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35","Total!!Two or More Races!!Population of three races!!White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38","Total!!Two or More Races!!Population of three races!!Black or African American; American Indian and Alaska Native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37","Total!!Two or More Races!!Population of three races!!Black or African American; American Indian and Alaska Native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39","Total!!Two or More Races!!Population of three races!!Black or African American; American Indian and Alaska Native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30","Total!!Two or More Races!!Population of three races!!White; Black or African Americ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32","Total!!Two or More Races!!Population of three races!!White; American Indian and Alaska Native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31","Total!!Two or More Races!!Population of three races!!White; American Indian and Alaska Native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45","Total!!Two or More Races!!Population of three races!!American Indian and Alaska Native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44","Total!!Two or More Races!!Population of three races!!American Indian and Alaska Native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47","Total!!Two or More Races!!Population of four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46","Total!!Two or More Races!!Population of three races!!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49","Total!!Two or More Races!!Population of four races!!White; Black or African American; American Indian and Alaska Native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48","Total!!Two or More Races!!Population of four races!!White; Black or African American; American Indian and Alaska Native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41","Total!!Two or More Races!!Population of three races!!Black or African American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40","Total!!Two or More Races!!Population of three races!!Black or African American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43","Total!!Two or More Races!!Population of three races!!American Indian and Alaska Native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42","Total!!Two or More Races!!Population of three races!!Black or African Americ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56","Total!!Two or More Races!!Population of four races!!White; American Indian and Alaska Native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55","Total!!Two or More Races!!Population of four races!!White; American Indian and Alaska Native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58","Total!!Two or More Races!!Population of four races!!Black or African American; American Indian and Alaska Native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57","Total!!Two or More Races!!Population of four races!!White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59","Total!!Two or More Races!!Population of four races!!Black or African American; American Indian and Alaska Native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50","Total!!Two or More Races!!Population of four races!!White; Black or African American; American Indian and Alaska Native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52","Total!!Two or More Races!!Population of four races!!White; Black or African American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51","Total!!Two or More Races!!Population of four races!!White; Black or African American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54","Total!!Two or More Races!!Population of four races!!White; American Indian and Alaska Native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53","Total!!Two or More Races!!Population of four races!!White; Black or African Americ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09","Total!!Two or More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08","Total!!Population of one race!!Some Other Race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03","Total!!Population of one race!!White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02","Total!!Population of one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05","Total!!Population of one race!!American Indian and Alaska Native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04","Total!!Population of one race!!Black or African American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07","Total!!Population of one race!!Native Hawaiian and Other Pacific Islander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06","Total!!Population of one race!!Asian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19","Total!!Two or More Races!!Population of two races!!Black or African Americ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12","Total!!Two or More Races!!Population of two races!!White; American Indian and Alaska Nativ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11","Total!!Two or More Races!!Population of two races!!White; Black or African Americ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14","Total!!Two or More Races!!Population of two races!!White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13","Total!!Two or More Races!!Population of two races!!White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16","Total!!Two or More Races!!Population of two races!!Black or African American; American Indian and Alaska Nativ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15","Total!!Two or More Races!!Population of two races!!White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18","Total!!Two or More Races!!Population of two races!!Black or African Americ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17","Total!!Two or More Races!!Population of two races!!Black or African American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10","Total!!Two or More Races!!Population of two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01ERR","Errata of 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67","Total!!Two or More Races!!Population of five races!!White; Black or African American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66","Total!!Two or More Races!!Population of five races!!White; Black or African American; American Indian and Alaska Native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69","Total!!Two or More Races!!Population of five races!!Black or African American; American Indian and Alaska Native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68","Total!!Two or More Races!!Population of five races!!White; American Indian and Alaska Native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61","Total!!Two or More Races!!Population of four races!!Black or African American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60","Total!!Two or More Races!!Population of four races!!Black or African American; American Indian and Alaska Native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63","Total!!Two or More Races!!Population of five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62","Total!!Two or More Races!!Population of four races!!American Indian and Alaska Native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65","Total!!Two or More Races!!Population of five races!!White; Black or African American; American Indian and Alaska Native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64","Total!!Two or More Races!!Population of five races!!White; Black or African American; American Indian and Alaska Native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70","Total!!Two or More Races!!Population of six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8071","Total!!Two or More Races!!Population of six races!!White; Black or African American; American Indian and Alaska Native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14","Total!!Two or More Races!!Population of two races!!White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15","Total!!Two or More Races!!Population of two races!!White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16","Total!!Two or More Races!!Population of two races!!Black or African American; American Indian and Alaska Nativ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17","Total!!Two or More Races!!Population of two races!!Black or African American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10","Total!!Two or More Races!!Population of two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11","Total!!Two or More Races!!Population of two races!!White; Black or African Americ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12","Total!!Two or More Races!!Population of two races!!White; American Indian and Alaska Nativ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13","Total!!Two or More Races!!Population of two races!!White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18","Total!!Two or More Races!!Population of two races!!Black or African Americ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19","Total!!Two or More Races!!Population of two races!!Black or African Americ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03","Total!!Population of one race!!White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04","Total!!Population of one race!!Black or African American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05","Total!!Population of one race!!American Indian and Alaska Native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06","Total!!Population of one race!!Asian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02","Total!!Population of one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07","Total!!Population of one race!!Native Hawaiian and Other Pacific Islander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08","Total!!Population of one race!!Some Other Race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09","Total!!Two or More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70","Total!!Two or More Races!!Population of six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71","Total!!Two or More Races!!Population of six races!!White; Black or African American; American Indian and Alaska Native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61","Total!!Two or More Races!!Population of four races!!Black or African American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62","Total!!Two or More Races!!Population of four races!!American Indian and Alaska Native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63","Total!!Two or More Races!!Population of five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64","Total!!Two or More Races!!Population of five races!!White; Black or African American; American Indian and Alaska Native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60","Total!!Two or More Races!!Population of four races!!Black or African American; American Indian and Alaska Native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69","Total!!Two or More Races!!Population of five races!!Black or African American; American Indian and Alaska Native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65","Total!!Two or More Races!!Population of five races!!White; Black or African American; American Indian and Alaska Native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66","Total!!Two or More Races!!Population of five races!!White; Black or African American; American Indian and Alaska Native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67","Total!!Two or More Races!!Population of five races!!White; Black or African American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68","Total!!Two or More Races!!Population of five races!!White; American Indian and Alaska Native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30","Total!!Two or More Races!!Population of three races!!White; Black or African Americ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31","Total!!Two or More Races!!Population of three races!!White; American Indian and Alaska Native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36","Total!!Two or More Races!!Population of three races!!White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37","Total!!Two or More Races!!Population of three races!!Black or African American; American Indian and Alaska Native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38","Total!!Two or More Races!!Population of three races!!Black or African American; American Indian and Alaska Native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39","Total!!Two or More Races!!Population of three races!!Black or African American; American Indian and Alaska Native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32","Total!!Two or More Races!!Population of three races!!White; American Indian and Alaska Native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33","Total!!Two or More Races!!Population of three races!!White; American Indian and Alaska Native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34","Total!!Two or More Races!!Population of three races!!White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35","Total!!Two or More Races!!Population of three races!!White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20","Total!!Two or More Races!!Population of two races!!American Indian and Alaska Native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25","Total!!Two or More Races!!Population of two races!!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26","Total!!Two or More Races!!Population of three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27","Total!!Two or More Races!!Population of three races!!White; Black or African American; American Indian and Alaska Nativ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28","Total!!Two or More Races!!Population of three races!!White; Black or African American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21","Total!!Two or More Races!!Population of two races!!American Indian and Alaska Native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22","Total!!Two or More Races!!Population of two races!!American Indian and Alaska Native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23","Total!!Two or More Races!!Population of two races!!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24","Total!!Two or More Races!!Population of two races!!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29","Total!!Two or More Races!!Population of three races!!White; Black or African Americ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50","Total!!Two or More Races!!Population of four races!!White; Black or African American; American Indian and Alaska Native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51","Total!!Two or More Races!!Population of four races!!White; Black or African American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52","Total!!Two or More Races!!Population of four races!!White; Black or African American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53","Total!!Two or More Races!!Population of four races!!White; Black or African Americ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58","Total!!Two or More Races!!Population of four races!!Black or African American; American Indian and Alaska Native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59","Total!!Two or More Races!!Population of four races!!Black or African American; American Indian and Alaska Native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54","Total!!Two or More Races!!Population of four races!!White; American Indian and Alaska Native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55","Total!!Two or More Races!!Population of four races!!White; American Indian and Alaska Native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56","Total!!Two or More Races!!Population of four races!!White; American Indian and Alaska Native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57","Total!!Two or More Races!!Population of four races!!White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40","Total!!Two or More Races!!Population of three races!!Black or African American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41","Total!!Two or More Races!!Population of three races!!Black or African American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42","Total!!Two or More Races!!Population of three races!!Black or African Americ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47","Total!!Two or More Races!!Population of four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48","Total!!Two or More Races!!Population of four races!!White; Black or African American; American Indian and Alaska Native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49","Total!!Two or More Races!!Population of four races!!White; Black or African American; American Indian and Alaska Native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43","Total!!Two or More Races!!Population of three races!!American Indian and Alaska Native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44","Total!!Two or More Races!!Population of three races!!American Indian and Alaska Native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45","Total!!Two or More Races!!Population of three races!!American Indian and Alaska Native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0046","Total!!Two or More Races!!Population of three races!!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01ERR","Errata of 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09","Total!!Not Hispanic or Latino!!Population of one race!!Native Hawaiian and Other Pacific Islander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03","Total!!Not Hispanic or Latino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04","Total!!Not Hispanic or Latino!!Population of one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02","Total!!Hispanic or Latino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07","Total!!Not Hispanic or Latino!!Population of one race!!American Indian and Alaska Native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08","Total!!Not Hispanic or Latino!!Population of one race!!Asian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05","Total!!Not Hispanic or Latino!!Population of one race!!White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06","Total!!Not Hispanic or Latino!!Population of one race!!Black or African American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14","Total!!Not Hispanic or Latino!!Two or More Races!!Population of two races!!White; American Indian and Alaska Nativ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15","Total!!Not Hispanic or Latino!!Two or More Races!!Population of two races!!White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12","Total!!Not Hispanic or Latino!!Two or More Races!!Population of two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13","Total!!Not Hispanic or Latino!!Two or More Races!!Population of two races!!White; Black or African Americ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18","Total!!Not Hispanic or Latino!!Two or More Races!!Population of two races!!Black or African American; American Indian and Alaska Nativ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19","Total!!Not Hispanic or Latino!!Two or More Races!!Population of two races!!Black or African American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16","Total!!Not Hispanic or Latino!!Two or More Races!!Population of two races!!White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17","Total!!Not Hispanic or Latino!!Two or More Races!!Population of two races!!White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10","Total!!Not Hispanic or Latino!!Population of one race!!Some Other Race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11","Total!!Not Hispanic or Latino!!Two or More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25","Total!!Not Hispanic or Latino!!Two or More Races!!Population of two races!!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26","Total!!Not Hispanic or Latino!!Two or More Races!!Population of two races!!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23","Total!!Not Hispanic or Latino!!Two or More Races!!Population of two races!!American Indian and Alaska Native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24","Total!!Not Hispanic or Latino!!Two or More Races!!Population of two races!!American Indian and Alaska Native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29","Total!!Not Hispanic or Latino!!Two or More Races!!Population of three races!!White; Black or African American; American Indian and Alaska Nativ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27","Total!!Not Hispanic or Latino!!Two or More Races!!Population of two races!!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28","Total!!Not Hispanic or Latino!!Two or More Races!!Population of three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21","Total!!Not Hispanic or Latino!!Two or More Races!!Population of two races!!Black or African Americ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22","Total!!Not Hispanic or Latino!!Two or More Races!!Population of two races!!American Indian and Alaska Native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20","Total!!Not Hispanic or Latino!!Two or More Races!!Population of two races!!Black or African Americ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72","Total!!Not Hispanic or Latino!!Two or More Races!!Population of six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73","Total!!Not Hispanic or Latino!!Two or More Races!!Population of six races!!White; Black or African American; American Indian and Alaska Native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70","Total!!Not Hispanic or Latino!!Two or More Races!!Population of five races!!White; American Indian and Alaska Native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71","Total!!Not Hispanic or Latino!!Two or More Races!!Population of five races!!Black or African American; American Indian and Alaska Native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36","Total!!Not Hispanic or Latino!!Two or More Races!!Population of three races!!White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37","Total!!Not Hispanic or Latino!!Two or More Races!!Population of three races!!White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34","Total!!Not Hispanic or Latino!!Two or More Races!!Population of three races!!White; American Indian and Alaska Native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35","Total!!Not Hispanic or Latino!!Two or More Races!!Population of three races!!White; American Indian and Alaska Native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38","Total!!Not Hispanic or Latino!!Two or More Races!!Population of three races!!White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39","Total!!Not Hispanic or Latino!!Two or More Races!!Population of three races!!Black or African American; American Indian and Alaska Native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32","Total!!Not Hispanic or Latino!!Two or More Races!!Population of three races!!White; Black or African Americ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33","Total!!Not Hispanic or Latino!!Two or More Races!!Population of three races!!White; American Indian and Alaska Native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30","Total!!Not Hispanic or Latino!!Two or More Races!!Population of three races!!White; Black or African American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31","Total!!Not Hispanic or Latino!!Two or More Races!!Population of three races!!White; Black or African Americ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47","Total!!Not Hispanic or Latino!!Two or More Races!!Population of three races!!American Indian and Alaska Native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48","Total!!Not Hispanic or Latino!!Two or More Races!!Population of three races!!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45","Total!!Not Hispanic or Latino!!Two or More Races!!Population of three races!!American Indian and Alaska Native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46","Total!!Not Hispanic or Latino!!Two or More Races!!Population of three races!!American Indian and Alaska Native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49","Total!!Not Hispanic or Latino!!Two or More Races!!Population of four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40","Total!!Not Hispanic or Latino!!Two or More Races!!Population of three races!!Black or African American; American Indian and Alaska Native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43","Total!!Not Hispanic or Latino!!Two or More Races!!Population of three races!!Black or African American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44","Total!!Not Hispanic or Latino!!Two or More Races!!Population of three races!!Black or African Americ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41","Total!!Not Hispanic or Latino!!Two or More Races!!Population of three races!!Black or African American; American Indian and Alaska Native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42","Total!!Not Hispanic or Latino!!Two or More Races!!Population of three races!!Black or African American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58","Total!!Not Hispanic or Latino!!Two or More Races!!Population of four races!!White; American Indian and Alaska Native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59","Total!!Not Hispanic or Latino!!Two or More Races!!Population of four races!!White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56","Total!!Not Hispanic or Latino!!Two or More Races!!Population of four races!!White; American Indian and Alaska Native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57","Total!!Not Hispanic or Latino!!Two or More Races!!Population of four races!!White; American Indian and Alaska Native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50","Total!!Not Hispanic or Latino!!Two or More Races!!Population of four races!!White; Black or African American; American Indian and Alaska Native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51","Total!!Not Hispanic or Latino!!Two or More Races!!Population of four races!!White; Black or African American; American Indian and Alaska Native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54","Total!!Not Hispanic or Latino!!Two or More Races!!Population of four races!!White; Black or African American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55","Total!!Not Hispanic or Latino!!Two or More Races!!Population of four races!!White; Black or African Americ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52","Total!!Not Hispanic or Latino!!Two or More Races!!Population of four races!!White; Black or African American; American Indian and Alaska Native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53","Total!!Not Hispanic or Latino!!Two or More Races!!Population of four races!!White; Black or African American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69","Total!!Not Hispanic or Latino!!Two or More Races!!Population of five races!!White; Black or African American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67","Total!!Not Hispanic or Latino!!Two or More Races!!Population of five races!!White; Black or African American; American Indian and Alaska Native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68","Total!!Not Hispanic or Latino!!Two or More Races!!Population of five races!!White; Black or African American; American Indian and Alaska Native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61","Total!!Not Hispanic or Latino!!Two or More Races!!Population of four races!!Black or African American; American Indian and Alaska Native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62","Total!!Not Hispanic or Latino!!Two or More Races!!Population of four races!!Black or African American; American Indian and Alaska Native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60","Total!!Not Hispanic or Latino!!Two or More Races!!Population of four races!!Black or African American; American Indian and Alaska Native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65","Total!!Not Hispanic or Latino!!Two or More Races!!Population of five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66","Total!!Not Hispanic or Latino!!Two or More Races!!Population of five races!!White; Black or African American; American Indian and Alaska Native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63","Total!!Not Hispanic or Latino!!Two or More Races!!Population of four races!!Black or African American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09064","Total!!Not Hispanic or Latino!!Two or More Races!!Population of four races!!American Indian and Alaska Native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40","Total!!Not Hispanic or Latino!!Two or More Races!!Population of three races!!Black or African American; American Indian and Alaska Native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41","Total!!Not Hispanic or Latino!!Two or More Races!!Population of three races!!Black or African American; American Indian and Alaska Native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42","Total!!Not Hispanic or Latino!!Two or More Races!!Population of three races!!Black or African American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43","Total!!Not Hispanic or Latino!!Two or More Races!!Population of three races!!Black or African American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48","Total!!Not Hispanic or Latino!!Two or More Races!!Population of three races!!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49","Total!!Not Hispanic or Latino!!Two or More Races!!Population of four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44","Total!!Not Hispanic or Latino!!Two or More Races!!Population of three races!!Black or African Americ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45","Total!!Not Hispanic or Latino!!Two or More Races!!Population of three races!!American Indian and Alaska Native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46","Total!!Not Hispanic or Latino!!Two or More Races!!Population of three races!!American Indian and Alaska Native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47","Total!!Not Hispanic or Latino!!Two or More Races!!Population of three races!!American Indian and Alaska Native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30","Total!!Not Hispanic or Latino!!Two or More Races!!Population of three races!!White; Black or African American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31","Total!!Not Hispanic or Latino!!Two or More Races!!Population of three races!!White; Black or African Americ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32","Total!!Not Hispanic or Latino!!Two or More Races!!Population of three races!!White; Black or African Americ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37","Total!!Not Hispanic or Latino!!Two or More Races!!Population of three races!!White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38","Total!!Not Hispanic or Latino!!Two or More Races!!Population of three races!!White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39","Total!!Not Hispanic or Latino!!Two or More Races!!Population of three races!!Black or African American; American Indian and Alaska Native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33","Total!!Not Hispanic or Latino!!Two or More Races!!Population of three races!!White; American Indian and Alaska Native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34","Total!!Not Hispanic or Latino!!Two or More Races!!Population of three races!!White; American Indian and Alaska Native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35","Total!!Not Hispanic or Latino!!Two or More Races!!Population of three races!!White; American Indian and Alaska Native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36","Total!!Not Hispanic or Latino!!Two or More Races!!Population of three races!!White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62","Total!!Not Hispanic or Latino!!Two or More Races!!Population of four races!!Black or African American; American Indian and Alaska Native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63","Total!!Not Hispanic or Latino!!Two or More Races!!Population of four races!!Black or African American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64","Total!!Not Hispanic or Latino!!Two or More Races!!Population of four races!!American Indian and Alaska Native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65","Total!!Not Hispanic or Latino!!Two or More Races!!Population of five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60","Total!!Not Hispanic or Latino!!Two or More Races!!Population of four races!!Black or African American; American Indian and Alaska Native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61","Total!!Not Hispanic or Latino!!Two or More Races!!Population of four races!!Black or African American; American Indian and Alaska Native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66","Total!!Not Hispanic or Latino!!Two or More Races!!Population of five races!!White; Black or African American; American Indian and Alaska Native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67","Total!!Not Hispanic or Latino!!Two or More Races!!Population of five races!!White; Black or African American; American Indian and Alaska Native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68","Total!!Not Hispanic or Latino!!Two or More Races!!Population of five races!!White; Black or African American; American Indian and Alaska Native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69","Total!!Not Hispanic or Latino!!Two or More Races!!Population of five races!!White; Black or African American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51","Total!!Not Hispanic or Latino!!Two or More Races!!Population of four races!!White; Black or African American; American Indian and Alaska Native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52","Total!!Not Hispanic or Latino!!Two or More Races!!Population of four races!!White; Black or African American; American Indian and Alaska Native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53","Total!!Not Hispanic or Latino!!Two or More Races!!Population of four races!!White; Black or African American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54","Total!!Not Hispanic or Latino!!Two or More Races!!Population of four races!!White; Black or African American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50","Total!!Not Hispanic or Latino!!Two or More Races!!Population of four races!!White; Black or African American; American Indian and Alaska Native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59","Total!!Not Hispanic or Latino!!Two or More Races!!Population of four races!!White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55","Total!!Not Hispanic or Latino!!Two or More Races!!Population of four races!!White; Black or African Americ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56","Total!!Not Hispanic or Latino!!Two or More Races!!Population of four races!!White; American Indian and Alaska Native; 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57","Total!!Not Hispanic or Latino!!Two or More Races!!Population of four races!!White; American Indian and Alaska Native; 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58","Total!!Not Hispanic or Latino!!Two or More Races!!Population of four races!!White; American Indian and Alaska Native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04","Total!!Not Hispanic or Latino!!Population of one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05","Total!!Not Hispanic or Latino!!Population of one race!!White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06","Total!!Not Hispanic or Latino!!Population of one race!!Black or African American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07","Total!!Not Hispanic or Latino!!Population of one race!!American Indian and Alaska Native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02","Total!!Hispanic or Latino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03","Total!!Not Hispanic or Latino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08","Total!!Not Hispanic or Latino!!Population of one race!!Asian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09","Total!!Not Hispanic or Latino!!Population of one race!!Native Hawaiian and Other Pacific Islander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20","Total!!Not Hispanic or Latino!!Two or More Races!!Population of two races!!Black or African Americ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21","Total!!Not Hispanic or Latino!!Two or More Races!!Population of two races!!Black or African Americ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26","Total!!Not Hispanic or Latino!!Two or More Races!!Population of two races!!Asian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27","Total!!Not Hispanic or Latino!!Two or More Races!!Population of two races!!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28","Total!!Not Hispanic or Latino!!Two or More Races!!Population of three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29","Total!!Not Hispanic or Latino!!Two or More Races!!Population of three races!!White; Black or African American; American Indian and Alaska Nativ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22","Total!!Not Hispanic or Latino!!Two or More Races!!Population of two races!!American Indian and Alaska Native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23","Total!!Not Hispanic or Latino!!Two or More Races!!Population of two races!!American Indian and Alaska Native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24","Total!!Not Hispanic or Latino!!Two or More Races!!Population of two races!!American Indian and Alaska Native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25","Total!!Not Hispanic or Latino!!Two or More Races!!Population of two races!!Asian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10","Total!!Not Hispanic or Latino!!Population of one race!!Some Other Race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15","Total!!Not Hispanic or Latino!!Two or More Races!!Population of two races!!White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16","Total!!Not Hispanic or Latino!!Two or More Races!!Population of two races!!White; Native Hawaiian and Other Pacific Islan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17","Total!!Not Hispanic or Latino!!Two or More Races!!Population of two races!!White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18","Total!!Not Hispanic or Latino!!Two or More Races!!Population of two races!!Black or African American; American Indian and Alaska Nativ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11","Total!!Not Hispanic or Latino!!Two or More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12","Total!!Not Hispanic or Latino!!Two or More Races!!Population of two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13","Total!!Not Hispanic or Latino!!Two or More Races!!Population of two races!!White; Black or African Americ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14","Total!!Not Hispanic or Latino!!Two or More Races!!Population of two races!!White; American Indian and Alaska Nativ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19","Total!!Not Hispanic or Latino!!Two or More Races!!Population of two races!!Black or African American; Asia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73","Total!!Not Hispanic or Latino!!Two or More Races!!Population of six races!!White; Black or African American; American Indian and Alaska Native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70","Total!!Not Hispanic or Latino!!Two or More Races!!Population of five races!!White; American Indian and Alaska Native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71","Total!!Not Hispanic or Latino!!Two or More Races!!Population of five races!!Black or African American; American Indian and Alaska Native; Asian; Native Hawaiian and Other Pacific Islander; Some Other Rac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1072","Total!!Not Hispanic or Latino!!Two or More Races!!Population of six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01ERR","Errata of 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11","Total!!Male!!25 to 29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10","Total!!Male!!22 to 2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17","Total!!Male!!55 to 59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16","Total!!Male!!50 to 5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19","Total!!Male!!62 to 6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18","Total!!Male!!60 and 61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13","Total!!Male!!35 to 39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12","Total!!Male!!30 to 3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15","Total!!Male!!45 to 49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14","Total!!Male!!40 to 4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06","Total!!Male!!15 to 17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05","Total!!Male!!10 to 1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08","Total!!Male!!20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07","Total!!Male!!18 and 19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02","Total!!Mal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04","Total!!Male!!5 to 9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03","Total!!Male!!Under 5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09","Total!!Male!!21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31","Total!!Female!!18 and 19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30","Total!!Female!!15 to 17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33","Total!!Female!!21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32","Total!!Female!!20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39","Total!!Female!!45 to 49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38","Total!!Female!!40 to 4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35","Total!!Female!!25 to 29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34","Total!!Female!!22 to 2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37","Total!!Female!!35 to 39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36","Total!!Female!!30 to 3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20","Total!!Male!!65 and 66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22","Total!!Male!!70 to 7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21","Total!!Male!!67 to 69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28","Total!!Female!!5 to 9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27","Total!!Female!!Under 5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29","Total!!Female!!10 to 1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24","Total!!Male!!80 to 8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23","Total!!Male!!75 to 79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26","Total!!Femal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25","Total!!Male!!85 years and ov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42","Total!!Female!!60 and 61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41","Total!!Female!!55 to 59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44","Total!!Female!!65 and 66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43","Total!!Female!!62 to 6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40","Total!!Female!!50 to 5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49","Total!!Female!!85 years and ov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46","Total!!Female!!70 to 7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45","Total!!Female!!67 to 69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48","Total!!Female!!80 to 8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2047","Total!!Female!!75 to 79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3001","Median age!!Both sex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3003","Median age!!Femal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3002","Median age!!Mal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33","Total!!Female!!9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32","Total!!Female!!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35","Total!!Female!!11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34","Total!!Female!!10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31","Total!!Female!!7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30","Total!!Female!!6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37","Total!!Female!!13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36","Total!!Female!!12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39","Total!!Female!!15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38","Total!!Female!!1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22","Total!!Male!!19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21","Total!!Male!!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24","Total!!Female!!Under 1 yea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23","Total!!Femal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20","Total!!Male!!17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29","Total!!Female!!5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26","Total!!Female!!2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25","Total!!Female!!1 yea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28","Total!!Female!!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27","Total!!Female!!3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43","Total!!Female!!19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40","Total!!Female!!16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42","Total!!Female!!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41","Total!!Female!!17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11","Total!!Male!!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10","Total!!Male!!7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13","Total!!Male!!10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12","Total!!Male!!9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19","Total!!Male!!16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18","Total!!Male!!15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15","Total!!Male!!12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14","Total!!Male!!11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17","Total!!Male!!1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16","Total!!Male!!13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02","Total!!Mal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08","Total!!Male!!5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07","Total!!Male!!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09","Total!!Male!!6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04","Total!!Male!!1 yea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03","Total!!Male!!Under 1 yea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06","Total!!Male!!3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4005","Total!!Male!!2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5001ERR","Errata of 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5002","Total!!Not Hispanic or Latino househol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5003","Total!!Not Hispanic or Latino householder!!Householder who is White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5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5008","Total!!Not Hispanic or Latino householder!!Householder who is Some Other Race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5009","Total!!Not Hispanic or Latino householder!!Householder who is Two or More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5006","Total!!Not Hispanic or Latino householder!!Householder who is Asian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5007","Total!!Not Hispanic or Latino householder!!Householder who is Native Hawaiian and Other Pacific Islander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5004","Total!!Not Hispanic or Latino householder!!Householder who is Black or African American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5005","Total!!Not Hispanic or Latino householder!!Householder who is American Indian and Alaska Native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5013","Total!!Hispanic or Latino householder!!Householder who is American Indian and Alaska Native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5014","Total!!Hispanic or Latino householder!!Householder who is Asian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5011","Total!!Hispanic or Latino householder!!Householder who is White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5012","Total!!Hispanic or Latino householder!!Householder who is Black or African American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5010","Total!!Hispanic or Latino househol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5017","Total!!Hispanic or Latino householder!!Householder who is Two or More Rac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5015","Total!!Hispanic or Latino householder!!Householder who is Native Hawaiian and Other Pacific Islander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5016","Total!!Hispanic or Latino householder!!Householder who is Some Other Race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7003","Average household size!!Total!!18 years and ov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7002","Average household size!!Total!!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7001","Average household size!!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6001ERR","Errata of 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6003","Total!!18 years and ov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6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6002","Total!!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8006","Total!!Family households!!Other family!!Female householder, no husband present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8005","Total!!Family households!!Other family!!Male householder, no wife present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8004","Total!!Family households!!Other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8003","Total!!Family households!!Husband-wife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8002","Total!!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8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8009","Total!!Nonfamily households!!Householder not living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8008","Total!!Nonfamily households!!Householder living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8007","Total!!Non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8001ERR","Errata of 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9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9002","Total!!1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9003","Total!!1-person household!!Male househol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9004","Total!!1-person household!!Female househol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9005","Total!!2-or-more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9006","Total!!2-or-more-person household!!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9007","Total!!2-or-more-person household!!Family households!!Husband-wife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9008","Total!!2-or-more-person household!!Family households!!Husband-wife family!!With own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9009","Total!!2-or-more-person household!!Family households!!Husband-wife family!!No own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9011","Total!!2-or-more-person household!!Family households!!Other family!!Male householder, no wife present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9012","Total!!2-or-more-person household!!Family households!!Other family!!Male householder, no wife present!!With own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9013","Total!!2-or-more-person household!!Family households!!Other family!!Male householder, no wife present!!No own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9014","Total!!2-or-more-person household!!Family households!!Other family!!Female householder, no husband present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9015","Total!!2-or-more-person household!!Family households!!Other family!!Female householder, no husband present!!With own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9016","Total!!2-or-more-person household!!Family households!!Other family!!Female householder, no husband present!!No own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9017","Total!!2-or-more-person household!!Non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9018","Total!!2-or-more-person household!!Nonfamily households!!Male househol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9010","Total!!2-or-more-person household!!Family households!!Other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9019","Total!!2-or-more-person household!!Nonfamily households!!Female househol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19001ERR","Errata of 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01ERR","Errata of 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33","Total!!Households with no people under 18 years!!Nonfamily households!!Male househol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34","Total!!Households with no people under 18 years!!Nonfamily households!!Female househol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31","Total!!Households with no people under 18 years!!Family households!!Other family!!Female householder, no husband present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32","Total!!Households with no people under 18 years!!Non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30","Total!!Households with no people under 18 years!!Family households!!Other family!!Male householder, no wife present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22","Total!!Households with one or more people under 18 years!!Nonfamily households!!Female househol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23","Total!!Households with one or more people under 18 years!!Nonfamily households!!Female householder!!Under 6 years on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20","Total!!Households with one or more people under 18 years!!Nonfamily households!!Male householder!!Under 6 years and 6 to 17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21","Total!!Households with one or more people under 18 years!!Nonfamily households!!Male householder!!6 to 17 years on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26","Total!!Households with no people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27","Total!!Households with no people under 18 years!!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24","Total!!Households with one or more people under 18 years!!Nonfamily households!!Female householder!!Under 6 years and 6 to 17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25","Total!!Households with one or more people under 18 years!!Nonfamily households!!Female householder!!6 to 17 years on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28","Total!!Households with no people under 18 years!!Family households!!Husband-wife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29","Total!!Households with no people under 18 years!!Family households!!Other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11","Total!!Households with one or more people under 18 years!!Family households!!Other family!!Male householder, no wife present!!Under 6 years and 6 to 17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12","Total!!Households with one or more people under 18 years!!Family households!!Other family!!Male householder, no wife present!!6 to 17 years on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10","Total!!Households with one or more people under 18 years!!Family households!!Other family!!Male householder, no wife present!!Under 6 years on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15","Total!!Households with one or more people under 18 years!!Family households!!Other family!!Female householder, no husband present!!Under 6 years and 6 to 17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16","Total!!Households with one or more people under 18 years!!Family households!!Other family!!Female householder, no husband present!!6 to 17 years on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13","Total!!Households with one or more people under 18 years!!Family households!!Other family!!Female householder, no husband present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14","Total!!Households with one or more people under 18 years!!Family households!!Other family!!Female householder, no husband present!!Under 6 years on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19","Total!!Households with one or more people under 18 years!!Nonfamily households!!Male householder!!Under 6 years on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17","Total!!Households with one or more people under 18 years!!Non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18","Total!!Households with one or more people under 18 years!!Nonfamily households!!Male househol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04","Total!!Households with one or more people under 18 years!!Family households!!Husband-wife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05","Total!!Households with one or more people under 18 years!!Family households!!Husband-wife family!!Under 6 years on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02","Total!!Households with one or more people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03","Total!!Households with one or more people under 18 years!!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08","Total!!Households with one or more people under 18 years!!Family households!!Other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09","Total!!Households with one or more people under 18 years!!Family households!!Other family!!Male householder, no wife present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06","Total!!Households with one or more people under 18 years!!Family households!!Husband-wife family!!Under 6 years and 6 to 17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0007","Total!!Households with one or more people under 18 years!!Family households!!Husband-wife family!!6 to 17 years on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3001ERR","Errata of 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3015","Total!!Households with no people 60 years and over!!Non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3014","Total!!Households with no people 60 years and over!!Family households!!Other family!!Female householder, no husband present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3013","Total!!Households with no people 60 years and over!!Family households!!Other family!!Male householder, no wife present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3012","Total!!Households with no people 60 years and over!!Family households!!Other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3011","Total!!Households with no people 60 years and over!!Family households!!Husband-wife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3010","Total!!Households with no people 60 years and over!!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3004","Total!!Households with one or more people 60 years and over!!Family households!!Husband-wife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3003","Total!!Households with one or more people 60 years and over!!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3002","Total!!Households with one or more people 60 years and ov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3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3008","Total!!Households with one or more people 60 years and over!!Non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3007","Total!!Households with one or more people 60 years and over!!Family households!!Other family!!Female householder, no husband present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3006","Total!!Households with one or more people 60 years and over!!Family households!!Other family!!Male householder, no wife present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3005","Total!!Households with one or more people 60 years and over!!Family households!!Other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3009","Total!!Households with no people 60 years and ov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2001ERR","Errata of 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2014","Total!!Nonfamily households!!Householder 25 to 3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2013","Total!!Nonfamily households!!Householder 15 to 2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2012","Total!!Non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2011","Total!!Family households!!Householder 85 years and ov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2018","Total!!Nonfamily households!!Householder 60 to 6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2017","Total!!Nonfamily households!!Householder 55 to 59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2016","Total!!Nonfamily households!!Householder 45 to 5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2015","Total!!Nonfamily households!!Householder 35 to 4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2019","Total!!Nonfamily households!!Householder 65 to 7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2010","Total!!Family households!!Householder 75 to 8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2003","Total!!Family households!!Householder 15 to 2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2002","Total!!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2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2007","Total!!Family households!!Householder 55 to 59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2006","Total!!Family households!!Householder 45 to 5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2005","Total!!Family households!!Householder 35 to 4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2004","Total!!Family households!!Householder 25 to 3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2009","Total!!Family households!!Householder 65 to 7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2008","Total!!Family households!!Householder 60 to 6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2021","Total!!Nonfamily households!!Householder 85 years and ov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2020","Total!!Nonfamily households!!Householder 75 to 8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02","Total!!Householder 15 to 6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05","Total!!Householder 15 to 64 years!!Family households!!Husband-wife family!!With related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06","Total!!Householder 15 to 64 years!!Family households!!Husband-wife family!!No related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03","Total!!Householder 15 to 64 years!!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04","Total!!Householder 15 to 64 years!!Family households!!Husband-wife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09","Total!!Householder 15 to 64 years!!Family households!!Other family!!Male householder, no wife present!!With related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07","Total!!Householder 15 to 64 years!!Family households!!Other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08","Total!!Householder 15 to 64 years!!Family households!!Other family!!Male householder, no wife present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23","Total!!Householder 65 years and over!!Family households!!Other family!!Male householder, no wife present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24","Total!!Householder 65 years and over!!Family households!!Other family!!Male householder, no wife present!!With related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21","Total!!Householder 65 years and over!!Family households!!Husband-wife family!!No related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22","Total!!Householder 65 years and over!!Family households!!Other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27","Total!!Householder 65 years and over!!Family households!!Other family!!Female householder, no husband present!!With related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28","Total!!Householder 65 years and over!!Family households!!Other family!!Female householder, no husband present!!No related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25","Total!!Householder 65 years and over!!Family households!!Other family!!Male householder, no wife present!!No related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26","Total!!Householder 65 years and over!!Family households!!Other family!!Female householder, no husband present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29","Total!!Householder 65 years and over!!Non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20","Total!!Householder 65 years and over!!Family households!!Husband-wife family!!With related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12","Total!!Householder 15 to 64 years!!Family households!!Other family!!Female householder, no husband present!!With related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13","Total!!Householder 15 to 64 years!!Family households!!Other family!!Female householder, no husband present!!No related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10","Total!!Householder 15 to 64 years!!Family households!!Other family!!Male householder, no wife present!!No related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11","Total!!Householder 15 to 64 years!!Family households!!Other family!!Female householder, no husband present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16","Total!!Householder 15 to 64 years!!Nonfamily households!!Householder not living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17","Total!!Householder 65 years and ov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14","Total!!Householder 15 to 64 years!!Non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15","Total!!Householder 15 to 64 years!!Nonfamily households!!Householder living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18","Total!!Householder 65 years and over!!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19","Total!!Householder 65 years and over!!Family households!!Husband-wife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30","Total!!Householder 65 years and over!!Nonfamily households!!Householder living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31","Total!!Householder 65 years and over!!Nonfamily households!!Householder not living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1001ERR","Errata of 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4010","Total!!Households with no people 60 years and over!!2-or-more-person household!!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4011","Total!!Households with no people 60 years and over!!2-or-more-person household!!Non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4006","Total!!Households with one or more people 60 years and over!!2-or-more-person household!!Non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4007","Total!!Households with no people 60 years and ov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4008","Total!!Households with no people 60 years and over!!1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4009","Total!!Households with no people 60 years and over!!2-or-more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4002","Total!!Households with one or more people 60 years and ov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4003","Total!!Households with one or more people 60 years and over!!1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4004","Total!!Households with one or more people 60 years and over!!2-or-more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4005","Total!!Households with one or more people 60 years and over!!2-or-more-person household!!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4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4001ERR","Errata of 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5007","Total!!Households with no people 65 years and ov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5008","Total!!Households with no people 65 years and over!!1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5009","Total!!Households with no people 65 years and over!!2-or-more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5003","Total!!Households with one or more people 65 years and over!!1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5004","Total!!Households with one or more people 65 years and over!!2-or-more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5005","Total!!Households with one or more people 65 years and over!!2-or-more-person household!!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5006","Total!!Households with one or more people 65 years and over!!2-or-more-person household!!Non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5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5002","Total!!Households with one or more people 65 years and ov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5010","Total!!Households with no people 65 years and over!!2-or-more-person household!!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5011","Total!!Households with no people 65 years and over!!2-or-more-person household!!Non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5001ERR","Errata of 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6011","Total!!Households with no people 75 years and over!!2-or-more-person household!!Non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6010","Total!!Households with no people 75 years and over!!2-or-more-person household!!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6008","Total!!Households with no people 75 years and over!!1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6009","Total!!Households with no people 75 years and over!!2-or-more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6004","Total!!Households with one or more people 75 years and over!!2-or-more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6005","Total!!Households with one or more people 75 years and over!!2-or-more-person household!!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6006","Total!!Households with one or more people 75 years and over!!2-or-more-person household!!Non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6007","Total!!Households with no people 75 years and ov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6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6002","Total!!Households with one or more people 75 years and ov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6003","Total!!Households with one or more people 75 years and over!!1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6001ERR","Errata of 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09","Total!!In households!!In family households!!Adopted chi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07","Total!!In households!!In family households!!Spous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08","Total!!In households!!In family households!!Biological chi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05","Total!!In households!!In family households!!Householder!!Mal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06","Total!!In households!!In family households!!Householder!!Femal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03","Total!!In households!!In 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04","Total!!In households!!In family households!!Househol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02","Total!!In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20","Total!!In households!!In nonfamily households!!Male householder!!Living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27","Total!!In group quarters!!Institutionalized populatio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28","Total!!In group quarters!!Noninstitutionalized populatio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25","Total!!In households!!In nonfamily households!!Nonrelativ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26","Total!!In group quarte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23","Total!!In households!!In nonfamily households!!Female householder!!Living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24","Total!!In households!!In nonfamily households!!Female householder!!Not living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21","Total!!In households!!In nonfamily households!!Male householder!!Not living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22","Total!!In households!!In nonfamily households!!Female househol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18","Total!!In households!!In non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19","Total!!In households!!In nonfamily households!!Male househol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16","Total!!In households!!In family households!!Other relativ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17","Total!!In households!!In family households!!Nonrelativ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14","Total!!In households!!In family households!!Parent-in-law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15","Total!!In households!!In family households!!Son-in-law or daughter-in-law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12","Total!!In households!!In family households!!Brother or sist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13","Total!!In households!!In family households!!Parent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10","Total!!In households!!In family households!!Stepchi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11","Total!!In households!!In family households!!Grandchi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26ERR","Errata of Total!!In group quarte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02ERR","Errata of Total!!In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9001ERR","Errata of 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7001ERR","Errata of 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7002","Total!!Households with one or more nonrelativ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7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7003","Total!!Households with no nonrelativ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8001ERR","Errata of 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8014","Total!!Nonfamily households!!5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8013","Total!!Nonfamily households!!4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8016","Total!!Nonfamily households!!7-or-more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8015","Total!!Nonfamily households!!6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8010","Total!!Nonfamily households!!1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8012","Total!!Nonfamily households!!3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8011","Total!!Nonfamily households!!2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8007","Total!!Family households!!6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8006","Total!!Family households!!5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8009","Total!!Non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8008","Total!!Family households!!7-or-more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8003","Total!!Family households!!2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8002","Total!!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8005","Total!!Family households!!4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8004","Total!!Family households!!3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28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0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0002","Total!!In 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0003","Total!!In family households!!In husband-wife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0004","Total!!In family households!!In other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0005","Total!!In family households!!In other family!!In male householder, no wife present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0006","Total!!In family households!!In other family!!In female householder, no husband present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0007","Total!!In non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0008","Total!!In nonfamily households!!In households with a male househol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0009","Total!!In nonfamily households!!In households with a male householder!!In 1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0010","Total!!In nonfamily households!!In households with a male householder!!In 2-or-more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0011","Total!!In nonfamily households!!In households with a female househol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0012","Total!!In nonfamily households!!In households with a female householder!!In 1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0013","Total!!In nonfamily households!!In households with a female householder!!In 2-or-more-person househo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0001ERR","Errata of 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1010","Total!!In households!!Related child!!Other relativ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1011","Total!!In households!!Related child!!Other relatives!!Grandchi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1012","Total!!In households!!Related child!!Other relatives!!Other relativ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1013","Total!!In households!!Nonrelativ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1014","Total!!In group quarte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1015","Total!!In group quarters!!Institutionalized populatio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1016","Total!!In group quarters!!Noninstitutionalized populatio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1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1002","Total!!In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1003","Total!!In households!!Householder or spous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1004","Total!!In households!!Related chi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1005","Total!!In households!!Related child!!Own chi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1006","Total!!In households!!Related child!!Own child!!In husband-wife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1007","Total!!In households!!Related child!!Own child!!In other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1008","Total!!In households!!Related child!!Own child!!In other family!!In male householder, no wife present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1009","Total!!In households!!Related child!!Own child!!In other family!!In female householder, no husband present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20","Total!!In households!!Related child!!Other relatives!!15 to 17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22","Total!!In households!!Nonrelatives!!Under 3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21","Total!!In households!!Nonrelativ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24","Total!!In households!!Nonrelatives!!5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23","Total!!In households!!Nonrelatives!!3 and 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26","Total!!In households!!Nonrelatives!!12 and 13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25","Total!!In households!!Nonrelatives!!6 to 11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28","Total!!In households!!Nonrelatives!!15 to 17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27","Total!!In households!!Nonrelatives!!1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29","Total!!In group quarte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31","Total!!In group quarters!!Institutionalized population!!Under 3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30","Total!!In group quarters!!Institutionalized populatio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33","Total!!In group quarters!!Institutionalized population!!5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32","Total!!In group quarters!!Institutionalized population!!3 and 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35","Total!!In group quarters!!Institutionalized population!!12 and 13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34","Total!!In group quarters!!Institutionalized population!!6 to 11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37","Total!!In group quarters!!Institutionalized population!!15 to 17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36","Total!!In group quarters!!Institutionalized population!!1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39","Total!!In group quarters!!Noninstitutionalized population!!Under 3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38","Total!!In group quarters!!Noninstitutionalized populatio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02","Total!!In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04","Total!!In households!!Related chi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03","Total!!In households!!Householder or spous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06","Total!!In households!!Related child!!Own child!!Under 3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05","Total!!In households!!Related child!!Own chil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08","Total!!In households!!Related child!!Own child!!5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07","Total!!In households!!Related child!!Own child!!3 and 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09","Total!!In households!!Related child!!Own child!!6 to 11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11","Total!!In households!!Related child!!Own child!!1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10","Total!!In households!!Related child!!Own child!!12 and 13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13","Total!!In households!!Related child!!Other relativ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12","Total!!In households!!Related child!!Own child!!15 to 17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15","Total!!In households!!Related child!!Other relatives!!3 and 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14","Total!!In households!!Related child!!Other relatives!!Under 3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17","Total!!In households!!Related child!!Other relatives!!6 to 11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16","Total!!In households!!Related child!!Other relatives!!5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19","Total!!In households!!Related child!!Other relatives!!1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18","Total!!In households!!Related child!!Other relatives!!12 and 13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40","Total!!In group quarters!!Noninstitutionalized population!!3 and 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42","Total!!In group quarters!!Noninstitutionalized population!!6 to 11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41","Total!!In group quarters!!Noninstitutionalized population!!5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44","Total!!In group quarters!!Noninstitutionalized population!!1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43","Total!!In group quarters!!Noninstitutionalized population!!12 and 13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2045","Total!!In group quarters!!Noninstitutionalized population!!15 to 17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4021","Total!!In group quarters!!Institutionalized populatio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4022","Total!!In group quarters!!Noninstitutionalized population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4020","Total!!In group quarte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4003","Total!!In households!!In 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4004","Total!!In households!!In family households!!Househol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4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4002","Total!!In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4007","Total!!In households!!In family households!!Spous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4008","Total!!In households!!In family households!!Parent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4005","Total!!In households!!In family households!!Householder!!Mal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4006","Total!!In households!!In family households!!Householder!!Femal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4009","Total!!In households!!In family households!!Parent-in-law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4010","Total!!In households!!In family households!!Other relativ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4011","Total!!In households!!In family households!!Nonrelativ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4014","Total!!In households!!In nonfamily households!!Male householder!!Living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4015","Total!!In households!!In nonfamily households!!Male householder!!Not living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4012","Total!!In households!!In non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4013","Total!!In households!!In nonfamily households!!Male househol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4018","Total!!In households!!In nonfamily households!!Female householder!!Not living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4019","Total!!In households!!In nonfamily households!!Nonrelativ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4016","Total!!In households!!In nonfamily households!!Female household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4017","Total!!In households!!In nonfamily households!!Female householder!!Living alon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5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6002","Total!!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6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6003","Total!!18 years and ov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3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3003","Total!!In family households!!In husband-wife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3002","Total!!In 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3005","Total!!In family households!!In other family!!In male householder, no wife present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3004","Total!!In family households!!In other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3007","Total!!In nonfamily household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3006","Total!!In family households!!In other family!!In female householder, no husband present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8020","Total!!Other family!!Female householder, no husband present!!No own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8004","Total!!Husband-wife family!!With own children under 18 years!!Under 6 years on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8003","Total!!Husband-wife family!!With own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8002","Total!!Husband-wife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8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8008","Total!!Other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8007","Total!!Husband-wife family!!No own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8006","Total!!Husband-wife family!!With own children under 18 years!!6 to 17 years on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8005","Total!!Husband-wife family!!With own children under 18 years!!Under 6 years and 6 to 17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8009","Total!!Other family!!Male householder, no wife present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8011","Total!!Other family!!Male householder, no wife present!!With own children under 18 years!!Under 6 years on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8010","Total!!Other family!!Male householder, no wife present!!With own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8015","Total!!Other family!!Female householder, no husband present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8014","Total!!Other family!!Male householder, no wife present!!No own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8013","Total!!Other family!!Male householder, no wife present!!With own children under 18 years!!6 to 17 years on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8012","Total!!Other family!!Male householder, no wife present!!With own children under 18 years!!Under 6 years and 6 to 17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8019","Total!!Other family!!Female householder, no husband present!!With own children under 18 years!!6 to 17 years on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8018","Total!!Other family!!Female householder, no husband present!!With own children under 18 years!!Under 6 years and 6 to 17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8017","Total!!Other family!!Female householder, no husband present!!With own children under 18 years!!Under 6 years on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8016","Total!!Other family!!Female householder, no husband present!!With own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7003","Average family size!!Total!!18 years and ov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7002","Average family size!!Total!!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7001","Average family size!!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9013","Total!!Other family!!Male householder, no wife present!!With related children under 18 years!!6 to 17 years on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9014","Total!!Other family!!Male householder, no wife present!!No related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9015","Total!!Other family!!Female householder, no husband present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9016","Total!!Other family!!Female householder, no husband present!!With related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9010","Total!!Other family!!Male householder, no wife present!!With related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9011","Total!!Other family!!Male householder, no wife present!!With related children under 18 years!!Under 6 years on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9012","Total!!Other family!!Male householder, no wife present!!With related children under 18 years!!Under 6 years and 6 to 17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9017","Total!!Other family!!Female householder, no husband present!!With related children under 18 years!!Under 6 years on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9018","Total!!Other family!!Female householder, no husband present!!With related children under 18 years!!Under 6 years and 6 to 17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9019","Total!!Other family!!Female householder, no husband present!!With related children under 18 years!!6 to 17 years on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9020","Total!!Other family!!Female householder, no husband present!!No related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9002","Total!!Husband-wife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9003","Total!!Husband-wife family!!With related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9004","Total!!Husband-wife family!!With related children under 18 years!!Under 6 years on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9005","Total!!Husband-wife family!!With related children under 18 years!!Under 6 years and 6 to 17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9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9006","Total!!Husband-wife family!!With related children under 18 years!!6 to 17 years on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9007","Total!!Husband-wife family!!No related children 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9008","Total!!Other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39009","Total!!Other family!!Male householder, no wife present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0020","Total!!In other families!!In female householder, no husband present family!!12 to 17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0008","Total!!In other famili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0009","Total!!In other families!!In male householder, no wife present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0006","Total!!In husband-wife families!!6 to 11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0007","Total!!In husband-wife families!!12 to 17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0004","Total!!In husband-wife families!!3 and 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0005","Total!!In husband-wife families!!5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0002","Total!!In husband-wife familie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0003","Total!!In husband-wife families!!Under 3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0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0019","Total!!In other families!!In female householder, no husband present family!!6 to 11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0017","Total!!In other families!!In female householder, no husband present family!!3 and 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0018","Total!!In other families!!In female householder, no husband present family!!5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0015","Total!!In other families!!In female householder, no husband present family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0016","Total!!In other families!!In female householder, no husband present family!!Under 3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0013","Total!!In other families!!In male householder, no wife present family!!6 to 11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0014","Total!!In other families!!In male householder, no wife present family!!12 to 17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0011","Total!!In other families!!In male householder, no wife present family!!3 and 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0012","Total!!In other families!!In male householder, no wife present family!!5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0010","Total!!In other families!!In male householder, no wife present family!!Under 3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1005","Total!!6 to 11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1006","Total!!12 to 17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1003","Total!!3 and 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1004","Total!!5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1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1002","Total!!Under 3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2009","Total!!Noninstitutionalized population (501, 601-602, 701-702, 704, 706, 801-802, 900-901, 903-904)!!Military quarters (601-602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2008","Total!!Noninstitutionalized population (501, 601-602, 701-702, 704, 706, 801-802, 900-901, 903-904)!!College/University student housing (501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2007","Total!!Noninstitutionalized population (501, 601-602, 701-702, 704, 706, 801-802, 900-901, 903-904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2006","Total!!Institutionalized population (101-106, 201-203, 301, 401-405)!!Other institutional facilities (401-405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2005","Total!!Institutionalized population (101-106, 201-203, 301, 401-405)!!Nursing facilities/Skilled-nursing facilities (301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2004","Total!!Institutionalized population (101-106, 201-203, 301, 401-405)!!Juvenile facilities (201-203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2003","Total!!Institutionalized population (101-106, 201-203, 301, 401-405)!!Correctional facilities for adults (101-106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2002","Total!!Institutionalized population (101-106, 201-203, 301, 401-405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2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2010","Total!!Noninstitutionalized population (501, 601-602, 701-702, 704, 706, 801-802, 900-901, 903-904)!!Other noninstitutional facilities (701-702, 704, 706, 801-802, 900-901, 903-904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2001ERR","Errata of 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4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4002","Total!!Not substitute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4003","Total!!Substitute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4001ERR","Errata of 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31","Total!!Male!!65 years and over!!Noninstitutionalized population (501, 601-602, 701-702, 704, 706, 801-802, 900-901, 903-904)!!Military quarters (601-602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30","Total!!Male!!65 years and over!!Noninstitutionalized population (501, 601-602, 701-702, 704, 706, 801-802, 900-901, 903-904)!!College/University student housing (501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39","Total!!Female!!Under 18 years!!Institutionalized population (101-106, 201-203, 301, 401-405)!!Other institutional facilities (401-405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38","Total!!Female!!Under 18 years!!Institutionalized population (101-106, 201-203, 301, 401-405)!!Nursing facilities/Skilled-nursing facilities (301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37","Total!!Female!!Under 18 years!!Institutionalized population (101-106, 201-203, 301, 401-405)!!Juvenile facilities (201-203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36","Total!!Female!!Under 18 years!!Institutionalized population (101-106, 201-203, 301, 401-405)!!Correctional facilities for adults (101-106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35","Total!!Female!!Under 18 years!!Institutionalized population (101-106, 201-203, 301, 401-405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34","Total!!Female!!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33","Total!!Femal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32","Total!!Male!!65 years and over!!Noninstitutionalized population (501, 601-602, 701-702, 704, 706, 801-802, 900-901, 903-904)!!Other noninstitutional facilities (701-702, 704, 706, 801-802, 900-901, 903-904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42","Total!!Female!!Under 18 years!!Noninstitutionalized population (501, 601-602, 701-702, 704, 706, 801-802, 900-901, 903-904)!!Military quarters (601-602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41","Total!!Female!!Under 18 years!!Noninstitutionalized population (501, 601-602, 701-702, 704, 706, 801-802, 900-901, 903-904)!!College/University student housing (501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40","Total!!Female!!Under 18 years!!Noninstitutionalized population (501, 601-602, 701-702, 704, 706, 801-802, 900-901, 903-904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49","Total!!Female!!18 to 64 years!!Institutionalized population (101-106, 201-203, 301, 401-405)!!Other institutional facilities (401-405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48","Total!!Female!!18 to 64 years!!Institutionalized population (101-106, 201-203, 301, 401-405)!!Nursing facilities/Skilled-nursing facilities (301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47","Total!!Female!!18 to 64 years!!Institutionalized population (101-106, 201-203, 301, 401-405)!!Juvenile facilities (201-203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46","Total!!Female!!18 to 64 years!!Institutionalized population (101-106, 201-203, 301, 401-405)!!Correctional facilities for adults (101-106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45","Total!!Female!!18 to 64 years!!Institutionalized population (101-106, 201-203, 301, 401-405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44","Total!!Female!!18 to 6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43","Total!!Female!!Under 18 years!!Noninstitutionalized population (501, 601-602, 701-702, 704, 706, 801-802, 900-901, 903-904)!!Other noninstitutional facilities (701-702, 704, 706, 801-802, 900-901, 903-904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19","Total!!Male!!18 to 64 years!!Noninstitutionalized population (501, 601-602, 701-702, 704, 706, 801-802, 900-901, 903-904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18","Total!!Male!!18 to 64 years!!Institutionalized population (101-106, 201-203, 301, 401-405)!!Other institutional facilities (401-405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17","Total!!Male!!18 to 64 years!!Institutionalized population (101-106, 201-203, 301, 401-405)!!Nursing facilities/Skilled-nursing facilities (301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16","Total!!Male!!18 to 64 years!!Institutionalized population (101-106, 201-203, 301, 401-405)!!Juvenile facilities (201-203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15","Total!!Male!!18 to 64 years!!Institutionalized population (101-106, 201-203, 301, 401-405)!!Correctional facilities for adults (101-106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14","Total!!Male!!18 to 64 years!!Institutionalized population (101-106, 201-203, 301, 401-405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13","Total!!Male!!18 to 64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12","Total!!Male!!Under 18 years!!Noninstitutionalized population (501, 601-602, 701-702, 704, 706, 801-802, 900-901, 903-904)!!Other noninstitutional facilities (701-702, 704, 706, 801-802, 900-901, 903-904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11","Total!!Male!!Under 18 years!!Noninstitutionalized population (501, 601-602, 701-702, 704, 706, 801-802, 900-901, 903-904)!!Military quarters (601-602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10","Total!!Male!!Under 18 years!!Noninstitutionalized population (501, 601-602, 701-702, 704, 706, 801-802, 900-901, 903-904)!!College/University student housing (501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20","Total!!Male!!18 to 64 years!!Noninstitutionalized population (501, 601-602, 701-702, 704, 706, 801-802, 900-901, 903-904)!!College/University student housing (501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29","Total!!Male!!65 years and over!!Noninstitutionalized population (501, 601-602, 701-702, 704, 706, 801-802, 900-901, 903-904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28","Total!!Male!!65 years and over!!Institutionalized population (101-106, 201-203, 301, 401-405)!!Other institutional facilities (401-405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27","Total!!Male!!65 years and over!!Institutionalized population (101-106, 201-203, 301, 401-405)!!Nursing facilities/Skilled-nursing facilities (301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26","Total!!Male!!65 years and over!!Institutionalized population (101-106, 201-203, 301, 401-405)!!Juvenile facilities (201-203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25","Total!!Male!!65 years and over!!Institutionalized population (101-106, 201-203, 301, 401-405)!!Correctional facilities for adults (101-106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24","Total!!Male!!65 years and over!!Institutionalized population (101-106, 201-203, 301, 401-405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23","Total!!Male!!65 years and ov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22","Total!!Male!!18 to 64 years!!Noninstitutionalized population (501, 601-602, 701-702, 704, 706, 801-802, 900-901, 903-904)!!Other noninstitutional facilities (701-702, 704, 706, 801-802, 900-901, 903-904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21","Total!!Male!!18 to 64 years!!Noninstitutionalized population (501, 601-602, 701-702, 704, 706, 801-802, 900-901, 903-904)!!Military quarters (601-602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09","Total!!Male!!Under 18 years!!Noninstitutionalized population (501, 601-602, 701-702, 704, 706, 801-802, 900-901, 903-904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08","Total!!Male!!Under 18 years!!Institutionalized population (101-106, 201-203, 301, 401-405)!!Other institutional facilities (401-405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07","Total!!Male!!Under 18 years!!Institutionalized population (101-106, 201-203, 301, 401-405)!!Nursing facilities/Skilled-nursing facilities (301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06","Total!!Male!!Under 18 years!!Institutionalized population (101-106, 201-203, 301, 401-405)!!Juvenile facilities (201-203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05","Total!!Male!!Under 18 years!!Institutionalized population (101-106, 201-203, 301, 401-405)!!Correctional facilities for adults (101-106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04","Total!!Male!!Under 18 years!!Institutionalized population (101-106, 201-203, 301, 401-405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03","Total!!Male!!Under 18 years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02","Total!!Male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53","Total!!Female!!18 to 64 years!!Noninstitutionalized population (501, 601-602, 701-702, 704, 706, 801-802, 900-901, 903-904)!!Other noninstitutional facilities (701-702, 704, 706, 801-802, 900-901, 903-904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52","Total!!Female!!18 to 64 years!!Noninstitutionalized population (501, 601-602, 701-702, 704, 706, 801-802, 900-901, 903-904)!!Military quarters (601-602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51","Total!!Female!!18 to 64 years!!Noninstitutionalized population (501, 601-602, 701-702, 704, 706, 801-802, 900-901, 903-904)!!College/University student housing (501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50","Total!!Female!!18 to 64 years!!Noninstitutionalized population (501, 601-602, 701-702, 704, 706, 801-802, 900-901, 903-904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59","Total!!Female!!65 years and over!!Institutionalized population (101-106, 201-203, 301, 401-405)!!Other institutional facilities (401-405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58","Total!!Female!!65 years and over!!Institutionalized population (101-106, 201-203, 301, 401-405)!!Nursing facilities/Skilled-nursing facilities (301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57","Total!!Female!!65 years and over!!Institutionalized population (101-106, 201-203, 301, 401-405)!!Juvenile facilities (201-203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56","Total!!Female!!65 years and over!!Institutionalized population (101-106, 201-203, 301, 401-405)!!Correctional facilities for adults (101-106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55","Total!!Female!!65 years and over!!Institutionalized population (101-106, 201-203, 301, 401-405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54","Total!!Female!!65 years and over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63","Total!!Female!!65 years and over!!Noninstitutionalized population (501, 601-602, 701-702, 704, 706, 801-802, 900-901, 903-904)!!Other noninstitutional facilities (701-702, 704, 706, 801-802, 900-901, 903-904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62","Total!!Female!!65 years and over!!Noninstitutionalized population (501, 601-602, 701-702, 704, 706, 801-802, 900-901, 903-904)!!Military quarters (601-602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61","Total!!Female!!65 years and over!!Noninstitutionalized population (501, 601-602, 701-702, 704, 706, 801-802, 900-901, 903-904)!!College/University student housing (501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60","Total!!Female!!65 years and over!!Noninstitutionalized population (501, 601-602, 701-702, 704, 706, 801-802, 900-901, 903-904)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3001ERR","Errata of 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5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5002","Total!!No items allocate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5003","Total!!One or more items allocate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7003","Total!!Not allocate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7002","Total!!Allocate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7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6003","Total!!Not allocate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6002","Total!!Allocate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6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8002","Total!!Allocate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8003","Total!!Not allocate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8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50003","Total!!Not allocate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50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50002","Total!!Allocate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9003","Total!!Not allocate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9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49002","Total!!Allocate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51001","Total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51003","Total!!One or more items allocate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51002","Total!!No items allocated",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"P051001ERR","Errata of Total",</text:p>
          </table:table-cell>
          <table:table-cell table:number-columns-repeated="63"/>
        </table:table-row>
        <table:table-row table:style-name="ro1" table:number-rows-repeated="104760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P005001" table:base-cell-address="$Sheet2.$A$1" table:cell-range-address="$Sheet2.$B$1"/>
        <table:named-expression table:name="P005001ERR" table:base-cell-address="$Sheet2.$A$2" table:expression="#REF!"/>
        <table:named-range table:name="P005002" table:base-cell-address="$Sheet2.$A$3" table:cell-range-address="$Sheet2.$B$2"/>
        <table:named-range table:name="P005003" table:base-cell-address="$Sheet2.$A$4" table:cell-range-address="$Sheet2.$B$3"/>
        <table:named-range table:name="P005004" table:base-cell-address="$Sheet2.$A$5" table:cell-range-address="$Sheet2.$B$4"/>
        <table:named-range table:name="P005005" table:base-cell-address="$Sheet2.$A$6" table:cell-range-address="$Sheet2.$B$5"/>
        <table:named-range table:name="P005006" table:base-cell-address="$Sheet2.$A$7" table:cell-range-address="$Sheet2.$B$6"/>
        <table:named-range table:name="P005007" table:base-cell-address="$Sheet2.$A$8" table:cell-range-address="$Sheet2.$B$7"/>
        <table:named-range table:name="P005008" table:base-cell-address="$Sheet2.$A$9" table:cell-range-address="$Sheet2.$B$8"/>
        <table:named-range table:name="P005009" table:base-cell-address="$Sheet2.$A$10" table:cell-range-address="$Sheet2.$B$9"/>
        <table:named-range table:name="P005010" table:base-cell-address="$Sheet2.$A$11" table:cell-range-address="$Sheet2.$B$10"/>
        <table:named-range table:name="P005011" table:base-cell-address="$Sheet2.$A$12" table:cell-range-address="$Sheet2.$B$11"/>
        <table:named-range table:name="P005012" table:base-cell-address="$Sheet2.$A$13" table:cell-range-address="$Sheet2.$B$12"/>
        <table:named-range table:name="P005013" table:base-cell-address="$Sheet2.$A$14" table:cell-range-address="$Sheet2.$B$13"/>
        <table:named-range table:name="P005014" table:base-cell-address="$Sheet2.$A$15" table:cell-range-address="$Sheet2.$B$14"/>
        <table:named-range table:name="P005015" table:base-cell-address="$Sheet2.$A$16" table:cell-range-address="$Sheet2.$B$15"/>
        <table:named-range table:name="P005016" table:base-cell-address="$Sheet2.$A$17" table:cell-range-address="$Sheet2.$B$16"/>
        <table:named-range table:name="P005017" table:base-cell-address="$Sheet2.$A$18" table:cell-range-address="$Sheet2.$B$17"/>
        <table:named-range table:name="P006001" table:base-cell-address="$Sheet2.$B$22" table:cell-range-address="$Sheet2.$B$1"/>
        <table:named-range table:name="P006002" table:base-cell-address="$Sheet2.$B$23" table:cell-range-address="$Sheet2.$B$2"/>
        <table:named-range table:name="P006003" table:base-cell-address="$Sheet2.$B$24" table:cell-range-address="$Sheet2.$B$3"/>
        <table:named-range table:name="P006004" table:base-cell-address="$Sheet2.$B$25" table:cell-range-address="$Sheet2.$B$4"/>
        <table:named-range table:name="P006005" table:base-cell-address="$Sheet2.$B$26" table:cell-range-address="$Sheet2.$B$5"/>
        <table:named-range table:name="P006006" table:base-cell-address="$Sheet2.$B$27" table:cell-range-address="$Sheet2.$B$6"/>
        <table:named-range table:name="P006007" table:base-cell-address="$Sheet2.$B$28" table:cell-range-address="$Sheet2.$B$7"/>
        <table:named-range table:name="P007001" table:base-cell-address="$Sheet2.$A$22" table:cell-range-address="$Sheet2.$B$1"/>
        <table:named-range table:name="P007002" table:base-cell-address="$Sheet2.$A$23" table:cell-range-address="$Sheet2.$B$2"/>
        <table:named-range table:name="P007003" table:base-cell-address="$Sheet2.$A$24" table:cell-range-address="$Sheet2.$B$3"/>
        <table:named-range table:name="P007004" table:base-cell-address="$Sheet2.$A$25" table:cell-range-address="$Sheet2.$B$4"/>
        <table:named-range table:name="P007005" table:base-cell-address="$Sheet2.$A$26" table:cell-range-address="$Sheet2.$B$5"/>
        <table:named-range table:name="P007006" table:base-cell-address="$Sheet2.$A$27" table:cell-range-address="$Sheet2.$B$6"/>
        <table:named-range table:name="P007007" table:base-cell-address="$Sheet2.$A$28" table:cell-range-address="$Sheet2.$B$7"/>
        <table:named-range table:name="P007008" table:base-cell-address="$Sheet2.$A$29" table:cell-range-address="$Sheet2.$B$8"/>
        <table:named-range table:name="P007009" table:base-cell-address="$Sheet2.$A$30" table:cell-range-address="$Sheet2.$B$9"/>
        <table:named-range table:name="P007010" table:base-cell-address="$Sheet2.$A$31" table:cell-range-address="$Sheet2.$B$10"/>
        <table:named-range table:name="P007011" table:base-cell-address="$Sheet2.$A$32" table:cell-range-address="$Sheet2.$B$11"/>
        <table:named-range table:name="P007012" table:base-cell-address="$Sheet2.$A$33" table:cell-range-address="$Sheet2.$B$12"/>
        <table:named-range table:name="P007013" table:base-cell-address="$Sheet2.$A$34" table:cell-range-address="$Sheet2.$B$13"/>
        <table:named-range table:name="P007014" table:base-cell-address="$Sheet2.$A$35" table:cell-range-address="$Sheet2.$B$14"/>
        <table:named-range table:name="P007015" table:base-cell-address="$Sheet2.$A$36" table:cell-range-address="$Sheet2.$B$15"/>
        <table:named-range table:name="P008001" table:base-cell-address="$Sheet2.$H$1" table:cell-range-address="$Sheet2.$B$1"/>
        <table:named-expression table:name="P008001ERR" table:base-cell-address="$Sheet2.$H$2" table:expression="#REF!"/>
        <table:named-range table:name="P008002" table:base-cell-address="$Sheet2.$H$3" table:cell-range-address="$Sheet2.$B$2"/>
        <table:named-range table:name="P008003" table:base-cell-address="$Sheet2.$H$4" table:cell-range-address="$Sheet2.$B$3"/>
        <table:named-range table:name="P008004" table:base-cell-address="$Sheet2.$H$5" table:cell-range-address="$Sheet2.$B$4"/>
        <table:named-range table:name="P008005" table:base-cell-address="$Sheet2.$H$6" table:cell-range-address="$Sheet2.$B$5"/>
        <table:named-range table:name="P008006" table:base-cell-address="$Sheet2.$H$7" table:cell-range-address="$Sheet2.$B$6"/>
        <table:named-range table:name="P008007" table:base-cell-address="$Sheet2.$H$8" table:cell-range-address="$Sheet2.$B$7"/>
        <table:named-range table:name="P008008" table:base-cell-address="$Sheet2.$H$9" table:cell-range-address="$Sheet2.$B$8"/>
        <table:named-range table:name="P008009" table:base-cell-address="$Sheet2.$H$10" table:cell-range-address="$Sheet2.$B$9"/>
        <table:named-range table:name="P008010" table:base-cell-address="$Sheet2.$H$11" table:cell-range-address="$Sheet2.$B$10"/>
        <table:named-range table:name="P008011" table:base-cell-address="$Sheet2.$H$12" table:cell-range-address="$Sheet2.$B$11"/>
        <table:named-range table:name="P008012" table:base-cell-address="$Sheet2.$H$13" table:cell-range-address="$Sheet2.$B$12"/>
        <table:named-range table:name="P008013" table:base-cell-address="$Sheet2.$H$14" table:cell-range-address="$Sheet2.$B$13"/>
        <table:named-range table:name="P008014" table:base-cell-address="$Sheet2.$H$15" table:cell-range-address="$Sheet2.$B$14"/>
        <table:named-range table:name="P008015" table:base-cell-address="$Sheet2.$H$16" table:cell-range-address="$Sheet2.$B$15"/>
        <table:named-range table:name="P008016" table:base-cell-address="$Sheet2.$H$17" table:cell-range-address="$Sheet2.$B$16"/>
        <table:named-range table:name="P008017" table:base-cell-address="$Sheet2.$H$18" table:cell-range-address="$Sheet2.$B$17"/>
        <table:named-range table:name="P008018" table:base-cell-address="$Sheet2.$H$19" table:cell-range-address="$Sheet2.$B$18"/>
        <table:named-range table:name="P008019" table:base-cell-address="$Sheet2.$H$20" table:cell-range-address="$Sheet2.$B$19"/>
        <table:named-range table:name="P008020" table:base-cell-address="$Sheet2.$H$21" table:cell-range-address="$Sheet2.$B$20"/>
        <table:named-range table:name="P008021" table:base-cell-address="$Sheet2.$H$22" table:cell-range-address="$Sheet2.$B$21"/>
        <table:named-range table:name="P008022" table:base-cell-address="$Sheet2.$H$23" table:cell-range-address="$Sheet2.$B$22"/>
        <table:named-range table:name="P008023" table:base-cell-address="$Sheet2.$H$24" table:cell-range-address="$Sheet2.$B$23"/>
        <table:named-range table:name="P008024" table:base-cell-address="$Sheet2.$H$25" table:cell-range-address="$Sheet2.$B$24"/>
        <table:named-range table:name="P008025" table:base-cell-address="$Sheet2.$H$26" table:cell-range-address="$Sheet2.$B$25"/>
        <table:named-range table:name="P008026" table:base-cell-address="$Sheet2.$H$27" table:cell-range-address="$Sheet2.$B$26"/>
        <table:named-range table:name="P008027" table:base-cell-address="$Sheet2.$H$28" table:cell-range-address="$Sheet2.$B$27"/>
        <table:named-range table:name="P008028" table:base-cell-address="$Sheet2.$H$29" table:cell-range-address="$Sheet2.$B$28"/>
        <table:named-range table:name="P008029" table:base-cell-address="$Sheet2.$H$30" table:cell-range-address="$Sheet2.$B$29"/>
        <table:named-range table:name="P008030" table:base-cell-address="$Sheet2.$H$31" table:cell-range-address="$Sheet2.$B$30"/>
        <table:named-range table:name="P008031" table:base-cell-address="$Sheet2.$H$32" table:cell-range-address="$Sheet2.$B$31"/>
        <table:named-range table:name="P008032" table:base-cell-address="$Sheet2.$H$33" table:cell-range-address="$Sheet2.$B$32"/>
        <table:named-range table:name="P008033" table:base-cell-address="$Sheet2.$H$34" table:cell-range-address="$Sheet2.$B$33"/>
        <table:named-range table:name="P008034" table:base-cell-address="$Sheet2.$H$35" table:cell-range-address="$Sheet2.$B$34"/>
        <table:named-range table:name="P008035" table:base-cell-address="$Sheet2.$H$36" table:cell-range-address="$Sheet2.$B$35"/>
        <table:named-range table:name="P008036" table:base-cell-address="$Sheet2.$H$37" table:cell-range-address="$Sheet2.$B$36"/>
        <table:named-range table:name="P008037" table:base-cell-address="$Sheet2.$H$38" table:cell-range-address="$Sheet2.$B$37"/>
        <table:named-range table:name="P008038" table:base-cell-address="$Sheet2.$H$39" table:cell-range-address="$Sheet2.$B$38"/>
        <table:named-range table:name="P008039" table:base-cell-address="$Sheet2.$H$40" table:cell-range-address="$Sheet2.$B$39"/>
        <table:named-range table:name="P008040" table:base-cell-address="$Sheet2.$H$41" table:cell-range-address="$Sheet2.$B$40"/>
        <table:named-range table:name="P008041" table:base-cell-address="$Sheet2.$H$42" table:cell-range-address="$Sheet2.$B$41"/>
        <table:named-range table:name="P008042" table:base-cell-address="$Sheet2.$H$43" table:cell-range-address="$Sheet2.$B$42"/>
        <table:named-range table:name="P008043" table:base-cell-address="$Sheet2.$H$44" table:cell-range-address="$Sheet2.$B$43"/>
        <table:named-range table:name="P008044" table:base-cell-address="$Sheet2.$H$45" table:cell-range-address="$Sheet2.$B$44"/>
        <table:named-range table:name="P008045" table:base-cell-address="$Sheet2.$H$46" table:cell-range-address="$Sheet2.$B$45"/>
        <table:named-range table:name="P008046" table:base-cell-address="$Sheet2.$H$47" table:cell-range-address="$Sheet2.$B$46"/>
        <table:named-range table:name="P008047" table:base-cell-address="$Sheet2.$H$48" table:cell-range-address="$Sheet2.$B$47"/>
        <table:named-range table:name="P008048" table:base-cell-address="$Sheet2.$H$49" table:cell-range-address="$Sheet2.$B$48"/>
        <table:named-range table:name="P008049" table:base-cell-address="$Sheet2.$H$50" table:cell-range-address="$Sheet2.$B$49"/>
        <table:named-range table:name="P008050" table:base-cell-address="$Sheet2.$H$51" table:cell-range-address="$Sheet2.$B$50"/>
        <table:named-range table:name="P008051" table:base-cell-address="$Sheet2.$H$52" table:cell-range-address="$Sheet2.$B$51"/>
        <table:named-range table:name="P008052" table:base-cell-address="$Sheet2.$H$53" table:cell-range-address="$Sheet2.$B$52"/>
        <table:named-range table:name="P008053" table:base-cell-address="$Sheet2.$H$54" table:cell-range-address="$Sheet2.$B$53"/>
        <table:named-range table:name="P008054" table:base-cell-address="$Sheet2.$H$55" table:cell-range-address="$Sheet2.$B$54"/>
        <table:named-range table:name="P008055" table:base-cell-address="$Sheet2.$H$56" table:cell-range-address="$Sheet2.$B$55"/>
        <table:named-range table:name="P008056" table:base-cell-address="$Sheet2.$H$57" table:cell-range-address="$Sheet2.$B$56"/>
        <table:named-range table:name="P008057" table:base-cell-address="$Sheet2.$H$58" table:cell-range-address="$Sheet2.$B$57"/>
        <table:named-range table:name="P008058" table:base-cell-address="$Sheet2.$H$59" table:cell-range-address="$Sheet2.$B$58"/>
        <table:named-range table:name="P008059" table:base-cell-address="$Sheet2.$H$60" table:cell-range-address="$Sheet2.$B$59"/>
        <table:named-range table:name="P008060" table:base-cell-address="$Sheet2.$H$61" table:cell-range-address="$Sheet2.$B$60"/>
        <table:named-range table:name="P008061" table:base-cell-address="$Sheet2.$H$62" table:cell-range-address="$Sheet2.$B$61"/>
        <table:named-range table:name="P008062" table:base-cell-address="$Sheet2.$H$63" table:cell-range-address="$Sheet2.$B$62"/>
        <table:named-range table:name="P008063" table:base-cell-address="$Sheet2.$H$64" table:cell-range-address="$Sheet2.$B$63"/>
        <table:named-range table:name="P008064" table:base-cell-address="$Sheet2.$H$65" table:cell-range-address="$Sheet2.$B$64"/>
        <table:named-range table:name="P008065" table:base-cell-address="$Sheet2.$H$66" table:cell-range-address="$Sheet2.$B$65"/>
        <table:named-range table:name="P008066" table:base-cell-address="$Sheet2.$H$67" table:cell-range-address="$Sheet2.$B$66"/>
        <table:named-range table:name="P008067" table:base-cell-address="$Sheet2.$H$68" table:cell-range-address="$Sheet2.$B$67"/>
        <table:named-range table:name="P008068" table:base-cell-address="$Sheet2.$H$69" table:cell-range-address="$Sheet2.$B$68"/>
        <table:named-range table:name="P008069" table:base-cell-address="$Sheet2.$H$70" table:cell-range-address="$Sheet2.$B$69"/>
        <table:named-range table:name="P008070" table:base-cell-address="$Sheet2.$H$71" table:cell-range-address="$Sheet2.$B$70"/>
        <table:named-range table:name="P008071" table:base-cell-address="$Sheet2.$H$72" table:cell-range-address="$Sheet2.$B$71"/>
        <table:named-range table:name="P009001" table:base-cell-address="$Sheet2.$I$1" table:cell-range-address="$Sheet2.$B$1"/>
        <table:named-expression table:name="P009001ERR" table:base-cell-address="$Sheet2.$I$2" table:expression="#REF!"/>
        <table:named-range table:name="P009002" table:base-cell-address="$Sheet2.$I$3" table:cell-range-address="$Sheet2.$B$2"/>
        <table:named-range table:name="P009003" table:base-cell-address="$Sheet2.$I$4" table:cell-range-address="$Sheet2.$B$3"/>
        <table:named-range table:name="P009004" table:base-cell-address="$Sheet2.$I$5" table:cell-range-address="$Sheet2.$B$4"/>
        <table:named-range table:name="P009005" table:base-cell-address="$Sheet2.$I$6" table:cell-range-address="$Sheet2.$B$5"/>
        <table:named-range table:name="P009006" table:base-cell-address="$Sheet2.$I$7" table:cell-range-address="$Sheet2.$B$6"/>
        <table:named-range table:name="P009007" table:base-cell-address="$Sheet2.$I$8" table:cell-range-address="$Sheet2.$B$7"/>
        <table:named-range table:name="P009008" table:base-cell-address="$Sheet2.$I$9" table:cell-range-address="$Sheet2.$B$8"/>
        <table:named-range table:name="P009009" table:base-cell-address="$Sheet2.$I$10" table:cell-range-address="$Sheet2.$B$9"/>
        <table:named-range table:name="P009010" table:base-cell-address="$Sheet2.$I$11" table:cell-range-address="$Sheet2.$B$10"/>
        <table:named-range table:name="P009011" table:base-cell-address="$Sheet2.$I$12" table:cell-range-address="$Sheet2.$B$11"/>
        <table:named-range table:name="P009012" table:base-cell-address="$Sheet2.$I$13" table:cell-range-address="$Sheet2.$B$12"/>
        <table:named-range table:name="P009013" table:base-cell-address="$Sheet2.$I$14" table:cell-range-address="$Sheet2.$B$13"/>
        <table:named-range table:name="P009014" table:base-cell-address="$Sheet2.$I$15" table:cell-range-address="$Sheet2.$B$14"/>
        <table:named-range table:name="P009015" table:base-cell-address="$Sheet2.$I$16" table:cell-range-address="$Sheet2.$B$15"/>
        <table:named-range table:name="P009016" table:base-cell-address="$Sheet2.$I$17" table:cell-range-address="$Sheet2.$B$16"/>
        <table:named-range table:name="P009017" table:base-cell-address="$Sheet2.$I$18" table:cell-range-address="$Sheet2.$B$17"/>
        <table:named-range table:name="P009018" table:base-cell-address="$Sheet2.$I$19" table:cell-range-address="$Sheet2.$B$18"/>
        <table:named-range table:name="P009019" table:base-cell-address="$Sheet2.$I$20" table:cell-range-address="$Sheet2.$B$19"/>
        <table:named-range table:name="P009020" table:base-cell-address="$Sheet2.$I$21" table:cell-range-address="$Sheet2.$B$20"/>
        <table:named-range table:name="P009021" table:base-cell-address="$Sheet2.$I$22" table:cell-range-address="$Sheet2.$B$21"/>
        <table:named-range table:name="P009022" table:base-cell-address="$Sheet2.$I$23" table:cell-range-address="$Sheet2.$B$22"/>
        <table:named-range table:name="P009023" table:base-cell-address="$Sheet2.$I$24" table:cell-range-address="$Sheet2.$B$23"/>
        <table:named-range table:name="P009024" table:base-cell-address="$Sheet2.$I$25" table:cell-range-address="$Sheet2.$B$24"/>
        <table:named-range table:name="P009025" table:base-cell-address="$Sheet2.$I$26" table:cell-range-address="$Sheet2.$B$25"/>
        <table:named-range table:name="P009026" table:base-cell-address="$Sheet2.$I$27" table:cell-range-address="$Sheet2.$B$26"/>
        <table:named-range table:name="P009027" table:base-cell-address="$Sheet2.$I$28" table:cell-range-address="$Sheet2.$B$27"/>
        <table:named-range table:name="P009028" table:base-cell-address="$Sheet2.$I$29" table:cell-range-address="$Sheet2.$B$28"/>
        <table:named-range table:name="P009029" table:base-cell-address="$Sheet2.$I$30" table:cell-range-address="$Sheet2.$B$29"/>
        <table:named-range table:name="P009030" table:base-cell-address="$Sheet2.$I$31" table:cell-range-address="$Sheet2.$B$30"/>
        <table:named-range table:name="P009031" table:base-cell-address="$Sheet2.$I$32" table:cell-range-address="$Sheet2.$B$31"/>
        <table:named-range table:name="P009032" table:base-cell-address="$Sheet2.$I$33" table:cell-range-address="$Sheet2.$B$32"/>
        <table:named-range table:name="P009033" table:base-cell-address="$Sheet2.$I$34" table:cell-range-address="$Sheet2.$B$33"/>
        <table:named-range table:name="P009034" table:base-cell-address="$Sheet2.$I$35" table:cell-range-address="$Sheet2.$B$34"/>
        <table:named-range table:name="P009035" table:base-cell-address="$Sheet2.$I$36" table:cell-range-address="$Sheet2.$B$35"/>
        <table:named-range table:name="P009036" table:base-cell-address="$Sheet2.$I$37" table:cell-range-address="$Sheet2.$B$36"/>
        <table:named-range table:name="P009037" table:base-cell-address="$Sheet2.$I$38" table:cell-range-address="$Sheet2.$B$37"/>
        <table:named-range table:name="P009038" table:base-cell-address="$Sheet2.$I$39" table:cell-range-address="$Sheet2.$B$38"/>
        <table:named-range table:name="P009039" table:base-cell-address="$Sheet2.$I$40" table:cell-range-address="$Sheet2.$B$39"/>
        <table:named-range table:name="P009040" table:base-cell-address="$Sheet2.$I$41" table:cell-range-address="$Sheet2.$B$40"/>
        <table:named-range table:name="P009041" table:base-cell-address="$Sheet2.$I$42" table:cell-range-address="$Sheet2.$B$41"/>
        <table:named-range table:name="P009042" table:base-cell-address="$Sheet2.$I$43" table:cell-range-address="$Sheet2.$B$42"/>
        <table:named-range table:name="P009043" table:base-cell-address="$Sheet2.$I$44" table:cell-range-address="$Sheet2.$B$43"/>
        <table:named-range table:name="P009044" table:base-cell-address="$Sheet2.$I$45" table:cell-range-address="$Sheet2.$B$44"/>
        <table:named-range table:name="P009045" table:base-cell-address="$Sheet2.$I$46" table:cell-range-address="$Sheet2.$B$45"/>
        <table:named-range table:name="P009046" table:base-cell-address="$Sheet2.$I$47" table:cell-range-address="$Sheet2.$B$46"/>
        <table:named-range table:name="P009047" table:base-cell-address="$Sheet2.$I$48" table:cell-range-address="$Sheet2.$B$47"/>
        <table:named-range table:name="P009048" table:base-cell-address="$Sheet2.$I$49" table:cell-range-address="$Sheet2.$B$48"/>
        <table:named-range table:name="P009049" table:base-cell-address="$Sheet2.$I$50" table:cell-range-address="$Sheet2.$B$49"/>
        <table:named-range table:name="P009050" table:base-cell-address="$Sheet2.$I$51" table:cell-range-address="$Sheet2.$B$50"/>
        <table:named-range table:name="P009051" table:base-cell-address="$Sheet2.$I$52" table:cell-range-address="$Sheet2.$B$51"/>
        <table:named-range table:name="P009052" table:base-cell-address="$Sheet2.$I$53" table:cell-range-address="$Sheet2.$B$52"/>
        <table:named-range table:name="P009053" table:base-cell-address="$Sheet2.$I$54" table:cell-range-address="$Sheet2.$B$53"/>
        <table:named-range table:name="P009054" table:base-cell-address="$Sheet2.$I$55" table:cell-range-address="$Sheet2.$B$54"/>
        <table:named-range table:name="P009055" table:base-cell-address="$Sheet2.$I$56" table:cell-range-address="$Sheet2.$B$55"/>
        <table:named-range table:name="P009056" table:base-cell-address="$Sheet2.$I$57" table:cell-range-address="$Sheet2.$B$56"/>
        <table:named-range table:name="P009057" table:base-cell-address="$Sheet2.$I$58" table:cell-range-address="$Sheet2.$B$57"/>
        <table:named-range table:name="P009058" table:base-cell-address="$Sheet2.$I$59" table:cell-range-address="$Sheet2.$B$58"/>
        <table:named-range table:name="P009059" table:base-cell-address="$Sheet2.$I$60" table:cell-range-address="$Sheet2.$B$59"/>
        <table:named-range table:name="P009060" table:base-cell-address="$Sheet2.$I$61" table:cell-range-address="$Sheet2.$B$60"/>
        <table:named-range table:name="P009061" table:base-cell-address="$Sheet2.$I$62" table:cell-range-address="$Sheet2.$B$61"/>
        <table:named-range table:name="P009062" table:base-cell-address="$Sheet2.$I$63" table:cell-range-address="$Sheet2.$B$62"/>
        <table:named-range table:name="P009063" table:base-cell-address="$Sheet2.$I$64" table:cell-range-address="$Sheet2.$B$63"/>
        <table:named-range table:name="P009064" table:base-cell-address="$Sheet2.$I$65" table:cell-range-address="$Sheet2.$B$64"/>
        <table:named-range table:name="P009065" table:base-cell-address="$Sheet2.$I$66" table:cell-range-address="$Sheet2.$B$65"/>
        <table:named-range table:name="P009066" table:base-cell-address="$Sheet2.$I$67" table:cell-range-address="$Sheet2.$B$66"/>
        <table:named-range table:name="P009067" table:base-cell-address="$Sheet2.$I$68" table:cell-range-address="$Sheet2.$B$67"/>
        <table:named-range table:name="P009068" table:base-cell-address="$Sheet2.$I$69" table:cell-range-address="$Sheet2.$B$68"/>
        <table:named-range table:name="P009069" table:base-cell-address="$Sheet2.$I$70" table:cell-range-address="$Sheet2.$B$69"/>
        <table:named-range table:name="P009070" table:base-cell-address="$Sheet2.$I$71" table:cell-range-address="$Sheet2.$B$70"/>
        <table:named-range table:name="P009071" table:base-cell-address="$Sheet2.$I$72" table:cell-range-address="$Sheet2.$B$71"/>
        <table:named-range table:name="P009072" table:base-cell-address="$Sheet2.$I$73" table:cell-range-address="$Sheet2.$B$72"/>
        <table:named-range table:name="P009073" table:base-cell-address="$Sheet2.$I$74" table:cell-range-address="$Sheet2.$B$73"/>
        <table:named-range table:name="P010001" table:base-cell-address="$Sheet2.$K$1" table:cell-range-address="$Sheet2.$B$1"/>
        <table:named-range table:name="P010002" table:base-cell-address="$Sheet2.$K$2" table:cell-range-address="$Sheet2.$B$2"/>
        <table:named-range table:name="P010003" table:base-cell-address="$Sheet2.$K$3" table:cell-range-address="$Sheet2.$B$3"/>
        <table:named-range table:name="P010004" table:base-cell-address="$Sheet2.$K$4" table:cell-range-address="$Sheet2.$B$4"/>
        <table:named-range table:name="P010005" table:base-cell-address="$Sheet2.$K$5" table:cell-range-address="$Sheet2.$B$5"/>
        <table:named-range table:name="P010006" table:base-cell-address="$Sheet2.$K$6" table:cell-range-address="$Sheet2.$B$6"/>
        <table:named-range table:name="P010007" table:base-cell-address="$Sheet2.$K$7" table:cell-range-address="$Sheet2.$B$7"/>
        <table:named-range table:name="P010008" table:base-cell-address="$Sheet2.$K$8" table:cell-range-address="$Sheet2.$B$8"/>
        <table:named-range table:name="P010009" table:base-cell-address="$Sheet2.$K$9" table:cell-range-address="$Sheet2.$B$9"/>
        <table:named-range table:name="P010010" table:base-cell-address="$Sheet2.$K$10" table:cell-range-address="$Sheet2.$B$10"/>
        <table:named-range table:name="P010011" table:base-cell-address="$Sheet2.$K$11" table:cell-range-address="$Sheet2.$B$11"/>
        <table:named-range table:name="P010012" table:base-cell-address="$Sheet2.$K$12" table:cell-range-address="$Sheet2.$B$12"/>
        <table:named-range table:name="P010013" table:base-cell-address="$Sheet2.$K$13" table:cell-range-address="$Sheet2.$B$13"/>
        <table:named-range table:name="P010014" table:base-cell-address="$Sheet2.$K$14" table:cell-range-address="$Sheet2.$B$14"/>
        <table:named-range table:name="P010015" table:base-cell-address="$Sheet2.$K$15" table:cell-range-address="$Sheet2.$B$15"/>
        <table:named-range table:name="P010016" table:base-cell-address="$Sheet2.$K$16" table:cell-range-address="$Sheet2.$B$16"/>
        <table:named-range table:name="P010017" table:base-cell-address="$Sheet2.$K$17" table:cell-range-address="$Sheet2.$B$17"/>
        <table:named-range table:name="P010018" table:base-cell-address="$Sheet2.$K$18" table:cell-range-address="$Sheet2.$B$18"/>
        <table:named-range table:name="P010019" table:base-cell-address="$Sheet2.$K$19" table:cell-range-address="$Sheet2.$B$19"/>
        <table:named-range table:name="P010020" table:base-cell-address="$Sheet2.$K$20" table:cell-range-address="$Sheet2.$B$20"/>
        <table:named-range table:name="P010021" table:base-cell-address="$Sheet2.$K$21" table:cell-range-address="$Sheet2.$B$21"/>
        <table:named-range table:name="P010022" table:base-cell-address="$Sheet2.$K$22" table:cell-range-address="$Sheet2.$B$22"/>
        <table:named-range table:name="P010023" table:base-cell-address="$Sheet2.$K$23" table:cell-range-address="$Sheet2.$B$23"/>
        <table:named-range table:name="P010024" table:base-cell-address="$Sheet2.$K$24" table:cell-range-address="$Sheet2.$B$24"/>
        <table:named-range table:name="P010025" table:base-cell-address="$Sheet2.$K$25" table:cell-range-address="$Sheet2.$B$25"/>
        <table:named-range table:name="P010026" table:base-cell-address="$Sheet2.$K$26" table:cell-range-address="$Sheet2.$B$26"/>
        <table:named-range table:name="P010027" table:base-cell-address="$Sheet2.$K$27" table:cell-range-address="$Sheet2.$B$27"/>
        <table:named-range table:name="P010028" table:base-cell-address="$Sheet2.$K$28" table:cell-range-address="$Sheet2.$B$28"/>
        <table:named-range table:name="P010029" table:base-cell-address="$Sheet2.$K$29" table:cell-range-address="$Sheet2.$B$29"/>
        <table:named-range table:name="P010030" table:base-cell-address="$Sheet2.$K$30" table:cell-range-address="$Sheet2.$B$30"/>
        <table:named-range table:name="P010031" table:base-cell-address="$Sheet2.$K$31" table:cell-range-address="$Sheet2.$B$31"/>
        <table:named-range table:name="P010032" table:base-cell-address="$Sheet2.$K$32" table:cell-range-address="$Sheet2.$B$32"/>
        <table:named-range table:name="P010033" table:base-cell-address="$Sheet2.$K$33" table:cell-range-address="$Sheet2.$B$33"/>
        <table:named-range table:name="P010034" table:base-cell-address="$Sheet2.$K$34" table:cell-range-address="$Sheet2.$B$34"/>
        <table:named-range table:name="P010035" table:base-cell-address="$Sheet2.$K$35" table:cell-range-address="$Sheet2.$B$35"/>
        <table:named-range table:name="P010036" table:base-cell-address="$Sheet2.$K$36" table:cell-range-address="$Sheet2.$B$36"/>
        <table:named-range table:name="P010037" table:base-cell-address="$Sheet2.$K$37" table:cell-range-address="$Sheet2.$B$37"/>
        <table:named-range table:name="P010038" table:base-cell-address="$Sheet2.$K$38" table:cell-range-address="$Sheet2.$B$38"/>
        <table:named-range table:name="P010039" table:base-cell-address="$Sheet2.$K$39" table:cell-range-address="$Sheet2.$B$39"/>
        <table:named-range table:name="P010040" table:base-cell-address="$Sheet2.$K$40" table:cell-range-address="$Sheet2.$B$40"/>
        <table:named-range table:name="P010041" table:base-cell-address="$Sheet2.$K$41" table:cell-range-address="$Sheet2.$B$41"/>
        <table:named-range table:name="P010042" table:base-cell-address="$Sheet2.$K$42" table:cell-range-address="$Sheet2.$B$42"/>
        <table:named-range table:name="P010043" table:base-cell-address="$Sheet2.$K$43" table:cell-range-address="$Sheet2.$B$43"/>
        <table:named-range table:name="P010044" table:base-cell-address="$Sheet2.$K$44" table:cell-range-address="$Sheet2.$B$44"/>
        <table:named-range table:name="P010045" table:base-cell-address="$Sheet2.$K$45" table:cell-range-address="$Sheet2.$B$45"/>
        <table:named-range table:name="P010046" table:base-cell-address="$Sheet2.$K$46" table:cell-range-address="$Sheet2.$B$46"/>
        <table:named-range table:name="P010047" table:base-cell-address="$Sheet2.$K$47" table:cell-range-address="$Sheet2.$B$47"/>
        <table:named-range table:name="P010048" table:base-cell-address="$Sheet2.$K$48" table:cell-range-address="$Sheet2.$B$48"/>
        <table:named-range table:name="P010049" table:base-cell-address="$Sheet2.$K$49" table:cell-range-address="$Sheet2.$B$49"/>
        <table:named-range table:name="P010050" table:base-cell-address="$Sheet2.$K$50" table:cell-range-address="$Sheet2.$B$50"/>
        <table:named-range table:name="P010051" table:base-cell-address="$Sheet2.$K$51" table:cell-range-address="$Sheet2.$B$51"/>
        <table:named-range table:name="P010052" table:base-cell-address="$Sheet2.$K$52" table:cell-range-address="$Sheet2.$B$52"/>
        <table:named-range table:name="P010053" table:base-cell-address="$Sheet2.$K$53" table:cell-range-address="$Sheet2.$B$53"/>
        <table:named-range table:name="P010054" table:base-cell-address="$Sheet2.$K$54" table:cell-range-address="$Sheet2.$B$54"/>
        <table:named-range table:name="P010055" table:base-cell-address="$Sheet2.$K$55" table:cell-range-address="$Sheet2.$B$55"/>
        <table:named-range table:name="P010056" table:base-cell-address="$Sheet2.$K$56" table:cell-range-address="$Sheet2.$B$56"/>
        <table:named-range table:name="P010057" table:base-cell-address="$Sheet2.$K$57" table:cell-range-address="$Sheet2.$B$57"/>
        <table:named-range table:name="P010058" table:base-cell-address="$Sheet2.$K$58" table:cell-range-address="$Sheet2.$B$58"/>
        <table:named-range table:name="P010059" table:base-cell-address="$Sheet2.$K$59" table:cell-range-address="$Sheet2.$B$59"/>
        <table:named-range table:name="P010060" table:base-cell-address="$Sheet2.$K$60" table:cell-range-address="$Sheet2.$B$60"/>
        <table:named-range table:name="P010061" table:base-cell-address="$Sheet2.$K$61" table:cell-range-address="$Sheet2.$B$61"/>
        <table:named-range table:name="P010062" table:base-cell-address="$Sheet2.$K$62" table:cell-range-address="$Sheet2.$B$62"/>
        <table:named-range table:name="P010063" table:base-cell-address="$Sheet2.$K$63" table:cell-range-address="$Sheet2.$B$63"/>
        <table:named-range table:name="P010064" table:base-cell-address="$Sheet2.$K$64" table:cell-range-address="$Sheet2.$B$64"/>
        <table:named-range table:name="P010065" table:base-cell-address="$Sheet2.$K$65" table:cell-range-address="$Sheet2.$B$65"/>
        <table:named-range table:name="P010066" table:base-cell-address="$Sheet2.$K$66" table:cell-range-address="$Sheet2.$B$66"/>
        <table:named-range table:name="P010067" table:base-cell-address="$Sheet2.$K$67" table:cell-range-address="$Sheet2.$B$67"/>
        <table:named-range table:name="P010068" table:base-cell-address="$Sheet2.$K$68" table:cell-range-address="$Sheet2.$B$68"/>
        <table:named-range table:name="P010069" table:base-cell-address="$Sheet2.$K$69" table:cell-range-address="$Sheet2.$B$69"/>
        <table:named-range table:name="P010070" table:base-cell-address="$Sheet2.$K$70" table:cell-range-address="$Sheet2.$B$70"/>
        <table:named-range table:name="P010071" table:base-cell-address="$Sheet2.$K$71" table:cell-range-address="$Sheet2.$B$71"/>
        <table:named-range table:name="P011001" table:base-cell-address="$Sheet2.$H$1" table:cell-range-address="$Sheet2.$B$1"/>
        <table:named-range table:name="P011002" table:base-cell-address="$Sheet2.$H$2" table:cell-range-address="$Sheet2.$B$2"/>
        <table:named-range table:name="P011003" table:base-cell-address="$Sheet2.$H$3" table:cell-range-address="$Sheet2.$B$3"/>
        <table:named-range table:name="P011004" table:base-cell-address="$Sheet2.$H$4" table:cell-range-address="$Sheet2.$B$4"/>
        <table:named-range table:name="P011005" table:base-cell-address="$Sheet2.$H$5" table:cell-range-address="$Sheet2.$B$5"/>
        <table:named-range table:name="P011006" table:base-cell-address="$Sheet2.$H$6" table:cell-range-address="$Sheet2.$B$6"/>
        <table:named-range table:name="P011007" table:base-cell-address="$Sheet2.$H$7" table:cell-range-address="$Sheet2.$B$7"/>
        <table:named-range table:name="P011008" table:base-cell-address="$Sheet2.$H$8" table:cell-range-address="$Sheet2.$B$8"/>
        <table:named-range table:name="P011009" table:base-cell-address="$Sheet2.$H$9" table:cell-range-address="$Sheet2.$B$9"/>
        <table:named-range table:name="P011010" table:base-cell-address="$Sheet2.$H$10" table:cell-range-address="$Sheet2.$B$10"/>
        <table:named-range table:name="P011011" table:base-cell-address="$Sheet2.$H$11" table:cell-range-address="$Sheet2.$B$11"/>
        <table:named-range table:name="P011012" table:base-cell-address="$Sheet2.$H$12" table:cell-range-address="$Sheet2.$B$12"/>
        <table:named-range table:name="P011013" table:base-cell-address="$Sheet2.$H$13" table:cell-range-address="$Sheet2.$B$13"/>
        <table:named-range table:name="P011014" table:base-cell-address="$Sheet2.$H$14" table:cell-range-address="$Sheet2.$B$14"/>
        <table:named-range table:name="P011015" table:base-cell-address="$Sheet2.$H$15" table:cell-range-address="$Sheet2.$B$15"/>
        <table:named-range table:name="P011016" table:base-cell-address="$Sheet2.$H$16" table:cell-range-address="$Sheet2.$B$16"/>
        <table:named-range table:name="P011017" table:base-cell-address="$Sheet2.$H$17" table:cell-range-address="$Sheet2.$B$17"/>
        <table:named-range table:name="P011018" table:base-cell-address="$Sheet2.$H$18" table:cell-range-address="$Sheet2.$B$18"/>
        <table:named-range table:name="P011019" table:base-cell-address="$Sheet2.$H$19" table:cell-range-address="$Sheet2.$B$19"/>
        <table:named-range table:name="P011020" table:base-cell-address="$Sheet2.$H$20" table:cell-range-address="$Sheet2.$B$20"/>
        <table:named-range table:name="P011021" table:base-cell-address="$Sheet2.$H$21" table:cell-range-address="$Sheet2.$B$21"/>
        <table:named-range table:name="P011022" table:base-cell-address="$Sheet2.$H$22" table:cell-range-address="$Sheet2.$B$22"/>
        <table:named-range table:name="P011023" table:base-cell-address="$Sheet2.$H$23" table:cell-range-address="$Sheet2.$B$23"/>
        <table:named-range table:name="P011024" table:base-cell-address="$Sheet2.$H$24" table:cell-range-address="$Sheet2.$B$24"/>
        <table:named-range table:name="P011025" table:base-cell-address="$Sheet2.$H$25" table:cell-range-address="$Sheet2.$B$25"/>
        <table:named-range table:name="P011026" table:base-cell-address="$Sheet2.$H$26" table:cell-range-address="$Sheet2.$B$26"/>
        <table:named-range table:name="P011027" table:base-cell-address="$Sheet2.$H$27" table:cell-range-address="$Sheet2.$B$27"/>
        <table:named-range table:name="P011028" table:base-cell-address="$Sheet2.$H$28" table:cell-range-address="$Sheet2.$B$28"/>
        <table:named-range table:name="P011029" table:base-cell-address="$Sheet2.$H$29" table:cell-range-address="$Sheet2.$B$29"/>
        <table:named-range table:name="P011030" table:base-cell-address="$Sheet2.$H$30" table:cell-range-address="$Sheet2.$B$30"/>
        <table:named-range table:name="P011031" table:base-cell-address="$Sheet2.$H$31" table:cell-range-address="$Sheet2.$B$31"/>
        <table:named-range table:name="P011032" table:base-cell-address="$Sheet2.$H$32" table:cell-range-address="$Sheet2.$B$32"/>
        <table:named-range table:name="P011033" table:base-cell-address="$Sheet2.$H$33" table:cell-range-address="$Sheet2.$B$33"/>
        <table:named-range table:name="P011034" table:base-cell-address="$Sheet2.$H$34" table:cell-range-address="$Sheet2.$B$34"/>
        <table:named-range table:name="P011035" table:base-cell-address="$Sheet2.$H$35" table:cell-range-address="$Sheet2.$B$35"/>
        <table:named-range table:name="P011036" table:base-cell-address="$Sheet2.$H$36" table:cell-range-address="$Sheet2.$B$36"/>
        <table:named-range table:name="P011037" table:base-cell-address="$Sheet2.$H$37" table:cell-range-address="$Sheet2.$B$37"/>
        <table:named-range table:name="P011038" table:base-cell-address="$Sheet2.$H$38" table:cell-range-address="$Sheet2.$B$38"/>
        <table:named-range table:name="P011039" table:base-cell-address="$Sheet2.$H$39" table:cell-range-address="$Sheet2.$B$39"/>
        <table:named-range table:name="P011040" table:base-cell-address="$Sheet2.$H$40" table:cell-range-address="$Sheet2.$B$40"/>
        <table:named-range table:name="P011041" table:base-cell-address="$Sheet2.$H$41" table:cell-range-address="$Sheet2.$B$41"/>
        <table:named-range table:name="P011042" table:base-cell-address="$Sheet2.$H$42" table:cell-range-address="$Sheet2.$B$42"/>
        <table:named-range table:name="P011043" table:base-cell-address="$Sheet2.$H$43" table:cell-range-address="$Sheet2.$B$43"/>
        <table:named-range table:name="P011044" table:base-cell-address="$Sheet2.$H$44" table:cell-range-address="$Sheet2.$B$44"/>
        <table:named-range table:name="P011045" table:base-cell-address="$Sheet2.$H$45" table:cell-range-address="$Sheet2.$B$45"/>
        <table:named-range table:name="P011046" table:base-cell-address="$Sheet2.$H$46" table:cell-range-address="$Sheet2.$B$46"/>
        <table:named-range table:name="P011047" table:base-cell-address="$Sheet2.$H$47" table:cell-range-address="$Sheet2.$B$47"/>
        <table:named-range table:name="P011048" table:base-cell-address="$Sheet2.$H$48" table:cell-range-address="$Sheet2.$B$48"/>
        <table:named-range table:name="P011049" table:base-cell-address="$Sheet2.$H$49" table:cell-range-address="$Sheet2.$B$49"/>
        <table:named-range table:name="P011050" table:base-cell-address="$Sheet2.$H$50" table:cell-range-address="$Sheet2.$B$50"/>
        <table:named-range table:name="P011051" table:base-cell-address="$Sheet2.$H$51" table:cell-range-address="$Sheet2.$B$51"/>
        <table:named-range table:name="P011052" table:base-cell-address="$Sheet2.$H$52" table:cell-range-address="$Sheet2.$B$52"/>
        <table:named-range table:name="P011053" table:base-cell-address="$Sheet2.$H$53" table:cell-range-address="$Sheet2.$B$53"/>
        <table:named-range table:name="P011054" table:base-cell-address="$Sheet2.$H$54" table:cell-range-address="$Sheet2.$B$54"/>
        <table:named-range table:name="P011055" table:base-cell-address="$Sheet2.$H$55" table:cell-range-address="$Sheet2.$B$55"/>
        <table:named-range table:name="P011056" table:base-cell-address="$Sheet2.$H$56" table:cell-range-address="$Sheet2.$B$56"/>
        <table:named-range table:name="P011057" table:base-cell-address="$Sheet2.$H$57" table:cell-range-address="$Sheet2.$B$57"/>
        <table:named-range table:name="P011058" table:base-cell-address="$Sheet2.$H$58" table:cell-range-address="$Sheet2.$B$58"/>
        <table:named-range table:name="P011059" table:base-cell-address="$Sheet2.$H$59" table:cell-range-address="$Sheet2.$B$59"/>
        <table:named-range table:name="P011060" table:base-cell-address="$Sheet2.$H$60" table:cell-range-address="$Sheet2.$B$60"/>
        <table:named-range table:name="P011061" table:base-cell-address="$Sheet2.$H$61" table:cell-range-address="$Sheet2.$B$61"/>
        <table:named-range table:name="P011062" table:base-cell-address="$Sheet2.$H$62" table:cell-range-address="$Sheet2.$B$62"/>
        <table:named-range table:name="P011063" table:base-cell-address="$Sheet2.$H$63" table:cell-range-address="$Sheet2.$B$63"/>
        <table:named-range table:name="P011064" table:base-cell-address="$Sheet2.$H$64" table:cell-range-address="$Sheet2.$B$64"/>
        <table:named-range table:name="P011065" table:base-cell-address="$Sheet2.$H$65" table:cell-range-address="$Sheet2.$B$65"/>
        <table:named-range table:name="P011066" table:base-cell-address="$Sheet2.$H$66" table:cell-range-address="$Sheet2.$B$66"/>
        <table:named-range table:name="P011067" table:base-cell-address="$Sheet2.$H$67" table:cell-range-address="$Sheet2.$B$67"/>
        <table:named-range table:name="P011068" table:base-cell-address="$Sheet2.$H$68" table:cell-range-address="$Sheet2.$B$68"/>
        <table:named-range table:name="P011069" table:base-cell-address="$Sheet2.$H$69" table:cell-range-address="$Sheet2.$B$69"/>
        <table:named-range table:name="P011070" table:base-cell-address="$Sheet2.$H$70" table:cell-range-address="$Sheet2.$B$70"/>
        <table:named-range table:name="P011071" table:base-cell-address="$Sheet2.$H$71" table:cell-range-address="$Sheet2.$B$71"/>
        <table:named-range table:name="P011072" table:base-cell-address="$Sheet2.$H$72" table:cell-range-address="$Sheet2.$B$72"/>
        <table:named-range table:name="P011073" table:base-cell-address="$Sheet2.$H$73" table:cell-range-address="$Sheet2.$B$73"/>
        <table:named-range table:name="P012001" table:base-cell-address="$Sheet2.$I$1" table:cell-range-address="$Sheet2.$B$1"/>
        <table:named-expression table:name="P012001ERR" table:base-cell-address="$Sheet2.$I$2" table:expression="#REF!"/>
        <table:named-range table:name="P012002" table:base-cell-address="$Sheet2.$I$3" table:cell-range-address="$Sheet2.$B$2"/>
        <table:named-range table:name="P012003" table:base-cell-address="$Sheet2.$I$4" table:cell-range-address="$Sheet2.$B$3"/>
        <table:named-range table:name="P012004" table:base-cell-address="$Sheet2.$I$5" table:cell-range-address="$Sheet2.$B$4"/>
        <table:named-range table:name="P012005" table:base-cell-address="$Sheet2.$I$6" table:cell-range-address="$Sheet2.$B$5"/>
        <table:named-range table:name="P012006" table:base-cell-address="$Sheet2.$I$7" table:cell-range-address="$Sheet2.$B$6"/>
        <table:named-range table:name="P012007" table:base-cell-address="$Sheet2.$I$8" table:cell-range-address="$Sheet2.$B$7"/>
        <table:named-range table:name="P012008" table:base-cell-address="$Sheet2.$I$9" table:cell-range-address="$Sheet2.$B$8"/>
        <table:named-range table:name="P012009" table:base-cell-address="$Sheet2.$I$10" table:cell-range-address="$Sheet2.$B$9"/>
        <table:named-range table:name="P012010" table:base-cell-address="$Sheet2.$I$11" table:cell-range-address="$Sheet2.$B$10"/>
        <table:named-range table:name="P012011" table:base-cell-address="$Sheet2.$I$12" table:cell-range-address="$Sheet2.$B$11"/>
        <table:named-range table:name="P012012" table:base-cell-address="$Sheet2.$I$13" table:cell-range-address="$Sheet2.$B$12"/>
        <table:named-range table:name="P012013" table:base-cell-address="$Sheet2.$I$14" table:cell-range-address="$Sheet2.$B$13"/>
        <table:named-range table:name="P012014" table:base-cell-address="$Sheet2.$I$15" table:cell-range-address="$Sheet2.$B$14"/>
        <table:named-range table:name="P012015" table:base-cell-address="$Sheet2.$I$16" table:cell-range-address="$Sheet2.$B$15"/>
        <table:named-range table:name="P012016" table:base-cell-address="$Sheet2.$I$17" table:cell-range-address="$Sheet2.$B$16"/>
        <table:named-range table:name="P012017" table:base-cell-address="$Sheet2.$I$18" table:cell-range-address="$Sheet2.$B$17"/>
        <table:named-range table:name="P012018" table:base-cell-address="$Sheet2.$I$19" table:cell-range-address="$Sheet2.$B$18"/>
        <table:named-range table:name="P012019" table:base-cell-address="$Sheet2.$I$20" table:cell-range-address="$Sheet2.$B$19"/>
        <table:named-range table:name="P012020" table:base-cell-address="$Sheet2.$I$21" table:cell-range-address="$Sheet2.$B$20"/>
        <table:named-range table:name="P012021" table:base-cell-address="$Sheet2.$I$22" table:cell-range-address="$Sheet2.$B$21"/>
        <table:named-range table:name="P012022" table:base-cell-address="$Sheet2.$I$23" table:cell-range-address="$Sheet2.$B$22"/>
        <table:named-range table:name="P012023" table:base-cell-address="$Sheet2.$I$24" table:cell-range-address="$Sheet2.$B$23"/>
        <table:named-range table:name="P012024" table:base-cell-address="$Sheet2.$I$25" table:cell-range-address="$Sheet2.$B$24"/>
        <table:named-range table:name="P012025" table:base-cell-address="$Sheet2.$I$26" table:cell-range-address="$Sheet2.$B$25"/>
        <table:named-range table:name="P012026" table:base-cell-address="$Sheet2.$I$27" table:cell-range-address="$Sheet2.$B$26"/>
        <table:named-range table:name="P012027" table:base-cell-address="$Sheet2.$I$28" table:cell-range-address="$Sheet2.$B$27"/>
        <table:named-range table:name="P012028" table:base-cell-address="$Sheet2.$I$29" table:cell-range-address="$Sheet2.$B$28"/>
        <table:named-range table:name="P012029" table:base-cell-address="$Sheet2.$I$30" table:cell-range-address="$Sheet2.$B$29"/>
        <table:named-range table:name="P012030" table:base-cell-address="$Sheet2.$I$31" table:cell-range-address="$Sheet2.$B$30"/>
        <table:named-range table:name="P012031" table:base-cell-address="$Sheet2.$I$32" table:cell-range-address="$Sheet2.$B$31"/>
        <table:named-range table:name="P012032" table:base-cell-address="$Sheet2.$I$33" table:cell-range-address="$Sheet2.$B$32"/>
        <table:named-range table:name="P012033" table:base-cell-address="$Sheet2.$I$34" table:cell-range-address="$Sheet2.$B$33"/>
        <table:named-range table:name="P012034" table:base-cell-address="$Sheet2.$I$35" table:cell-range-address="$Sheet2.$B$34"/>
        <table:named-range table:name="P012035" table:base-cell-address="$Sheet2.$I$36" table:cell-range-address="$Sheet2.$B$35"/>
        <table:named-range table:name="P012036" table:base-cell-address="$Sheet2.$I$37" table:cell-range-address="$Sheet2.$B$36"/>
        <table:named-range table:name="P012037" table:base-cell-address="$Sheet2.$I$38" table:cell-range-address="$Sheet2.$B$37"/>
        <table:named-range table:name="P012038" table:base-cell-address="$Sheet2.$I$39" table:cell-range-address="$Sheet2.$B$38"/>
        <table:named-range table:name="P012039" table:base-cell-address="$Sheet2.$I$40" table:cell-range-address="$Sheet2.$B$39"/>
        <table:named-range table:name="P012040" table:base-cell-address="$Sheet2.$I$41" table:cell-range-address="$Sheet2.$B$40"/>
        <table:named-range table:name="P012041" table:base-cell-address="$Sheet2.$I$42" table:cell-range-address="$Sheet2.$B$41"/>
        <table:named-range table:name="P012042" table:base-cell-address="$Sheet2.$I$43" table:cell-range-address="$Sheet2.$B$42"/>
        <table:named-range table:name="P012043" table:base-cell-address="$Sheet2.$I$44" table:cell-range-address="$Sheet2.$B$43"/>
        <table:named-range table:name="P012044" table:base-cell-address="$Sheet2.$I$45" table:cell-range-address="$Sheet2.$B$44"/>
        <table:named-range table:name="P012045" table:base-cell-address="$Sheet2.$I$46" table:cell-range-address="$Sheet2.$B$45"/>
        <table:named-range table:name="P012046" table:base-cell-address="$Sheet2.$I$47" table:cell-range-address="$Sheet2.$B$46"/>
        <table:named-range table:name="P012047" table:base-cell-address="$Sheet2.$I$48" table:cell-range-address="$Sheet2.$B$47"/>
        <table:named-range table:name="P012048" table:base-cell-address="$Sheet2.$I$49" table:cell-range-address="$Sheet2.$B$48"/>
        <table:named-range table:name="P012049" table:base-cell-address="$Sheet2.$I$50" table:cell-range-address="$Sheet2.$B$49"/>
        <table:named-range table:name="P013001" table:base-cell-address="$Sheet2.$I$1" table:cell-range-address="$Sheet2.$B$1"/>
        <table:named-range table:name="P013002" table:base-cell-address="$Sheet2.$I$2" table:cell-range-address="$Sheet2.$B$2"/>
        <table:named-range table:name="P013003" table:base-cell-address="$Sheet2.$I$3" table:cell-range-address="$Sheet2.$B$3"/>
        <table:named-range table:name="P014001" table:base-cell-address="$Sheet2.$I$1" table:cell-range-address="$Sheet2.$B$1"/>
        <table:named-range table:name="P014002" table:base-cell-address="$Sheet2.$I$2" table:cell-range-address="$Sheet2.$B$2"/>
        <table:named-range table:name="P014003" table:base-cell-address="$Sheet2.$I$3" table:cell-range-address="$Sheet2.$B$3"/>
        <table:named-range table:name="P014004" table:base-cell-address="$Sheet2.$I$4" table:cell-range-address="$Sheet2.$B$4"/>
        <table:named-range table:name="P014005" table:base-cell-address="$Sheet2.$I$5" table:cell-range-address="$Sheet2.$B$5"/>
        <table:named-range table:name="P014006" table:base-cell-address="$Sheet2.$I$6" table:cell-range-address="$Sheet2.$B$6"/>
        <table:named-range table:name="P014007" table:base-cell-address="$Sheet2.$I$7" table:cell-range-address="$Sheet2.$B$7"/>
        <table:named-range table:name="P014008" table:base-cell-address="$Sheet2.$I$8" table:cell-range-address="$Sheet2.$B$8"/>
        <table:named-range table:name="P014009" table:base-cell-address="$Sheet2.$I$9" table:cell-range-address="$Sheet2.$B$9"/>
        <table:named-range table:name="P014010" table:base-cell-address="$Sheet2.$I$10" table:cell-range-address="$Sheet2.$B$10"/>
        <table:named-range table:name="P014011" table:base-cell-address="$Sheet2.$I$11" table:cell-range-address="$Sheet2.$B$11"/>
        <table:named-range table:name="P014012" table:base-cell-address="$Sheet2.$I$12" table:cell-range-address="$Sheet2.$B$12"/>
        <table:named-range table:name="P014013" table:base-cell-address="$Sheet2.$I$13" table:cell-range-address="$Sheet2.$B$13"/>
        <table:named-range table:name="P014014" table:base-cell-address="$Sheet2.$I$14" table:cell-range-address="$Sheet2.$B$14"/>
        <table:named-range table:name="P014015" table:base-cell-address="$Sheet2.$I$15" table:cell-range-address="$Sheet2.$B$15"/>
        <table:named-range table:name="P014016" table:base-cell-address="$Sheet2.$I$16" table:cell-range-address="$Sheet2.$B$16"/>
        <table:named-range table:name="P014017" table:base-cell-address="$Sheet2.$I$17" table:cell-range-address="$Sheet2.$B$17"/>
        <table:named-range table:name="P014018" table:base-cell-address="$Sheet2.$I$18" table:cell-range-address="$Sheet2.$B$18"/>
        <table:named-range table:name="P014019" table:base-cell-address="$Sheet2.$I$19" table:cell-range-address="$Sheet2.$B$19"/>
        <table:named-range table:name="P014020" table:base-cell-address="$Sheet2.$I$20" table:cell-range-address="$Sheet2.$B$20"/>
        <table:named-range table:name="P014021" table:base-cell-address="$Sheet2.$I$21" table:cell-range-address="$Sheet2.$B$21"/>
        <table:named-range table:name="P014022" table:base-cell-address="$Sheet2.$I$22" table:cell-range-address="$Sheet2.$B$22"/>
        <table:named-range table:name="P014023" table:base-cell-address="$Sheet2.$I$23" table:cell-range-address="$Sheet2.$B$23"/>
        <table:named-range table:name="P014024" table:base-cell-address="$Sheet2.$I$24" table:cell-range-address="$Sheet2.$B$24"/>
        <table:named-range table:name="P014025" table:base-cell-address="$Sheet2.$I$25" table:cell-range-address="$Sheet2.$B$25"/>
        <table:named-range table:name="P014026" table:base-cell-address="$Sheet2.$I$26" table:cell-range-address="$Sheet2.$B$26"/>
        <table:named-range table:name="P014027" table:base-cell-address="$Sheet2.$I$27" table:cell-range-address="$Sheet2.$B$27"/>
        <table:named-range table:name="P014028" table:base-cell-address="$Sheet2.$I$28" table:cell-range-address="$Sheet2.$B$28"/>
        <table:named-range table:name="P014029" table:base-cell-address="$Sheet2.$I$29" table:cell-range-address="$Sheet2.$B$29"/>
        <table:named-range table:name="P014030" table:base-cell-address="$Sheet2.$I$30" table:cell-range-address="$Sheet2.$B$30"/>
        <table:named-range table:name="P014031" table:base-cell-address="$Sheet2.$I$31" table:cell-range-address="$Sheet2.$B$31"/>
        <table:named-range table:name="P014032" table:base-cell-address="$Sheet2.$I$32" table:cell-range-address="$Sheet2.$B$32"/>
        <table:named-range table:name="P014033" table:base-cell-address="$Sheet2.$I$33" table:cell-range-address="$Sheet2.$B$33"/>
        <table:named-range table:name="P014034" table:base-cell-address="$Sheet2.$I$34" table:cell-range-address="$Sheet2.$B$34"/>
        <table:named-range table:name="P014035" table:base-cell-address="$Sheet2.$I$35" table:cell-range-address="$Sheet2.$B$35"/>
        <table:named-range table:name="P014036" table:base-cell-address="$Sheet2.$I$36" table:cell-range-address="$Sheet2.$B$36"/>
        <table:named-range table:name="P014037" table:base-cell-address="$Sheet2.$I$37" table:cell-range-address="$Sheet2.$B$37"/>
        <table:named-range table:name="P014038" table:base-cell-address="$Sheet2.$I$38" table:cell-range-address="$Sheet2.$B$38"/>
        <table:named-range table:name="P014039" table:base-cell-address="$Sheet2.$I$39" table:cell-range-address="$Sheet2.$B$39"/>
        <table:named-range table:name="P014040" table:base-cell-address="$Sheet2.$I$40" table:cell-range-address="$Sheet2.$B$40"/>
        <table:named-range table:name="P014041" table:base-cell-address="$Sheet2.$I$41" table:cell-range-address="$Sheet2.$B$41"/>
        <table:named-range table:name="P014042" table:base-cell-address="$Sheet2.$I$42" table:cell-range-address="$Sheet2.$B$42"/>
        <table:named-range table:name="P014043" table:base-cell-address="$Sheet2.$I$43" table:cell-range-address="$Sheet2.$B$43"/>
      </table:named-expressions>
      <table:database-ranges>
        <table:database-range table:name="__Anonymous_Sheet_DB__0" table:target-range-address="Sheet1.A1:Sheet1.C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Sheet4.A1:Sheet4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00:34:22.204032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7T17:07:42.020342648</meta:creation-date>
    <dc:date>2021-05-10T00:34:34.173491667</dc:date>
    <meta:editing-duration>PT2H35M36S</meta:editing-duration>
    <meta:editing-cycles>3</meta:editing-cycles>
    <meta:generator>LibreOffice/6.4.6.2$Linux_X86_64 LibreOffice_project/40$Build-2</meta:generator>
    <meta:document-statistic meta:table-count="4" meta:cell-count="3201" meta:object-count="0"/>
  </office:meta>
</office:document-meta>
</file>